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419cm"/>
    </style:style>
    <style:style style:family="table-column" style:name="co2">
      <style:table-column-properties fo:break-before="auto" style:column-width="12.139cm"/>
    </style:style>
    <style:style style:family="table-column" style:name="co3">
      <style:table-column-properties fo:break-before="auto" style:column-width="0.923cm"/>
    </style:style>
    <style:style style:family="table-column" style:name="co4">
      <style:table-column-properties fo:break-before="auto" style:column-width="1.986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2.265cm"/>
    </style:style>
    <style:style style:family="table-column" style:name="co7">
      <style:table-column-properties fo:break-before="auto" style:column-width="2.182cm"/>
    </style:style>
    <style:style style:family="table-column" style:name="co8">
      <style:table-column-properties fo:break-before="auto" style:column-width="2.293cm"/>
    </style:style>
    <style:style style:family="table-column" style:name="co9">
      <style:table-column-properties fo:break-before="auto" style:column-width="2.154cm"/>
    </style:style>
    <style:style style:family="table-column" style:name="co10">
      <style:table-column-properties fo:break-before="auto" style:column-width="2.237cm"/>
    </style:style>
    <style:style style:family="table-column" style:name="co11">
      <style:table-column-properties fo:break-before="auto" style:column-width="1.774cm"/>
    </style:style>
    <style:style style:family="table-column" style:name="co12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37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Default" style:name="ce3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6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Default" table:number-columns-repeated="1011"/>
        <table:table-row table:style-name="ro1">
          <table:table-cell ns41:value-type="string" table:style-name="TL Title" office:value-type="string">
            <office:annotation draw:style-name="gr1" svg:height="2.779cm" draw:caption-point-y="-0.042cm" svg:width="7.172cm" svg:x="8.834cm" draw:caption-point-x="-0.425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DERDE GEDEELTE- INDEELING DER BEVOLKING DES RIJKS, NAAR DE BEROEPEN. </text:p>
          </table:table-cell>
          <table:table-cell table:style-name="ce11" table:number-columns-repeated="12"/>
          <table:table-cell table:style-name="ce33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bied</text:p>
          </table:table-cell>
          <table:table-cell ns41:value-type="string" table:number-rows-spanned="3" table:style-name="TL RowProperty" table:number-columns-spanned="1" office:value-type="string">
            <text:p>Beroepen of middelen van bestaan</text:p>
          </table:table-cell>
          <table:table-cell table:style-name="ce18"/>
          <table:table-cell ns41:value-type="string" table:number-rows-spanned="1" table:style-name="TL ColHeader" table:number-columns-spanned="2" office:value-type="string">
            <text:p>Beneden de 10 jaren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Van 10 en 11 jaren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Van 12 tot en met 15 jaren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Van 16 jaren en daarboven</text:p>
          </table:table-cell>
          <table:covered-table-cell table:style-name="ce24"/>
          <table:table-cell ns41:value-type="string" table:number-rows-spanned="2" table:style-name="TL ColHeader" table:number-columns-spanned="3" office:value-type="string">
            <text:p>TOTAAL</text:p>
          </table:table-cell>
          <table:covered-table-cell table:style-name="ce24"/>
          <table:covered-table-cell table:style-name="ce30"/>
          <table:table-cell table:number-columns-repeated="1010"/>
        </table:table-row>
        <table:table-row table:style-name="ro3">
          <table:covered-table-cell table:style-name="ce4"/>
          <table:covered-table-cell table:style-name="ce13"/>
          <table:table-cell table:style-name="ce19"/>
          <table:table-cell ns41:value-type="string" table:number-rows-spanned="1" table:style-name="TL ColHeader" table:number-columns-spanned="2" office:value-type="string">
            <text:p>Geboren in 1849 tot en met 1840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Geboren in 1839 en 1838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Geboren in 1837 tot en met 1834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Geboren in 1833 en vroegere jaren.</text:p>
          </table:table-cell>
          <table:covered-table-cell table:style-name="TL ColHeader" table:number-columns-repeated="3"/>
          <table:covered-table-cell table:style-name="ce13"/>
          <table:table-cell table:style-name="ce37" table:number-columns-repeated="1010"/>
        </table:table-row>
        <table:table-row table:style-name="ro1">
          <table:covered-table-cell table:style-name="ce5"/>
          <table:covered-table-cell table:style-name="ce14"/>
          <table:table-cell table:style-name="ce18"/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Totaal</text:p>
          </table:table-cell>
          <table:table-cell table:number-columns-repeated="1010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144/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1" office:value-type="float">
            <text:p>561</text:p>
          </table:table-cell>
          <table:table-cell table:style-name="TL Data"/>
          <table:table-cell ns41:value-type="float" table:style-name="TL Data" office:value="561" office:value-type="float">
            <text:p>561</text:p>
          </table:table-cell>
          <table:table-cell table:style-name="TL Data"/>
          <table:table-cell ns41:value-type="float" table:style-name="TL Data" office:value="561" office:value-type="float">
            <text:p>5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.778" office:value-type="float">
            <text:p>2.778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Data" office:value-type="string">
            <text:p>2,781/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.791" office:value-type="float">
            <text:p>2.7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6" office:value-type="float">
            <text:p>2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.47" office:value-type="float">
            <text:p>1.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.47" office:value-type="float">
            <text:p>1.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.481" office:value-type="float">
            <text:p>1.4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3" office:value-type="float">
            <text:p>663</text:p>
          </table:table-cell>
          <table:table-cell table:style-name="TL Data"/>
          <table:table-cell ns41:value-type="float" table:style-name="TL Data" office:value="663" office:value-type="float">
            <text:p>663</text:p>
          </table:table-cell>
          <table:table-cell table:style-name="TL Data"/>
          <table:table-cell ns41:value-type="float" table:style-name="TL Data" office:value="663" office:value-type="float">
            <text:p>6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1.833" office:value-type="float">
            <text:p>1.8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.911" office:value-type="float">
            <text:p>1.9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.94" office:value-type="float">
            <text:p>1.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5.621" office:value-type="float">
            <text:p>25.621</text:p>
          </table:table-cell>
          <table:table-cell ns41:value-type="float" table:style-name="TL Data" office:value="6.448" office:value-type="float">
            <text:p>6.448</text:p>
          </table:table-cell>
          <table:table-cell ns41:value-type="float" table:style-name="TL Data" office:value="26.474" office:value-type="float">
            <text:p>26.474</text:p>
          </table:table-cell>
          <table:table-cell ns41:value-type="float" table:style-name="TL Data" office:value="6.676" office:value-type="float">
            <text:p>6.676</text:p>
          </table:table-cell>
          <table:table-cell ns41:value-type="float" table:style-name="TL Data" office:value="33.15" office:value-type="float">
            <text:p>33.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8" office:value-type="float">
            <text:p>3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1.688" office:value-type="float">
            <text:p>1.68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.774" office:value-type="float">
            <text:p>1.77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.805" office:value-type="float">
            <text:p>1.8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2" office:value-type="float">
            <text:p>1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.459" office:value-type="float">
            <text:p>1.45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.527" office:value-type="float">
            <text:p>1.5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.57" office:value-type="float">
            <text:p>1.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float" table:style-name="TL Data" office:value="219" office:value-type="float">
            <text:p>219</text:p>
          </table:table-cell>
          <table:table-cell table:style-name="TL Data"/>
          <table:table-cell ns41:value-type="float" table:style-name="TL Data" office:value="219" office:value-type="float">
            <text:p>2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10" office:value-type="float">
            <text:p>2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27" office:value-type="float">
            <text:p>9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17" office:value-type="float">
            <text:p>4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2" office:value-type="float">
            <text:p>4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illard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977" office:value-type="float">
            <text:p>9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.059" office:value-type="float">
            <text:p>4.05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.289" office:value-type="float">
            <text:p>4.289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.595" office:value-type="float">
            <text:p>4.5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table:style-name="TL Data"/>
          <table:table-cell ns41:value-type="float" table:style-name="TL Data" office:value="1.012" office:value-type="float">
            <text:p>1.0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.245" office:value-type="float">
            <text:p>1.2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.248" office:value-type="float">
            <text:p>1.2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oek- en dagbladdrukkers en verkoopers, meesters, knechts, letterzett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table:style-name="TL Data"/>
          <table:table-cell ns41:value-type="float" table:style-name="TL Data" office:value="2.526" office:value-type="float">
            <text:p>2.52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.758" office:value-type="float">
            <text:p>2.75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.811" office:value-type="float">
            <text:p>2.8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1" office:value-type="float">
            <text:p>1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29" office:value-type="float">
            <text:p>7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.023" office:value-type="float">
            <text:p>1.02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.029" office:value-type="float">
            <text:p>1.0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.037" office:value-type="float">
            <text:p>1.0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374" office:value-type="float">
            <text:p>374</text:p>
          </table:table-cell>
          <table:table-cell table:style-name="TL Data"/>
          <table:table-cell ns41:value-type="float" table:style-name="TL Data" office:value="7.38" office:value-type="float">
            <text:p>7.38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7.777" office:value-type="float">
            <text:p>7.77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8.124" office:value-type="float">
            <text:p>8.1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9" office:value-type="float">
            <text:p>3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0" office:value-type="float">
            <text:p>300</text:p>
          </table:table-cell>
          <table:table-cell table:style-name="TL Data"/>
          <table:table-cell ns41:value-type="float" table:style-name="TL Data" office:value="300" office:value-type="float">
            <text:p>300</text:p>
          </table:table-cell>
          <table:table-cell table:style-name="TL Data"/>
          <table:table-cell ns41:value-type="float" table:style-name="TL Data" office:value="300" office:value-type="float">
            <text:p>3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.829" office:value-type="float">
            <text:p>1.829</text:p>
          </table:table-cell>
          <table:table-cell ns41:value-type="float" table:style-name="TL Data" office:value="5.895" office:value-type="float">
            <text:p>5.895</text:p>
          </table:table-cell>
          <table:table-cell ns41:value-type="float" table:style-name="TL Data" office:value="49.651" office:value-type="float">
            <text:p>49.651</text:p>
          </table:table-cell>
          <table:table-cell ns41:value-type="float" table:style-name="TL Data" office:value="6.142" office:value-type="float">
            <text:p>6.142</text:p>
          </table:table-cell>
          <table:table-cell ns41:value-type="string" table:style-name="TL Data" office:value-type="string">
            <text:p>51,622/3</text:p>
          </table:table-cell>
          <table:table-cell ns41:value-type="float" table:style-name="TL Data" office:value="57.764" office:value-type="float">
            <text:p>57.7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25" office:value-type="float">
            <text:p>6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.386" office:value-type="float">
            <text:p>1.386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.748" office:value-type="float">
            <text:p>1.74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.202" office:value-type="float">
            <text:p>2.2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38" office:value-type="float">
            <text:p>2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.297" office:value-type="float">
            <text:p>1.297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.303" office:value-type="float">
            <text:p>1.30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.585" office:value-type="float">
            <text:p>1.5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.817" office:value-type="float">
            <text:p>2.81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2.817" office:value-type="float">
            <text:p>2.81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.261" office:value-type="float">
            <text:p>3.2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12" office:value-type="float">
            <text:p>312</text:p>
          </table:table-cell>
          <table:table-cell table:style-name="TL Data"/>
          <table:table-cell ns41:value-type="float" table:style-name="TL Data" office:value="351" office:value-type="float">
            <text:p>351</text:p>
          </table:table-cell>
          <table:table-cell table:style-name="TL Data"/>
          <table:table-cell ns41:value-type="float" table:style-name="TL Data" office:value="351" office:value-type="float">
            <text:p>3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string" table:style-name="TL Data" office:value-type="string">
            <text:p>28/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16" office:value-type="float">
            <text:p>516</text:p>
          </table:table-cell>
          <table:table-cell table:style-name="TL Data"/>
          <table:table-cell ns41:value-type="float" table:style-name="TL Data" office:value="516" office:value-type="float">
            <text:p>516</text:p>
          </table:table-cell>
          <table:table-cell table:style-name="TL Data"/>
          <table:table-cell ns41:value-type="float" table:style-name="TL Data" office:value="516" office:value-type="float">
            <text:p>5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10" office:value-type="float">
            <text:p>3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0" office:value-type="float">
            <text:p>460</text:p>
          </table:table-cell>
          <table:table-cell table:style-name="TL Data"/>
          <table:table-cell ns41:value-type="float" table:style-name="TL Data" office:value="460" office:value-type="float">
            <text:p>460</text:p>
          </table:table-cell>
          <table:table-cell table:style-name="TL Data"/>
          <table:table-cell ns41:value-type="float" table:style-name="TL Data" office:value="460" office:value-type="float">
            <text:p>4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84" office:value-type="float">
            <text:p>4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8" office:value-type="float">
            <text:p>4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2" office:value-type="float">
            <text:p>2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.207" office:value-type="float">
            <text:p>1.2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5" office:value-type="float">
            <text:p>2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43" office:value-type="float">
            <text:p>4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1.449" office:value-type="float">
            <text:p>1.44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.514" office:value-type="float">
            <text:p>1.51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.658" office:value-type="float">
            <text:p>1.6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3" office:value-type="float">
            <text:p>1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5" office:value-type="float">
            <text:p>295</text:p>
          </table:table-cell>
          <table:table-cell table:style-name="TL Data"/>
          <table:table-cell ns41:value-type="float" table:style-name="TL Data" office:value="295" office:value-type="float">
            <text:p>295</text:p>
          </table:table-cell>
          <table:table-cell table:style-name="TL Data"/>
          <table:table-cell ns41:value-type="float" table:style-name="TL Data" office:value="295" office:value-type="float">
            <text:p>2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.422" office:value-type="float">
            <text:p>1.42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.424" office:value-type="float">
            <text:p>1.424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.873" office:value-type="float">
            <text:p>1.8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3" office:value-type="float">
            <text:p>2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.06" office:value-type="float">
            <text:p>1.06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.311" office:value-type="float">
            <text:p>1.3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oogleeraren en leeraren aan hooge scholen, athenaea, seminarien, clinische scholen en akademien, seminar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6" office:value-type="float">
            <text:p>176</text:p>
          </table:table-cell>
          <table:table-cell table:style-name="TL Data"/>
          <table:table-cell ns41:value-type="float" table:style-name="TL Data" office:value="176" office:value-type="float">
            <text:p>176</text:p>
          </table:table-cell>
          <table:table-cell table:style-name="TL Data"/>
          <table:table-cell ns41:value-type="float" table:style-name="TL Data" office:value="176" office:value-type="float">
            <text:p>1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.096" office:value-type="float">
            <text:p>1.09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.127" office:value-type="float">
            <text:p>1.1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.136" office:value-type="float">
            <text:p>1.1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.527" office:value-type="float">
            <text:p>1.527</text:p>
          </table:table-cell>
          <table:table-cell ns41:value-type="float" table:style-name="TL Data" office:value="1.82" office:value-type="float">
            <text:p>1.82</text:p>
          </table:table-cell>
          <table:table-cell ns41:value-type="float" table:style-name="TL Data" office:value="3.347" office:value-type="float">
            <text:p>3.3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4" office:value-type="float">
            <text:p>184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.93" office:value-type="float">
            <text:p>1.9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.113" office:value-type="float">
            <text:p>2.1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.147" office:value-type="float">
            <text:p>2.1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3" office:value-type="float">
            <text:p>4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5" office:value-type="float">
            <text:p>2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338" office:value-type="float">
            <text:p>338</text:p>
          </table:table-cell>
          <table:table-cell table:style-name="TL Data"/>
          <table:table-cell ns41:value-type="float" table:style-name="TL Data" office:value="3.595" office:value-type="float">
            <text:p>3.59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.954" office:value-type="float">
            <text:p>3.9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.965" office:value-type="float">
            <text:p>3.9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.595" office:value-type="float">
            <text:p>6.595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6.83" office:value-type="float">
            <text:p>6.83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7.798" office:value-type="float">
            <text:p>7.7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965" office:value-type="float">
            <text:p>965</text:p>
          </table:table-cell>
          <table:table-cell table:style-name="TL Data"/>
          <table:table-cell ns41:value-type="float" table:style-name="TL Data" office:value="10.294" office:value-type="float">
            <text:p>10.29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.347" office:value-type="float">
            <text:p>11.3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.372" office:value-type="float">
            <text:p>11.3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.34" office:value-type="float">
            <text:p>6.34</text:p>
          </table:table-cell>
          <table:table-cell ns41:value-type="float" table:style-name="TL Data" office:value="5.826" office:value-type="float">
            <text:p>5.826</text:p>
          </table:table-cell>
          <table:table-cell ns41:value-type="float" table:style-name="TL Data" office:value="6.344" office:value-type="float">
            <text:p>6.344</text:p>
          </table:table-cell>
          <table:table-cell ns41:value-type="float" table:style-name="TL Data" office:value="5.829" office:value-type="float">
            <text:p>5.829</text:p>
          </table:table-cell>
          <table:table-cell ns41:value-type="float" table:style-name="TL Data" office:value="12.173" office:value-type="float">
            <text:p>12.1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989" office:value-type="float">
            <text:p>989</text:p>
          </table:table-cell>
          <table:table-cell table:style-name="TL Data"/>
          <table:table-cell ns41:value-type="float" table:style-name="TL Data" office:value="1.026" office:value-type="float">
            <text:p>1.026</text:p>
          </table:table-cell>
          <table:table-cell table:style-name="TL Data"/>
          <table:table-cell ns41:value-type="float" table:style-name="TL Data" office:value="1.026" office:value-type="float">
            <text:p>1.0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2" office:value-type="float">
            <text:p>4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lonisten gewon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lonisten be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lonisten arb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lonisten hulpbehoeven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.05" office:value-type="float">
            <text:p>9.05</text:p>
          </table:table-cell>
          <table:table-cell ns41:value-type="float" table:style-name="TL Data" office:value="1.971" office:value-type="float">
            <text:p>1.971</text:p>
          </table:table-cell>
          <table:table-cell ns41:value-type="float" table:style-name="TL Data" office:value="9.117" office:value-type="float">
            <text:p>9.117</text:p>
          </table:table-cell>
          <table:table-cell ns41:value-type="float" table:style-name="TL Data" office:value="1.98" office:value-type="float">
            <text:p>1.98</text:p>
          </table:table-cell>
          <table:table-cell ns41:value-type="float" table:style-name="TL Data" office:value="11.097" office:value-type="float">
            <text:p>11.0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.453" office:value-type="float">
            <text:p>1.45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.5" office:value-type="float">
            <text:p>1.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.526" office:value-type="float">
            <text:p>1.5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47" office:value-type="float">
            <text:p>247</text:p>
          </table:table-cell>
          <table:table-cell table:style-name="TL Data"/>
          <table:table-cell ns41:value-type="float" table:style-name="TL Data" office:value="2.18" office:value-type="float">
            <text:p>2.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.453" office:value-type="float">
            <text:p>2.45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.476" office:value-type="float">
            <text:p>2.4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9" office:value-type="float">
            <text:p>2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04" office:value-type="float">
            <text:p>204</text:p>
          </table:table-cell>
          <table:table-cell ns41:value-type="string" table:style-name="TL Data" office:value-type="string">
            <text:p>786/1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.289" office:value-type="float">
            <text:p>1.2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ram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943" office:value-type="float">
            <text:p>9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60" office:value-type="float">
            <text:p>460</text:p>
          </table:table-cell>
          <table:table-cell table:style-name="TL Data"/>
          <table:table-cell ns41:value-type="float" table:style-name="TL Data" office:value="474" office:value-type="float">
            <text:p>474</text:p>
          </table:table-cell>
          <table:table-cell table:style-name="TL Data"/>
          <table:table-cell ns41:value-type="float" table:style-name="TL Data" office:value="474" office:value-type="float">
            <text:p>4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.146" office:value-type="float">
            <text:p>2.146</text:p>
          </table:table-cell>
          <table:table-cell ns41:value-type="float" table:style-name="TL Data" office:value="1.634" office:value-type="float">
            <text:p>1.634</text:p>
          </table:table-cell>
          <table:table-cell ns41:value-type="float" table:style-name="TL Data" office:value="2.147" office:value-type="float">
            <text:p>2.147</text:p>
          </table:table-cell>
          <table:table-cell ns41:value-type="float" table:style-name="TL Data" office:value="1.636" office:value-type="float">
            <text:p>1.636</text:p>
          </table:table-cell>
          <table:table-cell ns41:value-type="float" table:style-name="TL Data" office:value="3.783" office:value-type="float">
            <text:p>3.7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.49" office:value-type="float">
            <text:p>9.4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.582" office:value-type="float">
            <text:p>9.58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.645" office:value-type="float">
            <text:p>9.6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.422" office:value-type="float">
            <text:p>1.422</text:p>
          </table:table-cell>
          <table:table-cell table:style-name="TL Data"/>
          <table:table-cell ns41:value-type="string" table:style-name="TL Data" office:value-type="string">
            <text:p>1,423/2</text:p>
          </table:table-cell>
          <table:table-cell table:style-name="TL Data"/>
          <table:table-cell ns41:value-type="float" table:style-name="TL Data" office:value="1.423" office:value-type="float">
            <text:p>1.4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float" table:style-name="TL Data" office:value="16.332" office:value-type="float">
            <text:p>16.332</text:p>
          </table:table-cell>
          <table:table-cell table:style-name="TL Data"/>
          <table:table-cell ns41:value-type="string" table:style-name="TL Data" office:value-type="string">
            <text:p>16,562/3</text:p>
          </table:table-cell>
          <table:table-cell table:style-name="TL Data"/>
          <table:table-cell ns41:value-type="float" table:style-name="TL Data" office:value="16.562" office:value-type="float">
            <text:p>16.5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08" office:value-type="float">
            <text:p>208</text:p>
          </table:table-cell>
          <table:table-cell table:style-name="TL Data"/>
          <table:table-cell ns41:value-type="float" table:style-name="TL Data" office:value="2.335" office:value-type="float">
            <text:p>2.3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.559" office:value-type="float">
            <text:p>2.55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.579" office:value-type="float">
            <text:p>2.5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.022" office:value-type="float">
            <text:p>1.02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.102" office:value-type="float">
            <text:p>1.1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2" office:value-type="float">
            <text:p>4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02" office:value-type="float">
            <text:p>3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weekelingen aan 's Rijks kweekschool voor militaire geneeskundi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Kweekelingen aan 's Rijks veeartsenijschoo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.14" office:value-type="float">
            <text:p>10.14</text:p>
          </table:table-cell>
          <table:table-cell ns41:value-type="float" table:style-name="TL Data" office:value="1.975" office:value-type="float">
            <text:p>1.975</text:p>
          </table:table-cell>
          <table:table-cell ns41:value-type="float" table:style-name="TL Data" office:value="10.623" office:value-type="float">
            <text:p>10.623</text:p>
          </table:table-cell>
          <table:table-cell ns41:value-type="float" table:style-name="TL Data" office:value="2.055" office:value-type="float">
            <text:p>2.055</text:p>
          </table:table-cell>
          <table:table-cell ns41:value-type="float" table:style-name="TL Data" office:value="12.678" office:value-type="float">
            <text:p>12.6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3" office:value-type="float">
            <text:p>123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.04" office:value-type="float">
            <text:p>1.0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.065" office:value-type="float">
            <text:p>1.06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.084" office:value-type="float">
            <text:p>1.0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85" office:value-type="float">
            <text:p>4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897" office:value-type="float">
            <text:p>8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66" office:value-type="float">
            <text:p>8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2" office:value-type="float">
            <text:p>5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.019" office:value-type="float">
            <text:p>1.0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.14" office:value-type="float">
            <text:p>1.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.157" office:value-type="float">
            <text:p>1.1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9" office:value-type="float">
            <text:p>2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95" office:value-type="float">
            <text:p>3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.069" office:value-type="float">
            <text:p>1.0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.246" office:value-type="float">
            <text:p>1.246</text:p>
          </table:table-cell>
          <table:table-cell table:style-name="TL Data"/>
          <table:table-cell ns41:value-type="float" table:style-name="TL Data" office:value="1.278" office:value-type="float">
            <text:p>1.278</text:p>
          </table:table-cell>
          <table:table-cell table:style-name="TL Data"/>
          <table:table-cell ns41:value-type="float" table:style-name="TL Data" office:value="1.278" office:value-type="float">
            <text:p>1.2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eesters (keur-, markt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3" office:value-type="float">
            <text:p>3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.085" office:value-type="float">
            <text:p>1.08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.103" office:value-type="float">
            <text:p>1.10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.381" office:value-type="float">
            <text:p>1.3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651" office:value-type="float">
            <text:p>6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5.76" office:value-type="float">
            <text:p>5.7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.839" office:value-type="float">
            <text:p>5.8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.851" office:value-type="float">
            <text:p>5.8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869" office:value-type="float">
            <text:p>8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93" office:value-type="float">
            <text:p>193</text:p>
          </table:table-cell>
          <table:table-cell table:style-name="TL Data"/>
          <table:table-cell ns41:value-type="float" table:style-name="TL Data" office:value="206" office:value-type="float">
            <text:p>206</text:p>
          </table:table-cell>
          <table:table-cell table:style-name="TL Data"/>
          <table:table-cell ns41:value-type="float" table:style-name="TL Data" office:value="206" office:value-type="float">
            <text:p>2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5" office:value-type="float">
            <text:p>2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99" office:value-type="float">
            <text:p>99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table:style-name="TL Data"/>
          <table:table-cell ns41:value-type="float" table:style-name="TL Data" office:value="1.938" office:value-type="float">
            <text:p>1.9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.496" office:value-type="float">
            <text:p>29.496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Data" office:value-type="string">
            <text:p>31,786/1</text:p>
          </table:table-cell>
          <table:table-cell ns41:value-type="float" table:style-name="TL Data" office:value="31.817" office:value-type="float">
            <text:p>31.8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7" office:value-type="float">
            <text:p>297</text:p>
          </table:table-cell>
          <table:table-cell table:style-name="TL Data"/>
          <table:table-cell ns41:value-type="float" table:style-name="TL Data" office:value="297" office:value-type="float">
            <text:p>297</text:p>
          </table:table-cell>
          <table:table-cell table:style-name="TL Data"/>
          <table:table-cell ns41:value-type="float" table:style-name="TL Data" office:value="297" office:value-type="float">
            <text:p>2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1" office:value-type="float">
            <text:p>5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5" office:value-type="float">
            <text:p>145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.282" office:value-type="float">
            <text:p>2.282</text:p>
          </table:table-cell>
          <table:table-cell ns41:value-type="float" table:style-name="TL Data" office:value="1.199" office:value-type="float">
            <text:p>1.199</text:p>
          </table:table-cell>
          <table:table-cell ns41:value-type="float" table:style-name="TL Data" office:value="2.416" office:value-type="float">
            <text:p>2.416</text:p>
          </table:table-cell>
          <table:table-cell ns41:value-type="float" table:style-name="TL Data" office:value="1.209" office:value-type="float">
            <text:p>1.209</text:p>
          </table:table-cell>
          <table:table-cell ns41:value-type="float" table:style-name="TL Data" office:value="3.625" office:value-type="float">
            <text:p>3.6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6" office:value-type="float">
            <text:p>3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69" office:value-type="float">
            <text:p>6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.535" office:value-type="float">
            <text:p>1.535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.726" office:value-type="float">
            <text:p>1.726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2.378" office:value-type="float">
            <text:p>2.3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0" office:value-type="float">
            <text:p>3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.308" office:value-type="float">
            <text:p>1.30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.308" office:value-type="float">
            <text:p>1.30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.312" office:value-type="float">
            <text:p>1.3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ublieke vrouwen, publiekhuishoude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36" office:value-type="float">
            <text:p>4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6" office:value-type="float">
            <text:p>576</text:p>
          </table:table-cell>
          <table:table-cell table:style-name="TL Data"/>
          <table:table-cell ns41:value-type="float" table:style-name="TL Data" office:value="576" office:value-type="float">
            <text:p>576</text:p>
          </table:table-cell>
          <table:table-cell table:style-name="TL Data"/>
          <table:table-cell ns41:value-type="float" table:style-name="TL Data" office:value="576" office:value-type="float">
            <text:p>5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.213" office:value-type="float">
            <text:p>1.213</text:p>
          </table:table-cell>
          <table:table-cell ns41:value-type="float" table:style-name="TL Data" office:value="1.774" office:value-type="float">
            <text:p>1.774</text:p>
          </table:table-cell>
          <table:table-cell ns41:value-type="string" table:style-name="TL Data" office:value-type="string">
            <text:p>1,218/1</text:p>
          </table:table-cell>
          <table:table-cell ns41:value-type="float" table:style-name="TL Data" office:value="1.777" office:value-type="float">
            <text:p>1.777</text:p>
          </table:table-cell>
          <table:table-cell ns41:value-type="float" table:style-name="TL Data" office:value="2.995" office:value-type="float">
            <text:p>2.9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table:style-name="TL Data"/>
          <table:table-cell ns41:value-type="float" table:style-name="TL Data" office:value="2.058" office:value-type="float">
            <text:p>2.05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.287" office:value-type="float">
            <text:p>2.28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.312" office:value-type="float">
            <text:p>2.3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table:style-name="TL Data"/>
          <table:table-cell ns41:value-type="float" table:style-name="TL Data" office:value="3.121" office:value-type="float">
            <text:p>3.121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TL Data" office:value-type="string">
            <text:p>3,302/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.313" office:value-type="float">
            <text:p>3.3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13" office:value-type="float">
            <text:p>313</text:p>
          </table:table-cell>
          <table:table-cell table:style-name="TL Data"/>
          <table:table-cell ns41:value-type="float" table:style-name="TL Data" office:value="5.924" office:value-type="float">
            <text:p>5.924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6,258/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.295" office:value-type="float">
            <text:p>6.2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537" office:value-type="float">
            <text:p>537</text:p>
          </table:table-cell>
          <table:table-cell table:style-name="TL Data"/>
          <table:table-cell ns41:value-type="float" table:style-name="TL Data" office:value="13.449" office:value-type="float">
            <text:p>13.449</text:p>
          </table:table-cell>
          <table:table-cell ns41:value-type="float" table:style-name="TL Data" office:value="113" office:value-type="float">
            <text:p>113</text:p>
          </table:table-cell>
          <table:table-cell ns41:value-type="string" table:style-name="TL Data" office:value-type="string">
            <text:p>14,119/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4.232" office:value-type="float">
            <text:p>14.2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.924" office:value-type="float">
            <text:p>10.924</text:p>
          </table:table-cell>
          <table:table-cell ns41:value-type="float" table:style-name="TL Data" office:value="88" office:value-type="float">
            <text:p>88</text:p>
          </table:table-cell>
          <table:table-cell ns41:value-type="string" table:style-name="TL Data" office:value-type="string">
            <text:p>12,000/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2.089" office:value-type="float">
            <text:p>12.0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26.327" office:value-type="float">
            <text:p>26.327</text:p>
          </table:table-cell>
          <table:table-cell ns41:value-type="float" table:style-name="TL Data" office:value="22.617" office:value-type="float">
            <text:p>22.617</text:p>
          </table:table-cell>
          <table:table-cell ns41:value-type="float" table:style-name="TL Data" office:value="10.254" office:value-type="float">
            <text:p>10.254</text:p>
          </table:table-cell>
          <table:table-cell ns41:value-type="float" table:style-name="TL Data" office:value="8.792" office:value-type="float">
            <text:p>8.792</text:p>
          </table:table-cell>
          <table:table-cell ns41:value-type="float" table:style-name="TL Data" office:value="8.915" office:value-type="float">
            <text:p>8.915</text:p>
          </table:table-cell>
          <table:table-cell ns41:value-type="float" table:style-name="TL Data" office:value="7.928" office:value-type="float">
            <text:p>7.928</text:p>
          </table:table-cell>
          <table:table-cell ns41:value-type="float" table:style-name="TL Data" office:value="1.084" office:value-type="float">
            <text:p>1.084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46.58" office:value-type="float">
            <text:p>46.58</text:p>
          </table:table-cell>
          <table:table-cell ns41:value-type="float" table:style-name="TL Data" office:value="40.316" office:value-type="float">
            <text:p>40.316</text:p>
          </table:table-cell>
          <table:table-cell ns41:value-type="float" table:style-name="TL Data" office:value="36.896" office:value-type="float">
            <text:p>36.8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7" office:value-type="float">
            <text:p>2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.042" office:value-type="float">
            <text:p>1.0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meden (grof-, hoef-, kagchel- en andere)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544" office:value-type="float">
            <text:p>544</text:p>
          </table:table-cell>
          <table:table-cell table:style-name="TL Data"/>
          <table:table-cell ns41:value-type="float" table:style-name="TL Data" office:value="6.151" office:value-type="float">
            <text:p>6.15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.739" office:value-type="float">
            <text:p>6.73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.81" office:value-type="float">
            <text:p>6.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.962" office:value-type="float">
            <text:p>3.962</text:p>
          </table:table-cell>
          <table:table-cell ns41:value-type="float" table:style-name="TL Data" office:value="1.631" office:value-type="float">
            <text:p>1.631</text:p>
          </table:table-cell>
          <table:table-cell ns41:value-type="float" table:style-name="TL Data" office:value="4.429" office:value-type="float">
            <text:p>4.429</text:p>
          </table:table-cell>
          <table:table-cell ns41:value-type="float" table:style-name="TL Data" office:value="1.838" office:value-type="float">
            <text:p>1.838</text:p>
          </table:table-cell>
          <table:table-cell ns41:value-type="float" table:style-name="TL Data" office:value="6.267" office:value-type="float">
            <text:p>6.2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6" office:value-type="float">
            <text:p>4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73" office:value-type="float">
            <text:p>2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2" office:value-type="float">
            <text:p>6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65" office:value-type="float">
            <text:p>3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01" office:value-type="float">
            <text:p>9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4" office:value-type="float">
            <text:p>4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1" office:value-type="float">
            <text:p>221</text:p>
          </table:table-cell>
          <table:table-cell table:style-name="TL Data"/>
          <table:table-cell ns41:value-type="float" table:style-name="TL Data" office:value="224" office:value-type="float">
            <text:p>224</text:p>
          </table:table-cell>
          <table:table-cell table:style-name="TL Data"/>
          <table:table-cell ns41:value-type="float" table:style-name="TL Data" office:value="224" office:value-type="float">
            <text:p>2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.034" office:value-type="float">
            <text:p>1.034</text:p>
          </table:table-cell>
          <table:table-cell table:style-name="TL Data"/>
          <table:table-cell ns41:value-type="float" table:style-name="TL Data" office:value="1.057" office:value-type="float">
            <text:p>1.057</text:p>
          </table:table-cell>
          <table:table-cell table:style-name="TL Data"/>
          <table:table-cell ns41:value-type="float" table:style-name="TL Data" office:value="1.057" office:value-type="float">
            <text:p>1.0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0" office:value-type="float">
            <text:p>260</text:p>
          </table:table-cell>
          <table:table-cell table:style-name="TL Data"/>
          <table:table-cell ns41:value-type="float" table:style-name="TL Data" office:value="262" office:value-type="float">
            <text:p>262</text:p>
          </table:table-cell>
          <table:table-cell table:style-name="TL Data"/>
          <table:table-cell ns41:value-type="float" table:style-name="TL Data" office:value="262" office:value-type="float">
            <text:p>2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246" office:value-type="float">
            <text:p>246</text:p>
          </table:table-cell>
          <table:table-cell table:style-name="TL Data"/>
          <table:table-cell ns41:value-type="float" table:style-name="TL Data" office:value="396" office:value-type="float">
            <text:p>396</text:p>
          </table:table-cell>
          <table:table-cell table:style-name="TL Data"/>
          <table:table-cell ns41:value-type="float" table:style-name="TL Data" office:value="396" office:value-type="float">
            <text:p>3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74" office:value-type="float">
            <text:p>474</text:p>
          </table:table-cell>
          <table:table-cell table:style-name="TL Data"/>
          <table:table-cell ns41:value-type="float" table:style-name="TL Data" office:value="481" office:value-type="float">
            <text:p>481</text:p>
          </table:table-cell>
          <table:table-cell table:style-name="TL Data"/>
          <table:table-cell ns41:value-type="float" table:style-name="TL Data" office:value="481" office:value-type="float">
            <text:p>4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.165" office:value-type="float">
            <text:p>1.1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.173" office:value-type="float">
            <text:p>1.17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.183" office:value-type="float">
            <text:p>1.1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3" office:value-type="float">
            <text:p>1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97" office:value-type="float">
            <text:p>8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.78" office:value-type="float">
            <text:p>1.7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.394" office:value-type="float">
            <text:p>2.39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.442" office:value-type="float">
            <text:p>2.4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9" office:value-type="float">
            <text:p>2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1" office:value-type="float">
            <text:p>3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14" office:value-type="float">
            <text:p>4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752" office:value-type="float">
            <text:p>752</text:p>
          </table:table-cell>
          <table:table-cell table:style-name="TL Data"/>
          <table:table-cell ns41:value-type="float" table:style-name="TL Data" office:value="12.254" office:value-type="float">
            <text:p>12.25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.039" office:value-type="float">
            <text:p>13.0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.058" office:value-type="float">
            <text:p>13.0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6" office:value-type="float">
            <text:p>1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7" office:value-type="float">
            <text:p>2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.517" office:value-type="float">
            <text:p>1.51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.832" office:value-type="float">
            <text:p>1.8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.872" office:value-type="float">
            <text:p>1.8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.834" office:value-type="float">
            <text:p>1.834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.838" office:value-type="float">
            <text:p>1.838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.14" office:value-type="float">
            <text:p>2.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.054" office:value-type="float">
            <text:p>1.05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.077" office:value-type="float">
            <text:p>1.077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.493" office:value-type="float">
            <text:p>1.4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.069" office:value-type="float">
            <text:p>1.0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.074" office:value-type="float">
            <text:p>1.0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5" office:value-type="float">
            <text:p>2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etera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849" office:value-type="float">
            <text:p>8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1.859" office:value-type="float">
            <text:p>1.8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.989" office:value-type="float">
            <text:p>1.9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.995" office:value-type="float">
            <text:p>1.9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3.071" office:value-type="float">
            <text:p>3.07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.18" office:value-type="float">
            <text:p>3.1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.293" office:value-type="float">
            <text:p>3.2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3.741" office:value-type="float">
            <text:p>3.7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.8" office:value-type="float">
            <text:p>3.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.816" office:value-type="float">
            <text:p>3.8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415/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7" office:value-type="float">
            <text:p>4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74" office:value-type="float">
            <text:p>8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.771" office:value-type="float">
            <text:p>1.77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.771" office:value-type="float">
            <text:p>1.77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.79" office:value-type="float">
            <text:p>1.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24" office:value-type="float">
            <text:p>2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90.865" office:value-type="float">
            <text:p>90.865</text:p>
          </table:table-cell>
          <table:table-cell ns41:value-type="float" table:style-name="TL Data" office:value="94.918" office:value-type="float">
            <text:p>94.918</text:p>
          </table:table-cell>
          <table:table-cell ns41:value-type="float" table:style-name="TL Data" office:value="10.883" office:value-type="float">
            <text:p>10.883</text:p>
          </table:table-cell>
          <table:table-cell ns41:value-type="float" table:style-name="TL Data" office:value="13.43" office:value-type="float">
            <text:p>13.43</text:p>
          </table:table-cell>
          <table:table-cell ns41:value-type="float" table:style-name="TL Data" office:value="20.004" office:value-type="float">
            <text:p>20.004</text:p>
          </table:table-cell>
          <table:table-cell ns41:value-type="float" table:style-name="TL Data" office:value="29.623" office:value-type="float">
            <text:p>29.623</text:p>
          </table:table-cell>
          <table:table-cell ns41:value-type="float" table:style-name="TL Data" office:value="46.234" office:value-type="float">
            <text:p>46.234</text:p>
          </table:table-cell>
          <table:table-cell ns41:value-type="float" table:style-name="TL Data" office:value="284.211" office:value-type="float">
            <text:p>284.211</text:p>
          </table:table-cell>
          <table:table-cell ns41:value-type="string" table:style-name="TL Data" office:value-type="string">
            <text:p>168,008/2</text:p>
          </table:table-cell>
          <table:table-cell ns41:value-type="string" table:style-name="TL Data" office:value-type="string">
            <text:p>422,240/5</text:p>
          </table:table-cell>
          <table:table-cell ns41:value-type="float" table:style-name="TL Data" office:value="590.248" office:value-type="float">
            <text:p>590.2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TL Data" office:value-type="string">
            <text:p>33/3</text:p>
          </table:table-cell>
          <table:table-cell ns41:value-type="string" table:style-name="TL Data" office:value-type="string">
            <text:p>12/6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ZEVEN EN TACHTIG ST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18.145" office:value-type="float">
            <text:p>118.145</text:p>
          </table:table-cell>
          <table:table-cell ns41:value-type="float" table:style-name="TL Data" office:value="118.4" office:value-type="float">
            <text:p>118.4</text:p>
          </table:table-cell>
          <table:table-cell ns41:value-type="float" table:style-name="TL Data" office:value="22.637" office:value-type="float">
            <text:p>22.637</text:p>
          </table:table-cell>
          <table:table-cell ns41:value-type="float" table:style-name="TL Data" office:value="23.072" office:value-type="float">
            <text:p>23.072</text:p>
          </table:table-cell>
          <table:table-cell ns41:value-type="float" table:style-name="TL Data" office:value="42.672" office:value-type="float">
            <text:p>42.672</text:p>
          </table:table-cell>
          <table:table-cell ns41:value-type="float" table:style-name="TL Data" office:value="42.916" office:value-type="float">
            <text:p>42.916</text:p>
          </table:table-cell>
          <table:table-cell ns41:value-type="float" table:style-name="TL Data" office:value="331.663" office:value-type="float">
            <text:p>331.663</text:p>
          </table:table-cell>
          <table:table-cell ns41:value-type="float" table:style-name="TL Data" office:value="400.928" office:value-type="float">
            <text:p>400.928</text:p>
          </table:table-cell>
          <table:table-cell ns41:value-type="string" table:style-name="TL Data" office:value-type="string">
            <text:p>515,224/4</text:p>
          </table:table-cell>
          <table:table-cell ns41:value-type="string" table:style-name="TL Data" office:value-type="string">
            <text:p>585,387/7</text:p>
          </table:table-cell>
          <table:table-cell ns41:value-type="string" table:style-name="TL Data" office:value-type="string">
            <text:p>1,100,6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6" office:value-type="float">
            <text:p>3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.657" office:value-type="float">
            <text:p>2.6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.657" office:value-type="float">
            <text:p>2.6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.672" office:value-type="float">
            <text:p>1.6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.546" office:value-type="float">
            <text:p>1.5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.546" office:value-type="float">
            <text:p>1.5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.548" office:value-type="float">
            <text:p>1.5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3" office:value-type="float">
            <text:p>133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8" office:value-type="float">
            <text:p>2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.088" office:value-type="float">
            <text:p>6.088</text:p>
          </table:table-cell>
          <table:table-cell ns41:value-type="float" table:style-name="TL Data" office:value="2.61" office:value-type="float">
            <text:p>2.61</text:p>
          </table:table-cell>
          <table:table-cell ns41:value-type="float" table:style-name="TL Data" office:value="148.768" office:value-type="float">
            <text:p>148.768</text:p>
          </table:table-cell>
          <table:table-cell ns41:value-type="float" table:style-name="TL Data" office:value="59.815" office:value-type="float">
            <text:p>59.815</text:p>
          </table:table-cell>
          <table:table-cell ns41:value-type="string" table:style-name="TL Data" office:value-type="string">
            <text:p>155,469/1</text:p>
          </table:table-cell>
          <table:table-cell ns41:value-type="string" table:style-name="TL Data" office:value-type="string">
            <text:p>62,782/3</text:p>
          </table:table-cell>
          <table:table-cell ns41:value-type="float" table:style-name="TL Data" office:value="218.251" office:value-type="float">
            <text:p>218.2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5" office:value-type="float">
            <text:p>4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ankiers, effec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674" office:value-type="float">
            <text:p>6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ezembinders, rietboeren, rijwerk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1" office:value-type="float">
            <text:p>3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6" office:value-type="float">
            <text:p>5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illard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.252" office:value-type="float">
            <text:p>1.2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lik-,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.196" office:value-type="float">
            <text:p>7.196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7.527" office:value-type="float">
            <text:p>7.52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8.17" office:value-type="float">
            <text:p>8.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oek- en dagbladdrukkers en verkoopers, meesters, knechts, letterzett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9" office:value-type="float">
            <text:p>1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3" office:value-type="float">
            <text:p>2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orstel-, kaarden-, kammen-, rijven, zeef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ouwmeesters, civiel ingeni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4" office:value-type="float">
            <text:p>2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.182" office:value-type="float">
            <text:p>8.182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8.682" office:value-type="float">
            <text:p>8.682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9.229" office:value-type="float">
            <text:p>9.2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2.169" office:value-type="float">
            <text:p>2.1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.252" office:value-type="float">
            <text:p>2.2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.262" office:value-type="float">
            <text:p>2.2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6" office:value-type="float">
            <text:p>236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4.067" office:value-type="float">
            <text:p>4.067</text:p>
          </table:table-cell>
          <table:table-cell ns41:value-type="float" table:style-name="TL Data" office:value="12.503" office:value-type="float">
            <text:p>12.503</text:p>
          </table:table-cell>
          <table:table-cell ns41:value-type="float" table:style-name="TL Data" office:value="47.809" office:value-type="float">
            <text:p>47.809</text:p>
          </table:table-cell>
          <table:table-cell ns41:value-type="string" table:style-name="TL Data" office:value-type="string">
            <text:p>13,459/2</text:p>
          </table:table-cell>
          <table:table-cell ns41:value-type="string" table:style-name="TL Data" office:value-type="string">
            <text:p>52,103/4</text:p>
          </table:table-cell>
          <table:table-cell ns41:value-type="float" table:style-name="TL Data" office:value="65.562" office:value-type="float">
            <text:p>65.5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Doodgravers, bedienaars van begrav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.085" office:value-type="float">
            <text:p>1.085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.209" office:value-type="float">
            <text:p>1.209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.578" office:value-type="float">
            <text:p>1.5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.49" office:value-type="float">
            <text:p>1.49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.498" office:value-type="float">
            <text:p>1.49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.908" office:value-type="float">
            <text:p>1.9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.177" office:value-type="float">
            <text:p>2.17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.177" office:value-type="float">
            <text:p>2.17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.335" office:value-type="float">
            <text:p>2.3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1" office:value-type="float">
            <text:p>1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string" table:style-name="TL Data" office:value-type="string">
            <text:p>1,364/1</text:p>
          </table:table-cell>
          <table:table-cell table:style-name="TL Data"/>
          <table:table-cell ns41:value-type="float" table:style-name="TL Data" office:value="1.364" office:value-type="float">
            <text:p>1.364</text:p>
          </table:table-cell>
          <table:table-cell table:style-name="TL Data"/>
          <table:table-cell ns41:value-type="float" table:style-name="TL Data" office:value="1.364" office:value-type="float">
            <text:p>1.3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.297" office:value-type="float">
            <text:p>1.297</text:p>
          </table:table-cell>
          <table:table-cell table:style-name="TL Data"/>
          <table:table-cell ns41:value-type="float" table:style-name="TL Data" office:value="1.297" office:value-type="float">
            <text:p>1.297</text:p>
          </table:table-cell>
          <table:table-cell table:style-name="TL Data"/>
          <table:table-cell ns41:value-type="float" table:style-name="TL Data" office:value="1.297" office:value-type="float">
            <text:p>1.2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82" office:value-type="float">
            <text:p>1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38" office:value-type="float">
            <text:p>5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94" office:value-type="float">
            <text:p>1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99" office:value-type="float">
            <text:p>5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.036" office:value-type="float">
            <text:p>1.03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.112" office:value-type="float">
            <text:p>1.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" office:value-type="float">
            <text:p>1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.579" office:value-type="float">
            <text:p>1.57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.671" office:value-type="float">
            <text:p>1.67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.705" office:value-type="float">
            <text:p>1.7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.222" office:value-type="float">
            <text:p>2.222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2.222" office:value-type="float">
            <text:p>2.222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2.867" office:value-type="float">
            <text:p>2.8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erders en veehouders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.122" office:value-type="float">
            <text:p>2.12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.204" office:value-type="float">
            <text:p>3.20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.427" office:value-type="float">
            <text:p>3.4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09" office:value-type="float">
            <text:p>4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oogleeraren en leeraren aan hooge scholen, athenaea, seminarien, clinische scholen en akademien, seminar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223" office:value-type="float">
            <text:p>223</text:p>
          </table:table-cell>
          <table:table-cell table:style-name="TL Data"/>
          <table:table-cell ns41:value-type="float" table:style-name="TL Data" office:value="270" office:value-type="float">
            <text:p>270</text:p>
          </table:table-cell>
          <table:table-cell table:style-name="TL Data"/>
          <table:table-cell ns41:value-type="float" table:style-name="TL Data" office:value="270" office:value-type="float">
            <text:p>2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8" office:value-type="float">
            <text:p>9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1.189" office:value-type="float">
            <text:p>1.189</text:p>
          </table:table-cell>
          <table:table-cell ns41:value-type="float" table:style-name="TL Data" office:value="1.136" office:value-type="float">
            <text:p>1.136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.745" office:value-type="float">
            <text:p>2.745</text:p>
          </table:table-cell>
          <table:table-cell ns41:value-type="float" table:style-name="TL Data" office:value="2.919" office:value-type="float">
            <text:p>2.919</text:p>
          </table:table-cell>
          <table:table-cell ns41:value-type="float" table:style-name="TL Data" office:value="5.664" office:value-type="float">
            <text:p>5.6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6" office:value-type="float">
            <text:p>166</text:p>
          </table:table-cell>
          <table:table-cell table:style-name="TL Data"/>
          <table:table-cell ns41:value-type="float" table:style-name="TL Data" office:value="170" office:value-type="float">
            <text:p>170</text:p>
          </table:table-cell>
          <table:table-cell table:style-name="TL Data"/>
          <table:table-cell ns41:value-type="float" table:style-name="TL Data" office:value="170" office:value-type="float">
            <text:p>1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0" office:value-type="float">
            <text:p>240</text:p>
          </table:table-cell>
          <table:table-cell table:style-name="TL Data"/>
          <table:table-cell ns41:value-type="float" table:style-name="TL Data" office:value="240" office:value-type="float">
            <text:p>240</text:p>
          </table:table-cell>
          <table:table-cell table:style-name="TL Data"/>
          <table:table-cell ns41:value-type="float" table:style-name="TL Data" office:value="240" office:value-type="float">
            <text:p>2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1" office:value-type="float">
            <text:p>3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TL Data" office:value-type="string">
            <text:p>499/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10" office:value-type="float">
            <text:p>5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89" office:value-type="float">
            <text:p>8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63" office:value-type="float">
            <text:p>8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.44" office:value-type="float">
            <text:p>9.4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.087" office:value-type="float">
            <text:p>10.08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.178" office:value-type="float">
            <text:p>10.1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.035" office:value-type="float">
            <text:p>6.035</text:p>
          </table:table-cell>
          <table:table-cell ns41:value-type="float" table:style-name="TL Data" office:value="5.18" office:value-type="float">
            <text:p>5.18</text:p>
          </table:table-cell>
          <table:table-cell ns41:value-type="float" table:style-name="TL Data" office:value="6.039" office:value-type="float">
            <text:p>6.039</text:p>
          </table:table-cell>
          <table:table-cell ns41:value-type="float" table:style-name="TL Data" office:value="5.191" office:value-type="float">
            <text:p>5.191</text:p>
          </table:table-cell>
          <table:table-cell ns41:value-type="float" table:style-name="TL Data" office:value="11.23" office:value-type="float">
            <text:p>11.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704" office:value-type="float">
            <text:p>704</text:p>
          </table:table-cell>
          <table:table-cell table:style-name="TL Data"/>
          <table:table-cell ns41:value-type="float" table:style-name="TL Data" office:value="740" office:value-type="float">
            <text:p>740</text:p>
          </table:table-cell>
          <table:table-cell table:style-name="TL Data"/>
          <table:table-cell ns41:value-type="float" table:style-name="TL Data" office:value="740" office:value-type="float">
            <text:p>7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3.177" office:value-type="float">
            <text:p>3.1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.29" office:value-type="float">
            <text:p>3.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.295" office:value-type="float">
            <text:p>3.2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lonisten gewon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lonisten bedelaars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.166" office:value-type="float">
            <text:p>2.166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2.328" office:value-type="float">
            <text:p>2.328</text:p>
          </table:table-cell>
          <table:table-cell ns41:value-type="float" table:style-name="TL Data" office:value="1.124" office:value-type="float">
            <text:p>1.124</text:p>
          </table:table-cell>
          <table:table-cell ns41:value-type="float" table:style-name="TL Data" office:value="3.452" office:value-type="float">
            <text:p>3.4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lonisten arbeiders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1" office:value-type="float">
            <text:p>121</text:p>
          </table:table-cell>
          <table:table-cell ns41:value-type="string" table:style-name="TL Data" office:value-type="string">
            <text:p>255/1</text:p>
          </table:table-cell>
          <table:table-cell ns41:value-type="string" table:style-name="TL Data" office:value-type="string">
            <text:p>174/2</text:p>
          </table:table-cell>
          <table:table-cell ns41:value-type="float" table:style-name="TL Data" office:value="429" office:value-type="float">
            <text:p>4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lonisten hulpbehoevende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40/3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.514" office:value-type="float">
            <text:p>7.514</text:p>
          </table:table-cell>
          <table:table-cell ns41:value-type="float" table:style-name="TL Data" office:value="1.028" office:value-type="float">
            <text:p>1.028</text:p>
          </table:table-cell>
          <table:table-cell ns41:value-type="string" table:style-name="TL Data" office:value-type="string">
            <text:p>7,605/4</text:p>
          </table:table-cell>
          <table:table-cell ns41:value-type="float" table:style-name="TL Data" office:value="1.047" office:value-type="float">
            <text:p>1.047</text:p>
          </table:table-cell>
          <table:table-cell ns41:value-type="float" table:style-name="TL Data" office:value="8.652" office:value-type="float">
            <text:p>8.6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3.215" office:value-type="float">
            <text:p>3.21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.348" office:value-type="float">
            <text:p>3.34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.421" office:value-type="float">
            <text:p>3.4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77" office:value-type="float">
            <text:p>9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.039" office:value-type="float">
            <text:p>1.039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.587" office:value-type="float">
            <text:p>1.5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.536" office:value-type="float">
            <text:p>1.536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1.591" office:value-type="float">
            <text:p>1.591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2.586" office:value-type="float">
            <text:p>2.5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1.06" office:value-type="float">
            <text:p>1.06</text:p>
          </table:table-cell>
          <table:table-cell table:style-name="TL Data"/>
          <table:table-cell ns41:value-type="float" table:style-name="TL Data" office:value="1.132" office:value-type="float">
            <text:p>1.132</text:p>
          </table:table-cell>
          <table:table-cell table:style-name="TL Data"/>
          <table:table-cell ns41:value-type="float" table:style-name="TL Data" office:value="1.132" office:value-type="float">
            <text:p>1.1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.842" office:value-type="float">
            <text:p>2.842</text:p>
          </table:table-cell>
          <table:table-cell ns41:value-type="float" table:style-name="TL Data" office:value="1.057" office:value-type="float">
            <text:p>1.057</text:p>
          </table:table-cell>
          <table:table-cell ns41:value-type="float" table:style-name="TL Data" office:value="2.844" office:value-type="float">
            <text:p>2.844</text:p>
          </table:table-cell>
          <table:table-cell ns41:value-type="float" table:style-name="TL Data" office:value="1.057" office:value-type="float">
            <text:p>1.057</text:p>
          </table:table-cell>
          <table:table-cell ns41:value-type="float" table:style-name="TL Data" office:value="3.901" office:value-type="float">
            <text:p>3.9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3" office:value-type="float">
            <text:p>6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.532" office:value-type="float">
            <text:p>1.532</text:p>
          </table:table-cell>
          <table:table-cell table:style-name="TL Data"/>
          <table:table-cell ns41:value-type="float" table:style-name="TL Data" office:value="1.543" office:value-type="float">
            <text:p>1.543</text:p>
          </table:table-cell>
          <table:table-cell table:style-name="TL Data"/>
          <table:table-cell ns41:value-type="float" table:style-name="TL Data" office:value="1.543" office:value-type="float">
            <text:p>1.5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2.612" office:value-type="float">
            <text:p>2.6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.77" office:value-type="float">
            <text:p>2.7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.8" office:value-type="float">
            <text:p>2.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1" office:value-type="float">
            <text:p>2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weekelingen aan 's Rijks kweekschool voor militaire genees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Kweekelingen aan 's Rijks veeartsenijschool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0.038" office:value-type="float">
            <text:p>10.038</text:p>
          </table:table-cell>
          <table:table-cell ns41:value-type="float" table:style-name="TL Data" office:value="5.77" office:value-type="float">
            <text:p>5.77</text:p>
          </table:table-cell>
          <table:table-cell ns41:value-type="float" table:style-name="TL Data" office:value="184.246" office:value-type="float">
            <text:p>184.246</text:p>
          </table:table-cell>
          <table:table-cell ns41:value-type="float" table:style-name="TL Data" office:value="83.937" office:value-type="float">
            <text:p>83.937</text:p>
          </table:table-cell>
          <table:table-cell ns41:value-type="string" table:style-name="TL Data" office:value-type="string">
            <text:p>195,264/5</text:p>
          </table:table-cell>
          <table:table-cell ns41:value-type="float" table:style-name="TL Data" office:value="90.226" office:value-type="float">
            <text:p>90.226</text:p>
          </table:table-cell>
          <table:table-cell ns41:value-type="float" table:style-name="TL Data" office:value="285.49" office:value-type="float">
            <text:p>285.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.083" office:value-type="float">
            <text:p>1.08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.114" office:value-type="float">
            <text:p>1.1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.135" office:value-type="float">
            <text:p>1.1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07" office:value-type="float">
            <text:p>2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39" office:value-type="float">
            <text:p>5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4" office:value-type="float">
            <text:p>2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.26" office:value-type="float">
            <text:p>1.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.032" office:value-type="float">
            <text:p>1.032</text:p>
          </table:table-cell>
          <table:table-cell table:style-name="TL Data"/>
          <table:table-cell ns41:value-type="float" table:style-name="TL Data" office:value="1.045" office:value-type="float">
            <text:p>1.045</text:p>
          </table:table-cell>
          <table:table-cell table:style-name="TL Data"/>
          <table:table-cell ns41:value-type="float" table:style-name="TL Data" office:value="1.045" office:value-type="float">
            <text:p>1.0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05" office:value-type="float">
            <text:p>4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96" office:value-type="float">
            <text:p>6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5.173" office:value-type="float">
            <text:p>5.17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.337" office:value-type="float">
            <text:p>5.3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.357" office:value-type="float">
            <text:p>5.3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7" office:value-type="float">
            <text:p>2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table:style-name="TL Data"/>
          <table:table-cell ns41:value-type="float" table:style-name="TL Data" office:value="1.189" office:value-type="float">
            <text:p>1.18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.686" office:value-type="float">
            <text:p>16.68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.053" office:value-type="float">
            <text:p>18.053</text:p>
          </table:table-cell>
          <table:table-cell ns41:value-type="float" table:style-name="TL Data" office:value="18.07" office:value-type="float">
            <text:p>18.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9" office:value-type="float">
            <text:p>379</text:p>
          </table:table-cell>
          <table:table-cell table:style-name="TL Data"/>
          <table:table-cell ns41:value-type="float" table:style-name="TL Data" office:value="379" office:value-type="float">
            <text:p>379</text:p>
          </table:table-cell>
          <table:table-cell table:style-name="TL Data"/>
          <table:table-cell ns41:value-type="float" table:style-name="TL Data" office:value="379" office:value-type="float">
            <text:p>3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94" office:value-type="float">
            <text:p>8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.366" office:value-type="float">
            <text:p>3.36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.435" office:value-type="float">
            <text:p>3.43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.846" office:value-type="float">
            <text:p>3.8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8" office:value-type="float">
            <text:p>218</text:p>
          </table:table-cell>
          <table:table-cell table:style-name="TL Data"/>
          <table:table-cell ns41:value-type="float" table:style-name="TL Data" office:value="218" office:value-type="float">
            <text:p>218</text:p>
          </table:table-cell>
          <table:table-cell table:style-name="TL Data"/>
          <table:table-cell ns41:value-type="float" table:style-name="TL Data" office:value="218" office:value-type="float">
            <text:p>2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.215" office:value-type="float">
            <text:p>5.215</text:p>
          </table:table-cell>
          <table:table-cell ns41:value-type="float" table:style-name="TL Data" office:value="1.119" office:value-type="float">
            <text:p>1.119</text:p>
          </table:table-cell>
          <table:table-cell ns41:value-type="float" table:style-name="TL Data" office:value="5.303" office:value-type="float">
            <text:p>5.303</text:p>
          </table:table-cell>
          <table:table-cell ns41:value-type="float" table:style-name="TL Data" office:value="1.154" office:value-type="float">
            <text:p>1.154</text:p>
          </table:table-cell>
          <table:table-cell ns41:value-type="float" table:style-name="TL Data" office:value="6.457" office:value-type="float">
            <text:p>6.4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.282" office:value-type="float">
            <text:p>1.28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.384" office:value-type="float">
            <text:p>1.38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.528" office:value-type="float">
            <text:p>1.5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6" office:value-type="float">
            <text:p>3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07" office:value-type="float">
            <text:p>9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.028" office:value-type="float">
            <text:p>2.028</text:p>
          </table:table-cell>
          <table:table-cell table:style-name="TL Data"/>
          <table:table-cell ns41:value-type="float" table:style-name="TL Data" office:value="2.028" office:value-type="float">
            <text:p>2.028</text:p>
          </table:table-cell>
          <table:table-cell table:style-name="TL Data"/>
          <table:table-cell ns41:value-type="float" table:style-name="TL Data" office:value="2.028" office:value-type="float">
            <text:p>2.0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8" office:value-type="float">
            <text:p>198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.858" office:value-type="float">
            <text:p>1.858</text:p>
          </table:table-cell>
          <table:table-cell ns41:value-type="float" table:style-name="TL Data" office:value="1.98" office:value-type="float">
            <text:p>1.98</text:p>
          </table:table-cell>
          <table:table-cell ns41:value-type="float" table:style-name="TL Data" office:value="1.858" office:value-type="float">
            <text:p>1.858</text:p>
          </table:table-cell>
          <table:table-cell ns41:value-type="float" table:style-name="TL Data" office:value="1.982" office:value-type="float">
            <text:p>1.982</text:p>
          </table:table-cell>
          <table:table-cell ns41:value-type="float" table:style-name="TL Data" office:value="3.84" office:value-type="float">
            <text:p>3.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table:style-name="TL Data"/>
          <table:table-cell ns41:value-type="float" table:style-name="TL Data" office:value="3.239" office:value-type="float">
            <text:p>3.23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.404" office:value-type="float">
            <text:p>3.40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.449" office:value-type="float">
            <text:p>3.4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9" office:value-type="float">
            <text:p>159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float" table:style-name="TL Data" office:value="2.81" office:value-type="float">
            <text:p>2.8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.016" office:value-type="float">
            <text:p>3.0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.037" office:value-type="float">
            <text:p>3.0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6" office:value-type="float">
            <text:p>1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table:style-name="TL Data"/>
          <table:table-cell ns41:value-type="float" table:style-name="TL Data" office:value="3.761" office:value-type="float">
            <text:p>3.76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.978" office:value-type="float">
            <text:p>3.97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.02" office:value-type="float">
            <text:p>4.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.33" office:value-type="float">
            <text:p>14.33</text:p>
          </table:table-cell>
          <table:table-cell ns41:value-type="float" table:style-name="TL Data" office:value="163" office:value-type="float">
            <text:p>163</text:p>
          </table:table-cell>
          <table:table-cell ns41:value-type="string" table:style-name="TL Data" office:value-type="string">
            <text:p>15,030/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.194" office:value-type="float">
            <text:p>15.1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.008" office:value-type="float">
            <text:p>1.0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.877" office:value-type="float">
            <text:p>12.87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4.053" office:value-type="float">
            <text:p>14.05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.13" office:value-type="float">
            <text:p>14.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65.136" office:value-type="float">
            <text:p>65.136</text:p>
          </table:table-cell>
          <table:table-cell ns41:value-type="float" table:style-name="TL Data" office:value="58.182" office:value-type="float">
            <text:p>58.182</text:p>
          </table:table-cell>
          <table:table-cell ns41:value-type="float" table:style-name="TL Data" office:value="26.395" office:value-type="float">
            <text:p>26.395</text:p>
          </table:table-cell>
          <table:table-cell ns41:value-type="float" table:style-name="TL Data" office:value="22.769" office:value-type="float">
            <text:p>22.769</text:p>
          </table:table-cell>
          <table:table-cell ns41:value-type="float" table:style-name="TL Data" office:value="18.517" office:value-type="float">
            <text:p>18.517</text:p>
          </table:table-cell>
          <table:table-cell ns41:value-type="float" table:style-name="TL Data" office:value="13.752" office:value-type="float">
            <text:p>13.752</text:p>
          </table:table-cell>
          <table:table-cell ns41:value-type="float" table:style-name="TL Data" office:value="1.002" office:value-type="float">
            <text:p>1.002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11.05" office:value-type="float">
            <text:p>111.05</text:p>
          </table:table-cell>
          <table:table-cell ns41:value-type="float" table:style-name="TL Data" office:value="95.343" office:value-type="float">
            <text:p>95.343</text:p>
          </table:table-cell>
          <table:table-cell ns41:value-type="float" table:style-name="TL Data" office:value="206.393" office:value-type="float">
            <text:p>206.3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meden (grof-, hoef-, kagchel- en andere)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396" office:value-type="float">
            <text:p>396</text:p>
          </table:table-cell>
          <table:table-cell table:style-name="TL Data"/>
          <table:table-cell ns41:value-type="float" table:style-name="TL Data" office:value="7.252" office:value-type="float">
            <text:p>7.25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.672" office:value-type="float">
            <text:p>7.67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.806" office:value-type="float">
            <text:p>7.8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.747" office:value-type="float">
            <text:p>1.747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5.674" office:value-type="float">
            <text:p>15.674</text:p>
          </table:table-cell>
          <table:table-cell ns41:value-type="float" table:style-name="TL Data" office:value="8.565" office:value-type="float">
            <text:p>8.565</text:p>
          </table:table-cell>
          <table:table-cell ns41:value-type="float" table:style-name="TL Data" office:value="17.638" office:value-type="float">
            <text:p>17.638</text:p>
          </table:table-cell>
          <table:table-cell ns41:value-type="float" table:style-name="TL Data" office:value="9.736" office:value-type="float">
            <text:p>9.736</text:p>
          </table:table-cell>
          <table:table-cell ns41:value-type="float" table:style-name="TL Data" office:value="27.374" office:value-type="float">
            <text:p>27.3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28" office:value-type="float">
            <text:p>4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42" office:value-type="float">
            <text:p>4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1" office:value-type="float">
            <text:p>4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10" office:value-type="float">
            <text:p>310</text:p>
          </table:table-cell>
          <table:table-cell table:style-name="TL Data"/>
          <table:table-cell ns41:value-type="float" table:style-name="TL Data" office:value="779" office:value-type="float">
            <text:p>779</text:p>
          </table:table-cell>
          <table:table-cell table:style-name="TL Data"/>
          <table:table-cell ns41:value-type="float" table:style-name="TL Data" office:value="1.103" office:value-type="float">
            <text:p>1.103</text:p>
          </table:table-cell>
          <table:table-cell table:style-name="TL Data"/>
          <table:table-cell ns41:value-type="float" table:style-name="TL Data" office:value="1.103" office:value-type="float">
            <text:p>1.1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.349" office:value-type="float">
            <text:p>1.34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.372" office:value-type="float">
            <text:p>1.37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.579" office:value-type="float">
            <text:p>1.5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742" office:value-type="float">
            <text:p>742</text:p>
          </table:table-cell>
          <table:table-cell table:style-name="TL Data"/>
          <table:table-cell ns41:value-type="float" table:style-name="TL Data" office:value="16.94" office:value-type="float">
            <text:p>16.9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7.721" office:value-type="float">
            <text:p>17.72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7.767" office:value-type="float">
            <text:p>17.7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79" office:value-type="float">
            <text:p>8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.148" office:value-type="float">
            <text:p>1.14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.409" office:value-type="float">
            <text:p>1.40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.616" office:value-type="float">
            <text:p>1.6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72" office:value-type="float">
            <text:p>5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2" office:value-type="float">
            <text:p>7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5" office:value-type="float">
            <text:p>235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.594" office:value-type="float">
            <text:p>1.59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.67" office:value-type="float">
            <text:p>1.6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.835" office:value-type="float">
            <text:p>1.8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etera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844" office:value-type="float">
            <text:p>8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324" office:value-type="float">
            <text:p>324</text:p>
          </table:table-cell>
          <table:table-cell table:style-name="TL Data"/>
          <table:table-cell ns41:value-type="float" table:style-name="TL Data" office:value="5.176" office:value-type="float">
            <text:p>5.17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.53" office:value-type="float">
            <text:p>5.5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.552" office:value-type="float">
            <text:p>5.5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3.444" office:value-type="float">
            <text:p>3.44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.552" office:value-type="float">
            <text:p>3.55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.628" office:value-type="float">
            <text:p>3.6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oerlieden, koetsiers, loopers, postknechten en sl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.098" office:value-type="float">
            <text:p>3.09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.142" office:value-type="float">
            <text:p>3.14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.193" office:value-type="float">
            <text:p>3.1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.431" office:value-type="float">
            <text:p>1.4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.439" office:value-type="float">
            <text:p>1.4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.456" office:value-type="float">
            <text:p>1.4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5" office:value-type="float">
            <text:p>4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63.196" office:value-type="float">
            <text:p>163.196</text:p>
          </table:table-cell>
          <table:table-cell ns41:value-type="float" table:style-name="TL Data" office:value="164.049" office:value-type="float">
            <text:p>164.049</text:p>
          </table:table-cell>
          <table:table-cell ns41:value-type="float" table:style-name="TL Data" office:value="16.392" office:value-type="float">
            <text:p>16.392</text:p>
          </table:table-cell>
          <table:table-cell ns41:value-type="float" table:style-name="TL Data" office:value="19.717" office:value-type="float">
            <text:p>19.717</text:p>
          </table:table-cell>
          <table:table-cell ns41:value-type="float" table:style-name="TL Data" office:value="37.379" office:value-type="float">
            <text:p>37.379</text:p>
          </table:table-cell>
          <table:table-cell ns41:value-type="float" table:style-name="TL Data" office:value="52.275" office:value-type="float">
            <text:p>52.275</text:p>
          </table:table-cell>
          <table:table-cell ns41:value-type="float" table:style-name="TL Data" office:value="54.285" office:value-type="float">
            <text:p>54.285</text:p>
          </table:table-cell>
          <table:table-cell ns41:value-type="float" table:style-name="TL Data" office:value="382.109" office:value-type="float">
            <text:p>382.109</text:p>
          </table:table-cell>
          <table:table-cell ns41:value-type="string" table:style-name="TL Data" office:value-type="string">
            <text:p>271,265/1</text:p>
          </table:table-cell>
          <table:table-cell ns41:value-type="string" table:style-name="TL Data" office:value-type="string">
            <text:p>618,165/3</text:p>
          </table:table-cell>
          <table:table-cell ns41:value-type="float" table:style-name="TL Data" office:value="889.43" office:value-type="float">
            <text:p>889.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HONDERD TWEE EN TWINTIG 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30.346" office:value-type="float">
            <text:p>230.346</text:p>
          </table:table-cell>
          <table:table-cell ns41:value-type="float" table:style-name="TL Data" office:value="223.912" office:value-type="float">
            <text:p>223.912</text:p>
          </table:table-cell>
          <table:table-cell ns41:value-type="float" table:style-name="TL Data" office:value="45.615" office:value-type="float">
            <text:p>45.615</text:p>
          </table:table-cell>
          <table:table-cell ns41:value-type="float" table:style-name="TL Data" office:value="44.222" office:value-type="float">
            <text:p>44.222</text:p>
          </table:table-cell>
          <table:table-cell ns41:value-type="float" table:style-name="TL Data" office:value="85.234" office:value-type="float">
            <text:p>85.234</text:p>
          </table:table-cell>
          <table:table-cell ns41:value-type="float" table:style-name="TL Data" office:value="82.501" office:value-type="float">
            <text:p>82.501</text:p>
          </table:table-cell>
          <table:table-cell ns41:value-type="float" table:style-name="TL Data" office:value="622.364" office:value-type="float">
            <text:p>622.364</text:p>
          </table:table-cell>
          <table:table-cell ns41:value-type="float" table:style-name="TL Data" office:value="622.02" office:value-type="float">
            <text:p>622.02</text:p>
          </table:table-cell>
          <table:table-cell ns41:value-type="string" table:style-name="TL Data" office:value-type="string">
            <text:p>983,587/2</text:p>
          </table:table-cell>
          <table:table-cell ns41:value-type="string" table:style-name="TL Data" office:value-type="string">
            <text:p>972,681/4</text:p>
          </table:table-cell>
          <table:table-cell ns41:value-type="string" table:style-name="TL Data" office:value-type="string">
            <text:p>1,956,2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449/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1" office:value-type="float">
            <text:p>4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9" office:value-type="float">
            <text:p>1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5" office:value-type="float">
            <text:p>665</text:p>
          </table:table-cell>
          <table:table-cell table:style-name="TL Data"/>
          <table:table-cell ns41:value-type="float" table:style-name="TL Data" office:value="665" office:value-type="float">
            <text:p>665</text:p>
          </table:table-cell>
          <table:table-cell table:style-name="TL Data"/>
          <table:table-cell ns41:value-type="float" table:style-name="TL Data" office:value="665" office:value-type="float">
            <text:p>6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.435" office:value-type="float">
            <text:p>5.43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5,438/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.463" office:value-type="float">
            <text:p>5.4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2" office:value-type="float">
            <text:p>3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.016" office:value-type="float">
            <text:p>3.0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.016" office:value-type="float">
            <text:p>3.0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.029" office:value-type="float">
            <text:p>3.0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96" office:value-type="float">
            <text:p>796</text:p>
          </table:table-cell>
          <table:table-cell table:style-name="TL Data"/>
          <table:table-cell ns41:value-type="float" table:style-name="TL Data" office:value="796" office:value-type="float">
            <text:p>796</text:p>
          </table:table-cell>
          <table:table-cell table:style-name="TL Data"/>
          <table:table-cell ns41:value-type="float" table:style-name="TL Data" office:value="796" office:value-type="float">
            <text:p>7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2.081" office:value-type="float">
            <text:p>2.08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.185" office:value-type="float">
            <text:p>2.18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.218" office:value-type="float">
            <text:p>2.2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6.86" office:value-type="float">
            <text:p>6.86</text:p>
          </table:table-cell>
          <table:table-cell ns41:value-type="float" table:style-name="TL Data" office:value="2.812" office:value-type="float">
            <text:p>2.812</text:p>
          </table:table-cell>
          <table:table-cell ns41:value-type="float" table:style-name="TL Data" office:value="174.389" office:value-type="float">
            <text:p>174.389</text:p>
          </table:table-cell>
          <table:table-cell ns41:value-type="float" table:style-name="TL Data" office:value="66.263" office:value-type="float">
            <text:p>66.263</text:p>
          </table:table-cell>
          <table:table-cell ns41:value-type="string" table:style-name="TL Data" office:value-type="string">
            <text:p>181,943/3</text:p>
          </table:table-cell>
          <table:table-cell ns41:value-type="string" table:style-name="TL Data" office:value-type="string">
            <text:p>69,458/4</text:p>
          </table:table-cell>
          <table:table-cell ns41:value-type="float" table:style-name="TL Data" office:value="251.401" office:value-type="float">
            <text:p>251.4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8" office:value-type="float">
            <text:p>5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2.114" office:value-type="float">
            <text:p>2.11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.209" office:value-type="float">
            <text:p>2.20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.25" office:value-type="float">
            <text:p>2.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5" office:value-type="float">
            <text:p>1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.506" office:value-type="float">
            <text:p>1.50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.575" office:value-type="float">
            <text:p>1.57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.621" office:value-type="float">
            <text:p>1.6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14" office:value-type="float">
            <text:p>214</text:p>
          </table:table-cell>
          <table:table-cell table:style-name="TL Data"/>
          <table:table-cell ns41:value-type="float" table:style-name="TL Data" office:value="240" office:value-type="float">
            <text:p>240</text:p>
          </table:table-cell>
          <table:table-cell table:style-name="TL Data"/>
          <table:table-cell ns41:value-type="float" table:style-name="TL Data" office:value="240" office:value-type="float">
            <text:p>2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3" office:value-type="float">
            <text:p>1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.166" office:value-type="float">
            <text:p>1.166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.217" office:value-type="float">
            <text:p>1.217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.601" office:value-type="float">
            <text:p>1.6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08" office:value-type="float">
            <text:p>8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.038" office:value-type="float">
            <text:p>1.0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llard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.259" office:value-type="float">
            <text:p>1.259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.302" office:value-type="float">
            <text:p>1.302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2.229" office:value-type="float">
            <text:p>2.2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.255" office:value-type="float">
            <text:p>11.255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1.816" office:value-type="float">
            <text:p>11.816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12.765" office:value-type="float">
            <text:p>12.7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9" office:value-type="float">
            <text:p>219</text:p>
          </table:table-cell>
          <table:table-cell table:style-name="TL Data"/>
          <table:table-cell ns41:value-type="float" table:style-name="TL Data" office:value="1.103" office:value-type="float">
            <text:p>1.1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.345" office:value-type="float">
            <text:p>1.3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.348" office:value-type="float">
            <text:p>1.3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, meesters, knechts, letterzett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/>
          <table:table-cell ns41:value-type="float" table:style-name="TL Data" office:value="2.664" office:value-type="float">
            <text:p>2.66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.907" office:value-type="float">
            <text:p>2.90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.97" office:value-type="float">
            <text:p>2.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9" office:value-type="float">
            <text:p>1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56" office:value-type="float">
            <text:p>4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12" office:value-type="float">
            <text:p>9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0" office:value-type="float">
            <text:p>170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.256" office:value-type="float">
            <text:p>1.2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.265" office:value-type="float">
            <text:p>1.2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.281" office:value-type="float">
            <text:p>1.2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.562" office:value-type="float">
            <text:p>15.562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6.459" office:value-type="float">
            <text:p>16.459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17.353" office:value-type="float">
            <text:p>17.3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7" office:value-type="float">
            <text:p>117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2.481" office:value-type="float">
            <text:p>2.48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.57" office:value-type="float">
            <text:p>2.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.581" office:value-type="float">
            <text:p>2.5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36" office:value-type="float">
            <text:p>536</text:p>
          </table:table-cell>
          <table:table-cell table:style-name="TL Data"/>
          <table:table-cell ns41:value-type="float" table:style-name="TL Data" office:value="536" office:value-type="float">
            <text:p>536</text:p>
          </table:table-cell>
          <table:table-cell table:style-name="TL Data"/>
          <table:table-cell ns41:value-type="float" table:style-name="TL Data" office:value="536" office:value-type="float">
            <text:p>5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.112" office:value-type="float">
            <text:p>1.112</text:p>
          </table:table-cell>
          <table:table-cell ns41:value-type="float" table:style-name="TL Data" office:value="5.896" office:value-type="float">
            <text:p>5.896</text:p>
          </table:table-cell>
          <table:table-cell ns41:value-type="float" table:style-name="TL Data" office:value="18.398" office:value-type="float">
            <text:p>18.398</text:p>
          </table:table-cell>
          <table:table-cell ns41:value-type="float" table:style-name="TL Data" office:value="97.46" office:value-type="float">
            <text:p>97.46</text:p>
          </table:table-cell>
          <table:table-cell ns41:value-type="string" table:style-name="TL Data" office:value-type="string">
            <text:p>19,601/5</text:p>
          </table:table-cell>
          <table:table-cell ns41:value-type="string" table:style-name="TL Data" office:value-type="string">
            <text:p>103,725/6</text:p>
          </table:table-cell>
          <table:table-cell ns41:value-type="float" table:style-name="TL Data" office:value="123.326" office:value-type="float">
            <text:p>123.3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38" office:value-type="float">
            <text:p>7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.471" office:value-type="float">
            <text:p>2.471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2.957" office:value-type="float">
            <text:p>2.957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3.78" office:value-type="float">
            <text:p>3.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74" office:value-type="float">
            <text:p>2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.787" office:value-type="float">
            <text:p>2.787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2.801" office:value-type="float">
            <text:p>2.801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3.493" office:value-type="float">
            <text:p>3.4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.994" office:value-type="float">
            <text:p>4.994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4.994" office:value-type="float">
            <text:p>4.994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.596" office:value-type="float">
            <text:p>5.5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24" office:value-type="float">
            <text:p>324</text:p>
          </table:table-cell>
          <table:table-cell table:style-name="TL Data"/>
          <table:table-cell ns41:value-type="float" table:style-name="TL Data" office:value="363" office:value-type="float">
            <text:p>363</text:p>
          </table:table-cell>
          <table:table-cell table:style-name="TL Data"/>
          <table:table-cell ns41:value-type="float" table:style-name="TL Data" office:value="363" office:value-type="float">
            <text:p>3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string" table:style-name="TL Data" office:value-type="string">
            <text:p>31/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string" table:style-name="TL Data" office:value-type="string">
            <text:p>1,880/2</text:p>
          </table:table-cell>
          <table:table-cell table:style-name="TL Data"/>
          <table:table-cell ns41:value-type="float" table:style-name="TL Data" office:value="1.88" office:value-type="float">
            <text:p>1.88</text:p>
          </table:table-cell>
          <table:table-cell table:style-name="TL Data"/>
          <table:table-cell ns41:value-type="float" table:style-name="TL Data" office:value="1.88" office:value-type="float">
            <text:p>1.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91" office:value-type="float">
            <text:p>3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.757" office:value-type="float">
            <text:p>1.757</text:p>
          </table:table-cell>
          <table:table-cell table:style-name="TL Data"/>
          <table:table-cell ns41:value-type="float" table:style-name="TL Data" office:value="1.757" office:value-type="float">
            <text:p>1.757</text:p>
          </table:table-cell>
          <table:table-cell table:style-name="TL Data"/>
          <table:table-cell ns41:value-type="float" table:style-name="TL Data" office:value="1.757" office:value-type="float">
            <text:p>1.7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68" office:value-type="float">
            <text:p>2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.022" office:value-type="float">
            <text:p>1.0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3" office:value-type="float">
            <text:p>4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1" office:value-type="float">
            <text:p>3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32" office:value-type="float">
            <text:p>132</text:p>
          </table:table-cell>
          <table:table-cell table:style-name="TL Data"/>
          <table:table-cell ns41:value-type="float" table:style-name="TL Data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.004" office:value-type="float">
            <text:p>1.004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.016" office:value-type="float">
            <text:p>1.016</text:p>
          </table:table-cell>
          <table:table-cell ns41:value-type="float" table:style-name="TL Data" office:value="1.401" office:value-type="float">
            <text:p>1.4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814" office:value-type="float">
            <text:p>8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22" office:value-type="float">
            <text:p>7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2.445" office:value-type="float">
            <text:p>2.44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.55" office:value-type="float">
            <text:p>2.5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.77" office:value-type="float">
            <text:p>2.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9" office:value-type="float">
            <text:p>2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1" office:value-type="float">
            <text:p>3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5" office:value-type="float">
            <text:p>2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.587" office:value-type="float">
            <text:p>1.58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.683" office:value-type="float">
            <text:p>1.68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.743" office:value-type="float">
            <text:p>1.7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.644" office:value-type="float">
            <text:p>3.644</text:p>
          </table:table-cell>
          <table:table-cell ns41:value-type="float" table:style-name="TL Data" office:value="1.091" office:value-type="float">
            <text:p>1.091</text:p>
          </table:table-cell>
          <table:table-cell ns41:value-type="float" table:style-name="TL Data" office:value="3.646" office:value-type="float">
            <text:p>3.646</text:p>
          </table:table-cell>
          <table:table-cell ns41:value-type="float" table:style-name="TL Data" office:value="1.094" office:value-type="float">
            <text:p>1.094</text:p>
          </table:table-cell>
          <table:table-cell ns41:value-type="float" table:style-name="TL Data" office:value="4.74" office:value-type="float">
            <text:p>4.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.029" office:value-type="float">
            <text:p>1.02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.318" office:value-type="float">
            <text:p>2.31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.472" office:value-type="float">
            <text:p>3.47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.7" office:value-type="float">
            <text:p>3.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.23" office:value-type="float">
            <text:p>1.2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.298" office:value-type="float">
            <text:p>1.29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.72" office:value-type="float">
            <text:p>1.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ogleeraren en leeraren aan hooge scholen, athenaea, seminarien, clinische scholen en akademien, seminar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2" office:value-type="float">
            <text:p>222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229" office:value-type="float">
            <text:p>229</text:p>
          </table:table-cell>
          <table:table-cell table:style-name="TL Data"/>
          <table:table-cell ns41:value-type="float" table:style-name="TL Data" office:value="277" office:value-type="float">
            <text:p>277</text:p>
          </table:table-cell>
          <table:table-cell table:style-name="TL Data"/>
          <table:table-cell ns41:value-type="float" table:style-name="TL Data" office:value="277" office:value-type="float">
            <text:p>2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2.062" office:value-type="float">
            <text:p>2.06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.123" office:value-type="float">
            <text:p>2.1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.134" office:value-type="float">
            <text:p>2.1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1.838" office:value-type="float">
            <text:p>1.838</text:p>
          </table:table-cell>
          <table:table-cell ns41:value-type="float" table:style-name="TL Data" office:value="1.769" office:value-type="float">
            <text:p>1.769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.183" office:value-type="float">
            <text:p>1.183</text:p>
          </table:table-cell>
          <table:table-cell ns41:value-type="float" table:style-name="TL Data" office:value="1.459" office:value-type="float">
            <text:p>1.459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4.272" office:value-type="float">
            <text:p>4.272</text:p>
          </table:table-cell>
          <table:table-cell ns41:value-type="float" table:style-name="TL Data" office:value="4.739" office:value-type="float">
            <text:p>4.739</text:p>
          </table:table-cell>
          <table:table-cell ns41:value-type="float" table:style-name="TL Data" office:value="9.011" office:value-type="float">
            <text:p>9.0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8" office:value-type="float">
            <text:p>298</text:p>
          </table:table-cell>
          <table:table-cell table:style-name="TL Data"/>
          <table:table-cell ns41:value-type="float" table:style-name="TL Data" office:value="299" office:value-type="float">
            <text:p>299</text:p>
          </table:table-cell>
          <table:table-cell table:style-name="TL Data"/>
          <table:table-cell ns41:value-type="float" table:style-name="TL Data" office:value="299" office:value-type="float">
            <text:p>2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5" office:value-type="float">
            <text:p>265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.279" office:value-type="float">
            <text:p>2.27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.487" office:value-type="float">
            <text:p>2.48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.528" office:value-type="float">
            <text:p>2.5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36" office:value-type="float">
            <text:p>36</text:p>
          </table:table-cell>
          <table:table-cell ns41:value-type="string" table:style-name="TL Data" office:value-type="string">
            <text:p>893/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33" office:value-type="float">
            <text:p>9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5" office:value-type="float">
            <text:p>3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81" office:value-type="float">
            <text:p>381</text:p>
          </table:table-cell>
          <table:table-cell table:style-name="TL Data"/>
          <table:table-cell ns41:value-type="float" table:style-name="TL Data" office:value="4.434" office:value-type="float">
            <text:p>4.4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.84" office:value-type="float">
            <text:p>4.8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.854" office:value-type="float">
            <text:p>4.8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8" office:value-type="float">
            <text:p>1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.3" office:value-type="float">
            <text:p>7.3</text:p>
          </table:table-cell>
          <table:table-cell ns41:value-type="float" table:style-name="TL Data" office:value="1.043" office:value-type="float">
            <text:p>1.043</text:p>
          </table:table-cell>
          <table:table-cell ns41:value-type="float" table:style-name="TL Data" office:value="7.589" office:value-type="float">
            <text:p>7.589</text:p>
          </table:table-cell>
          <table:table-cell ns41:value-type="float" table:style-name="TL Data" office:value="1.072" office:value-type="float">
            <text:p>1.072</text:p>
          </table:table-cell>
          <table:table-cell ns41:value-type="float" table:style-name="TL Data" office:value="8.661" office:value-type="float">
            <text:p>8.6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.554" office:value-type="float">
            <text:p>1.5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.734" office:value-type="float">
            <text:p>19.73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1.434" office:value-type="float">
            <text:p>21.43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1.55" office:value-type="float">
            <text:p>21.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.375" office:value-type="float">
            <text:p>12.375</text:p>
          </table:table-cell>
          <table:table-cell ns41:value-type="float" table:style-name="TL Data" office:value="11.006" office:value-type="float">
            <text:p>11.006</text:p>
          </table:table-cell>
          <table:table-cell ns41:value-type="float" table:style-name="TL Data" office:value="12.383" office:value-type="float">
            <text:p>12.383</text:p>
          </table:table-cell>
          <table:table-cell ns41:value-type="float" table:style-name="TL Data" office:value="11.02" office:value-type="float">
            <text:p>11.02</text:p>
          </table:table-cell>
          <table:table-cell ns41:value-type="float" table:style-name="TL Data" office:value="23.403" office:value-type="float">
            <text:p>23.4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1.693" office:value-type="float">
            <text:p>1.693</text:p>
          </table:table-cell>
          <table:table-cell table:style-name="TL Data"/>
          <table:table-cell ns41:value-type="float" table:style-name="TL Data" office:value="1.766" office:value-type="float">
            <text:p>1.766</text:p>
          </table:table-cell>
          <table:table-cell table:style-name="TL Data"/>
          <table:table-cell ns41:value-type="float" table:style-name="TL Data" office:value="1.766" office:value-type="float">
            <text:p>1.7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3.617" office:value-type="float">
            <text:p>3.6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.74" office:value-type="float">
            <text:p>3.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.747" office:value-type="float">
            <text:p>3.7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5" office:value-type="float">
            <text:p>2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onisten gewon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onisten bedelaars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.166" office:value-type="float">
            <text:p>2.166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2.328" office:value-type="float">
            <text:p>2.328</text:p>
          </table:table-cell>
          <table:table-cell ns41:value-type="float" table:style-name="TL Data" office:value="1.124" office:value-type="float">
            <text:p>1.124</text:p>
          </table:table-cell>
          <table:table-cell ns41:value-type="float" table:style-name="TL Data" office:value="3.452" office:value-type="float">
            <text:p>3.4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onisten arbeiders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55" office:value-type="float">
            <text:p>255</text:p>
          </table:table-cell>
          <table:table-cell ns41:value-type="string" table:style-name="TL Data" office:value-type="string">
            <text:p>174/1</text:p>
          </table:table-cell>
          <table:table-cell ns41:value-type="float" table:style-name="TL Data" office:value="429" office:value-type="float">
            <text:p>4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onisten hulpbehoevende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19/2</text:p>
          </table:table-cell>
          <table:table-cell ns41:value-type="string" table:style-name="TL Data" office:value-type="string">
            <text:p>40/3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2" office:value-type="float">
            <text:p>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.564" office:value-type="float">
            <text:p>16.564</text:p>
          </table:table-cell>
          <table:table-cell ns41:value-type="float" table:style-name="TL Data" office:value="2.999" office:value-type="float">
            <text:p>2.999</text:p>
          </table:table-cell>
          <table:table-cell ns41:value-type="string" table:style-name="TL Data" office:value-type="string">
            <text:p>16,722/4</text:p>
          </table:table-cell>
          <table:table-cell ns41:value-type="float" table:style-name="TL Data" office:value="3.027" office:value-type="float">
            <text:p>3.027</text:p>
          </table:table-cell>
          <table:table-cell ns41:value-type="float" table:style-name="TL Data" office:value="19.749" office:value-type="float">
            <text:p>19.7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table:style-name="TL Data"/>
          <table:table-cell ns41:value-type="float" table:style-name="TL Data" office:value="4.668" office:value-type="float">
            <text:p>4.66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.848" office:value-type="float">
            <text:p>4.84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.947" office:value-type="float">
            <text:p>4.9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319" office:value-type="float">
            <text:p>319</text:p>
          </table:table-cell>
          <table:table-cell table:style-name="TL Data"/>
          <table:table-cell ns41:value-type="float" table:style-name="TL Data" office:value="3.074" office:value-type="float">
            <text:p>3.07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.422" office:value-type="float">
            <text:p>3.4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.453" office:value-type="float">
            <text:p>3.4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7" office:value-type="float">
            <text:p>2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62" office:value-type="float">
            <text:p>362</text:p>
          </table:table-cell>
          <table:table-cell ns41:value-type="string" table:style-name="TL Data" office:value-type="string">
            <text:p>1,825/5</text:p>
          </table:table-cell>
          <table:table-cell ns41:value-type="float" table:style-name="TL Data" office:value="1.051" office:value-type="float">
            <text:p>1.051</text:p>
          </table:table-cell>
          <table:table-cell ns41:value-type="float" table:style-name="TL Data" office:value="2.876" office:value-type="float">
            <text:p>2.8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.17" office:value-type="float">
            <text:p>2.17</text:p>
          </table:table-cell>
          <table:table-cell ns41:value-type="float" table:style-name="TL Data" office:value="1.244" office:value-type="float">
            <text:p>1.244</text:p>
          </table:table-cell>
          <table:table-cell ns41:value-type="float" table:style-name="TL Data" office:value="2.249" office:value-type="float">
            <text:p>2.249</text:p>
          </table:table-cell>
          <table:table-cell ns41:value-type="float" table:style-name="TL Data" office:value="1.28" office:value-type="float">
            <text:p>1.28</text:p>
          </table:table-cell>
          <table:table-cell ns41:value-type="float" table:style-name="TL Data" office:value="3.529" office:value-type="float">
            <text:p>3.5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1.52" office:value-type="float">
            <text:p>1.52</text:p>
          </table:table-cell>
          <table:table-cell table:style-name="TL Data"/>
          <table:table-cell ns41:value-type="float" table:style-name="TL Data" office:value="1.606" office:value-type="float">
            <text:p>1.606</text:p>
          </table:table-cell>
          <table:table-cell table:style-name="TL Data"/>
          <table:table-cell ns41:value-type="float" table:style-name="TL Data" office:value="1.606" office:value-type="float">
            <text:p>1.6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.988" office:value-type="float">
            <text:p>4.988</text:p>
          </table:table-cell>
          <table:table-cell ns41:value-type="float" table:style-name="TL Data" office:value="2.691" office:value-type="float">
            <text:p>2.691</text:p>
          </table:table-cell>
          <table:table-cell ns41:value-type="float" table:style-name="TL Data" office:value="4.991" office:value-type="float">
            <text:p>4.991</text:p>
          </table:table-cell>
          <table:table-cell ns41:value-type="float" table:style-name="TL Data" office:value="2.693" office:value-type="float">
            <text:p>2.693</text:p>
          </table:table-cell>
          <table:table-cell ns41:value-type="float" table:style-name="TL Data" office:value="7.684" office:value-type="float">
            <text:p>7.6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.151" office:value-type="float">
            <text:p>10.15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.262" office:value-type="float">
            <text:p>10.26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.328" office:value-type="float">
            <text:p>10.3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.564" office:value-type="float">
            <text:p>1.564</text:p>
          </table:table-cell>
          <table:table-cell table:style-name="TL Data"/>
          <table:table-cell ns41:value-type="string" table:style-name="TL Data" office:value-type="string">
            <text:p>1,565/6</text:p>
          </table:table-cell>
          <table:table-cell table:style-name="TL Data"/>
          <table:table-cell ns41:value-type="float" table:style-name="TL Data" office:value="1.565" office:value-type="float">
            <text:p>1.5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17.864" office:value-type="float">
            <text:p>17.864</text:p>
          </table:table-cell>
          <table:table-cell table:style-name="TL Data"/>
          <table:table-cell ns41:value-type="string" table:style-name="TL Data" office:value-type="string">
            <text:p>18,105/7</text:p>
          </table:table-cell>
          <table:table-cell table:style-name="TL Data"/>
          <table:table-cell ns41:value-type="float" table:style-name="TL Data" office:value="18.105" office:value-type="float">
            <text:p>18.1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357" office:value-type="float">
            <text:p>357</text:p>
          </table:table-cell>
          <table:table-cell table:style-name="TL Data"/>
          <table:table-cell ns41:value-type="float" table:style-name="TL Data" office:value="4.947" office:value-type="float">
            <text:p>4.94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.329" office:value-type="float">
            <text:p>5.32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.379" office:value-type="float">
            <text:p>5.3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3" office:value-type="float">
            <text:p>1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.194" office:value-type="float">
            <text:p>1.19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.228" office:value-type="float">
            <text:p>1.22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.313" office:value-type="float">
            <text:p>1.3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43" office:value-type="float">
            <text:p>5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eekenaars, teekenmeesters, daguerrcotypeurs, decorat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10" office:value-type="float">
            <text:p>3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weekelingen aan 's Rijks kweekschool voor militaire geneeskundi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weekelingen aan 's Rijks veeartsenijschoo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0.485" office:value-type="float">
            <text:p>10.485</text:p>
          </table:table-cell>
          <table:table-cell ns41:value-type="float" table:style-name="TL Data" office:value="5.835" office:value-type="float">
            <text:p>5.835</text:p>
          </table:table-cell>
          <table:table-cell ns41:value-type="float" table:style-name="TL Data" office:value="194.386" office:value-type="float">
            <text:p>194.386</text:p>
          </table:table-cell>
          <table:table-cell ns41:value-type="float" table:style-name="TL Data" office:value="85.912" office:value-type="float">
            <text:p>85.912</text:p>
          </table:table-cell>
          <table:table-cell ns41:value-type="string" table:style-name="TL Data" office:value-type="string">
            <text:p>205,887/8</text:p>
          </table:table-cell>
          <table:table-cell ns41:value-type="float" table:style-name="TL Data" office:value="92.281" office:value-type="float">
            <text:p>92.281</text:p>
          </table:table-cell>
          <table:table-cell ns41:value-type="float" table:style-name="TL Data" office:value="298.168" office:value-type="float">
            <text:p>298.1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9" office:value-type="float">
            <text:p>189</text:p>
          </table:table-cell>
          <table:table-cell table:style-name="TL Data"/>
          <table:table-cell ns41:value-type="float" table:style-name="TL Data" office:value="189" office:value-type="float">
            <text:p>189</text:p>
          </table:table-cell>
          <table:table-cell table:style-name="TL Data"/>
          <table:table-cell ns41:value-type="float" table:style-name="TL Data" office:value="189" office:value-type="float">
            <text:p>1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339" office:value-type="float">
            <text:p>339</text:p>
          </table:table-cell>
          <table:table-cell table:style-name="TL Data"/>
          <table:table-cell ns41:value-type="float" table:style-name="TL Data" office:value="339" office:value-type="float">
            <text:p>3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2.123" office:value-type="float">
            <text:p>2.1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.179" office:value-type="float">
            <text:p>2.17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.219" office:value-type="float">
            <text:p>2.2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692" office:value-type="float">
            <text:p>6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995" office:value-type="float">
            <text:p>9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62" office:value-type="float">
            <text:p>9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4" office:value-type="float">
            <text:p>6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.504" office:value-type="float">
            <text:p>1.50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.661" office:value-type="float">
            <text:p>1.66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.696" office:value-type="float">
            <text:p>1.6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93" office:value-type="float">
            <text:p>4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84" office:value-type="float">
            <text:p>4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.085" office:value-type="float">
            <text:p>1.085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.298" office:value-type="float">
            <text:p>1.298</text:p>
          </table:table-cell>
          <table:table-cell ns41:value-type="float" table:style-name="TL Data" office:value="1.031" office:value-type="float">
            <text:p>1.031</text:p>
          </table:table-cell>
          <table:table-cell ns41:value-type="float" table:style-name="TL Data" office:value="2.329" office:value-type="float">
            <text:p>2.3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5" office:value-type="float">
            <text:p>265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2.278" office:value-type="float">
            <text:p>2.278</text:p>
          </table:table-cell>
          <table:table-cell table:style-name="TL Data"/>
          <table:table-cell ns41:value-type="float" table:style-name="TL Data" office:value="2.323" office:value-type="float">
            <text:p>2.323</text:p>
          </table:table-cell>
          <table:table-cell table:style-name="TL Data"/>
          <table:table-cell ns41:value-type="float" table:style-name="TL Data" office:value="2.323" office:value-type="float">
            <text:p>2.3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52" office:value-type="float">
            <text:p>5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4" office:value-type="float">
            <text:p>2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4" office:value-type="float">
            <text:p>3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.676" office:value-type="float">
            <text:p>1.67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.699" office:value-type="float">
            <text:p>1.69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.077" office:value-type="float">
            <text:p>2.0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837" office:value-type="float">
            <text:p>8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27" office:value-type="float">
            <text:p>227</text:p>
          </table:table-cell>
          <table:table-cell table:style-name="TL Data"/>
          <table:table-cell ns41:value-type="float" table:style-name="TL Data" office:value="10.933" office:value-type="float">
            <text:p>10.9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.176" office:value-type="float">
            <text:p>11.17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.208" office:value-type="float">
            <text:p>11.2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966" office:value-type="float">
            <text:p>9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3" office:value-type="float">
            <text:p>4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6" office:value-type="float">
            <text:p>2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391" office:value-type="float">
            <text:p>391</text:p>
          </table:table-cell>
          <table:table-cell table:style-name="TL Data"/>
          <table:table-cell ns41:value-type="float" table:style-name="TL Data" office:value="3.127" office:value-type="float">
            <text:p>3.12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.182" office:value-type="float">
            <text:p>46.182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49,839/1</text:p>
          </table:table-cell>
          <table:table-cell ns41:value-type="float" table:style-name="TL Data" office:value="49.887" office:value-type="float">
            <text:p>49.8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76" office:value-type="float">
            <text:p>676</text:p>
          </table:table-cell>
          <table:table-cell table:style-name="TL Data"/>
          <table:table-cell ns41:value-type="float" table:style-name="TL Data" office:value="676" office:value-type="float">
            <text:p>676</text:p>
          </table:table-cell>
          <table:table-cell table:style-name="TL Data"/>
          <table:table-cell ns41:value-type="float" table:style-name="TL Data" office:value="676" office:value-type="float">
            <text:p>6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1.414" office:value-type="float">
            <text:p>1.4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.468" office:value-type="float">
            <text:p>1.46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.485" office:value-type="float">
            <text:p>1.4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7" office:value-type="float">
            <text:p>157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.648" office:value-type="float">
            <text:p>5.648</text:p>
          </table:table-cell>
          <table:table-cell ns41:value-type="float" table:style-name="TL Data" office:value="1.609" office:value-type="float">
            <text:p>1.609</text:p>
          </table:table-cell>
          <table:table-cell ns41:value-type="float" table:style-name="TL Data" office:value="5.851" office:value-type="float">
            <text:p>5.851</text:p>
          </table:table-cell>
          <table:table-cell ns41:value-type="float" table:style-name="TL Data" office:value="1.62" office:value-type="float">
            <text:p>1.62</text:p>
          </table:table-cell>
          <table:table-cell ns41:value-type="float" table:style-name="TL Data" office:value="7.471" office:value-type="float">
            <text:p>7.4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34" office:value-type="float">
            <text:p>5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98" office:value-type="float">
            <text:p>1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.802" office:value-type="float">
            <text:p>5.802</text:p>
          </table:table-cell>
          <table:table-cell ns41:value-type="float" table:style-name="TL Data" office:value="1.194" office:value-type="float">
            <text:p>1.194</text:p>
          </table:table-cell>
          <table:table-cell ns41:value-type="float" table:style-name="TL Data" office:value="5.897" office:value-type="float">
            <text:p>5.897</text:p>
          </table:table-cell>
          <table:table-cell ns41:value-type="float" table:style-name="TL Data" office:value="1.229" office:value-type="float">
            <text:p>1.229</text:p>
          </table:table-cell>
          <table:table-cell ns41:value-type="float" table:style-name="TL Data" office:value="7.126" office:value-type="float">
            <text:p>7.1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.817" office:value-type="float">
            <text:p>2.817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3.11" office:value-type="float">
            <text:p>3.11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3.906" office:value-type="float">
            <text:p>3.9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8" office:value-type="float">
            <text:p>3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985" office:value-type="float">
            <text:p>9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7" office:value-type="float">
            <text:p>3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.336" office:value-type="float">
            <text:p>3.3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.336" office:value-type="float">
            <text:p>3.3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.34" office:value-type="float">
            <text:p>3.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4" office:value-type="float">
            <text:p>164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table:style-name="TL Data"/>
          <table:table-cell ns41:value-type="float" table:style-name="TL Data" office:value="164" office:value-type="float">
            <text:p>1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78" office:value-type="float">
            <text:p>4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74" office:value-type="float">
            <text:p>774</text:p>
          </table:table-cell>
          <table:table-cell table:style-name="TL Data"/>
          <table:table-cell ns41:value-type="float" table:style-name="TL Data" office:value="774" office:value-type="float">
            <text:p>774</text:p>
          </table:table-cell>
          <table:table-cell table:style-name="TL Data"/>
          <table:table-cell ns41:value-type="float" table:style-name="TL Data" office:value="774" office:value-type="float">
            <text:p>7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.071" office:value-type="float">
            <text:p>3.071</text:p>
          </table:table-cell>
          <table:table-cell ns41:value-type="float" table:style-name="TL Data" office:value="3.754" office:value-type="float">
            <text:p>3.754</text:p>
          </table:table-cell>
          <table:table-cell ns41:value-type="string" table:style-name="TL Data" office:value-type="string">
            <text:p>3,076/1</text:p>
          </table:table-cell>
          <table:table-cell ns41:value-type="float" table:style-name="TL Data" office:value="3.759" office:value-type="float">
            <text:p>3.759</text:p>
          </table:table-cell>
          <table:table-cell ns41:value-type="float" table:style-name="TL Data" office:value="6.835" office:value-type="float">
            <text:p>6.8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75" office:value-type="float">
            <text:p>375</text:p>
          </table:table-cell>
          <table:table-cell table:style-name="TL Data"/>
          <table:table-cell ns41:value-type="float" table:style-name="TL Data" office:value="5.297" office:value-type="float">
            <text:p>5.29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.691" office:value-type="float">
            <text:p>5.69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.761" office:value-type="float">
            <text:p>5.7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2" office:value-type="float">
            <text:p>2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3" office:value-type="float">
            <text:p>1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u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4" office:value-type="float">
            <text:p>2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-, blok-, mast- en zeilmakers, refactiemeesters, scheepsloopers, takelaa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66" office:value-type="float">
            <text:p>366</text:p>
          </table:table-cell>
          <table:table-cell table:style-name="TL Data"/>
          <table:table-cell ns41:value-type="float" table:style-name="TL Data" office:value="5.931" office:value-type="float">
            <text:p>5.931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TL Data" office:value-type="string">
            <text:p>6,318/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.35" office:value-type="float">
            <text:p>6.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6" office:value-type="float">
            <text:p>1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520" office:value-type="float">
            <text:p>520</text:p>
          </table:table-cell>
          <table:table-cell table:style-name="TL Data"/>
          <table:table-cell ns41:value-type="float" table:style-name="TL Data" office:value="9.685" office:value-type="float">
            <text:p>9.685</text:p>
          </table:table-cell>
          <table:table-cell ns41:value-type="float" table:style-name="TL Data" office:value="78" office:value-type="float">
            <text:p>78</text:p>
          </table:table-cell>
          <table:table-cell ns41:value-type="string" table:style-name="TL Data" office:value-type="string">
            <text:p>10,236/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.315" office:value-type="float">
            <text:p>10.3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1.178" office:value-type="float">
            <text:p>1.1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.779" office:value-type="float">
            <text:p>27.779</text:p>
          </table:table-cell>
          <table:table-cell ns41:value-type="float" table:style-name="TL Data" office:value="276" office:value-type="float">
            <text:p>276</text:p>
          </table:table-cell>
          <table:table-cell ns41:value-type="string" table:style-name="TL Data" office:value-type="string">
            <text:p>29,149/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9.426" office:value-type="float">
            <text:p>29.4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.976" office:value-type="float">
            <text:p>1.9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.801" office:value-type="float">
            <text:p>23.801</text:p>
          </table:table-cell>
          <table:table-cell ns41:value-type="float" table:style-name="TL Data" office:value="162" office:value-type="float">
            <text:p>162</text:p>
          </table:table-cell>
          <table:table-cell ns41:value-type="string" table:style-name="TL Data" office:value-type="string">
            <text:p>26,053/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6.219" office:value-type="float">
            <text:p>26.2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91.463" office:value-type="float">
            <text:p>91.463</text:p>
          </table:table-cell>
          <table:table-cell ns41:value-type="float" table:style-name="TL Data" office:value="80.799" office:value-type="float">
            <text:p>80.799</text:p>
          </table:table-cell>
          <table:table-cell ns41:value-type="float" table:style-name="TL Data" office:value="36.649" office:value-type="float">
            <text:p>36.649</text:p>
          </table:table-cell>
          <table:table-cell ns41:value-type="float" table:style-name="TL Data" office:value="31.561" office:value-type="float">
            <text:p>31.561</text:p>
          </table:table-cell>
          <table:table-cell ns41:value-type="float" table:style-name="TL Data" office:value="27.432" office:value-type="float">
            <text:p>27.432</text:p>
          </table:table-cell>
          <table:table-cell ns41:value-type="float" table:style-name="TL Data" office:value="21.68" office:value-type="float">
            <text:p>21.68</text:p>
          </table:table-cell>
          <table:table-cell ns41:value-type="float" table:style-name="TL Data" office:value="2.086" office:value-type="float">
            <text:p>2.086</text:p>
          </table:table-cell>
          <table:table-cell ns41:value-type="float" table:style-name="TL Data" office:value="1.619" office:value-type="float">
            <text:p>1.619</text:p>
          </table:table-cell>
          <table:table-cell ns41:value-type="float" table:style-name="TL Data" office:value="157.63" office:value-type="float">
            <text:p>157.63</text:p>
          </table:table-cell>
          <table:table-cell ns41:value-type="float" table:style-name="TL Data" office:value="135.659" office:value-type="float">
            <text:p>135.659</text:p>
          </table:table-cell>
          <table:table-cell ns41:value-type="float" table:style-name="TL Data" office:value="293.289" office:value-type="float">
            <text:p>293.2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3" office:value-type="float">
            <text:p>3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.06" office:value-type="float">
            <text:p>1.0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.102" office:value-type="float">
            <text:p>1.10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.15" office:value-type="float">
            <text:p>1.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(grof-, hoef-, kagchel- en andere)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940" office:value-type="float">
            <text:p>940</text:p>
          </table:table-cell>
          <table:table-cell table:style-name="TL Data"/>
          <table:table-cell ns41:value-type="float" table:style-name="TL Data" office:value="13.403" office:value-type="float">
            <text:p>13.40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4.411" office:value-type="float">
            <text:p>14.41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4.616" office:value-type="float">
            <text:p>14.6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.115" office:value-type="float">
            <text:p>2.115</text:p>
          </table:table-cell>
          <table:table-cell ns41:value-type="float" table:style-name="TL Data" office:value="1.132" office:value-type="float">
            <text:p>1.132</text:p>
          </table:table-cell>
          <table:table-cell ns41:value-type="float" table:style-name="TL Data" office:value="19.636" office:value-type="float">
            <text:p>19.636</text:p>
          </table:table-cell>
          <table:table-cell ns41:value-type="float" table:style-name="TL Data" office:value="10.196" office:value-type="float">
            <text:p>10.196</text:p>
          </table:table-cell>
          <table:table-cell ns41:value-type="float" table:style-name="TL Data" office:value="22.067" office:value-type="float">
            <text:p>22.067</text:p>
          </table:table-cell>
          <table:table-cell ns41:value-type="float" table:style-name="TL Data" office:value="11.574" office:value-type="float">
            <text:p>11.574</text:p>
          </table:table-cell>
          <table:table-cell ns41:value-type="float" table:style-name="TL Data" office:value="33.641" office:value-type="float">
            <text:p>33.6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01" office:value-type="float">
            <text:p>6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68" office:value-type="float">
            <text:p>3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13" office:value-type="float">
            <text:p>7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24" office:value-type="float">
            <text:p>4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.204" office:value-type="float">
            <text:p>1.20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.267" office:value-type="float">
            <text:p>1.26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.329" office:value-type="float">
            <text:p>1.3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76" office:value-type="float">
            <text:p>8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5" office:value-type="float">
            <text:p>6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.101" office:value-type="float">
            <text:p>1.101</text:p>
          </table:table-cell>
          <table:table-cell table:style-name="TL Data"/>
          <table:table-cell ns41:value-type="float" table:style-name="TL Data" office:value="1.124" office:value-type="float">
            <text:p>1.124</text:p>
          </table:table-cell>
          <table:table-cell table:style-name="TL Data"/>
          <table:table-cell ns41:value-type="float" table:style-name="TL Data" office:value="1.124" office:value-type="float">
            <text:p>1.1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4" office:value-type="float">
            <text:p>294</text:p>
          </table:table-cell>
          <table:table-cell table:style-name="TL Data"/>
          <table:table-cell ns41:value-type="float" table:style-name="TL Data" office:value="296" office:value-type="float">
            <text:p>296</text:p>
          </table:table-cell>
          <table:table-cell table:style-name="TL Data"/>
          <table:table-cell ns41:value-type="float" table:style-name="TL Data" office:value="296" office:value-type="float">
            <text:p>2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449" office:value-type="float">
            <text:p>449</text:p>
          </table:table-cell>
          <table:table-cell table:style-name="TL Data"/>
          <table:table-cell ns41:value-type="float" table:style-name="TL Data" office:value="1.025" office:value-type="float">
            <text:p>1.025</text:p>
          </table:table-cell>
          <table:table-cell table:style-name="TL Data"/>
          <table:table-cell ns41:value-type="float" table:style-name="TL Data" office:value="1.499" office:value-type="float">
            <text:p>1.499</text:p>
          </table:table-cell>
          <table:table-cell table:style-name="TL Data"/>
          <table:table-cell ns41:value-type="float" table:style-name="TL Data" office:value="1.499" office:value-type="float">
            <text:p>1.4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93" office:value-type="float">
            <text:p>593</text:p>
          </table:table-cell>
          <table:table-cell table:style-name="TL Data"/>
          <table:table-cell ns41:value-type="float" table:style-name="TL Data" office:value="603" office:value-type="float">
            <text:p>603</text:p>
          </table:table-cell>
          <table:table-cell table:style-name="TL Data"/>
          <table:table-cell ns41:value-type="float" table:style-name="TL Data" office:value="603" office:value-type="float">
            <text:p>6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.191" office:value-type="float">
            <text:p>1.19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.199" office:value-type="float">
            <text:p>1.19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.213" office:value-type="float">
            <text:p>1.2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70" office:value-type="float">
            <text:p>9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.928" office:value-type="float">
            <text:p>1.9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.577" office:value-type="float">
            <text:p>2.57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.628" office:value-type="float">
            <text:p>2.6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.538" office:value-type="float">
            <text:p>1.53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.621" office:value-type="float">
            <text:p>1.62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.838" office:value-type="float">
            <text:p>1.8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8" office:value-type="float">
            <text:p>3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30" office:value-type="float">
            <text:p>4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1.494" office:value-type="float">
            <text:p>1.494</text:p>
          </table:table-cell>
          <table:table-cell table:style-name="TL Data"/>
          <table:table-cell ns41:value-type="float" table:style-name="TL Data" office:value="29.194" office:value-type="float">
            <text:p>29.19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0.76" office:value-type="float">
            <text:p>30.7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0.825" office:value-type="float">
            <text:p>30.8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8" office:value-type="float">
            <text:p>1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.09" office:value-type="float">
            <text:p>1.0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.094" office:value-type="float">
            <text:p>1.09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.156" office:value-type="float">
            <text:p>1.1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.665" office:value-type="float">
            <text:p>2.66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.241" office:value-type="float">
            <text:p>3.24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.488" office:value-type="float">
            <text:p>3.4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.981" office:value-type="float">
            <text:p>1.98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.985" office:value-type="float">
            <text:p>1.98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.305" office:value-type="float">
            <text:p>2.3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.362" office:value-type="float">
            <text:p>1.362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.421" office:value-type="float">
            <text:p>1.42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2.065" office:value-type="float">
            <text:p>2.0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float" table:style-name="TL Data" office:value="1.689" office:value-type="float">
            <text:p>1.6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.819" office:value-type="float">
            <text:p>1.8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.826" office:value-type="float">
            <text:p>1.8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8" office:value-type="float">
            <text:p>328</text:p>
          </table:table-cell>
          <table:table-cell table:style-name="TL Data"/>
          <table:table-cell ns41:value-type="float" table:style-name="TL Data" office:value="329" office:value-type="float">
            <text:p>329</text:p>
          </table:table-cell>
          <table:table-cell table:style-name="TL Data"/>
          <table:table-cell ns41:value-type="float" table:style-name="TL Data" office:value="329" office:value-type="float">
            <text:p>3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.62" office:value-type="float">
            <text:p>1.6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.696" office:value-type="float">
            <text:p>1.69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.861" office:value-type="float">
            <text:p>1.8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7" office:value-type="float">
            <text:p>2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tera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1.693" office:value-type="float">
            <text:p>1.6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40" office:value-type="float">
            <text:p>440</text:p>
          </table:table-cell>
          <table:table-cell table:style-name="TL Data"/>
          <table:table-cell ns41:value-type="float" table:style-name="TL Data" office:value="7.035" office:value-type="float">
            <text:p>7.03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.519" office:value-type="float">
            <text:p>7.5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.547" office:value-type="float">
            <text:p>7.5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04" office:value-type="float">
            <text:p>204</text:p>
          </table:table-cell>
          <table:table-cell table:style-name="TL Data"/>
          <table:table-cell ns41:value-type="float" table:style-name="TL Data" office:value="6.515" office:value-type="float">
            <text:p>6.51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.732" office:value-type="float">
            <text:p>6.73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.921" office:value-type="float">
            <text:p>6.9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.839" office:value-type="float">
            <text:p>6.83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.942" office:value-type="float">
            <text:p>6.94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.009" office:value-type="float">
            <text:p>7.0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gelverkoopers, koolboer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5" office:value-type="float">
            <text:p>2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.509" office:value-type="float">
            <text:p>1.50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.518" office:value-type="float">
            <text:p>1.5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.537" office:value-type="float">
            <text:p>1.5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481/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3" office:value-type="float">
            <text:p>4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39" office:value-type="float">
            <text:p>9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8" office:value-type="float">
            <text:p>2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kwaarnemers, commissionai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.203" office:value-type="float">
            <text:p>2.20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.204" office:value-type="float">
            <text:p>2.20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.225" office:value-type="float">
            <text:p>2.2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3" office:value-type="float">
            <text:p>1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10" office:value-type="float">
            <text:p>3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254.061" office:value-type="float">
            <text:p>254.061</text:p>
          </table:table-cell>
          <table:table-cell ns41:value-type="float" table:style-name="TL Data" office:value="258.967" office:value-type="float">
            <text:p>258.967</text:p>
          </table:table-cell>
          <table:table-cell ns41:value-type="float" table:style-name="TL Data" office:value="27.275" office:value-type="float">
            <text:p>27.275</text:p>
          </table:table-cell>
          <table:table-cell ns41:value-type="float" table:style-name="TL Data" office:value="33.147" office:value-type="float">
            <text:p>33.147</text:p>
          </table:table-cell>
          <table:table-cell ns41:value-type="float" table:style-name="TL Data" office:value="57.383" office:value-type="float">
            <text:p>57.383</text:p>
          </table:table-cell>
          <table:table-cell ns41:value-type="float" table:style-name="TL Data" office:value="81.898" office:value-type="float">
            <text:p>81.898</text:p>
          </table:table-cell>
          <table:table-cell ns41:value-type="float" table:style-name="TL Data" office:value="100.519" office:value-type="float">
            <text:p>100.519</text:p>
          </table:table-cell>
          <table:table-cell ns41:value-type="float" table:style-name="TL Data" office:value="666.32" office:value-type="float">
            <text:p>666.32</text:p>
          </table:table-cell>
          <table:table-cell ns41:value-type="string" table:style-name="TL Data" office:value-type="string">
            <text:p>439,273/2</text:p>
          </table:table-cell>
          <table:table-cell ns41:value-type="string" table:style-name="TL Data" office:value-type="string">
            <text:p>1,040,405/3</text:p>
          </table:table-cell>
          <table:table-cell ns41:value-type="string" table:style-name="TL Data" office:value-type="string">
            <text:p>1,479,6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TL Data" office:value-type="string">
            <text:p>33/4</text:p>
          </table:table-cell>
          <table:table-cell ns41:value-type="date" table:style-name="TL Data" office:date-value="2000-05-12" office:value-type="date">
            <text:p>12-May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48.491" office:value-type="float">
            <text:p>348.491</text:p>
          </table:table-cell>
          <table:table-cell ns41:value-type="float" table:style-name="TL Data" office:value="342.312" office:value-type="float">
            <text:p>342.312</text:p>
          </table:table-cell>
          <table:table-cell ns41:value-type="float" table:style-name="TL Data" office:value="68.252" office:value-type="float">
            <text:p>68.252</text:p>
          </table:table-cell>
          <table:table-cell ns41:value-type="float" table:style-name="TL Data" office:value="67.294" office:value-type="float">
            <text:p>67.294</text:p>
          </table:table-cell>
          <table:table-cell ns41:value-type="float" table:style-name="TL Data" office:value="127.906" office:value-type="float">
            <text:p>127.906</text:p>
          </table:table-cell>
          <table:table-cell ns41:value-type="float" table:style-name="TL Data" office:value="125.417" office:value-type="float">
            <text:p>125.417</text:p>
          </table:table-cell>
          <table:table-cell ns41:value-type="float" table:style-name="TL Data" office:value="954.027" office:value-type="float">
            <text:p>954.027</text:p>
          </table:table-cell>
          <table:table-cell ns41:value-type="string" table:style-name="TL Data" office:value-type="string">
            <text:p>1,022,948</text:p>
          </table:table-cell>
          <table:table-cell ns41:value-type="string" table:style-name="TL Data" office:value-type="string">
            <text:p>1,498,811/6</text:p>
          </table:table-cell>
          <table:table-cell ns41:value-type="string" table:style-name="TL Data" office:value-type="string">
            <text:p>1,558,068/7</text:p>
          </table:table-cell>
          <table:table-cell ns41:value-type="string" table:style-name="TL Data" office:value-type="string">
            <text:p>3,056,879</text:p>
          </table:table-cell>
          <table:table-cell table:number-columns-repeated="1010"/>
        </table:table-row>
        <table:table-row table:style-name="ro4" table:number-rows-repeated="10476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11" table:default-cell-style-name="Default" table:number-columns-repeated="2"/>
        <table:table-column table:style-name="co12" table:default-cell-style-name="ce10"/>
        <table:table-column table:style-name="co11" table:default-cell-style-name="Default" table:number-columns-repeated="1021"/>
        <table:table-row table:style-name="ro4">
          <table:table-cell table:number-columns-repeated="1024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table:style-name="TL Metadata" table:number-columns-repeated="2"/>
          <table:table-cell ns41:value-type="string" table:style-name="TL Metadata" table:number-columns-repeated="3" office:value-type="string">
            <text:p>Noten in de bron</text:p>
          </table:table-cell>
          <table:table-cell table:number-columns-repeated="1016"/>
        </table:table-row>
        <table:table-row table:style-name="ro4">
          <table:table-cell table:style-name="TL Metadata" table:number-columns-repeated="3"/>
          <table:table-cell table:style-name="TL Metadata" table:number-columns-repeated="2"/>
          <table:table-cell table:style-name="TL Metadata" table:number-columns-repeated="180"/>
          <table:table-cell table:number-columns-repeated="83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ce38" office:value="17205" office:value-type="float">
            <text:p>172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01" office:value-type="float">
            <text:p>380382001001001</text:p>
          </table:table-cell>
          <table:table-cell table:style-name="TL Metadata" table:number-columns-repeated="7"/>
          <table:table-cell ns41:value-type="string" table:style-name="TL Metadata" office:value-type="string">
            <text:p>3803820010010011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06" office:value-type="float">
            <text:p>172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02" office:value-type="float">
            <text:p>3803820010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07" office:value-type="float">
            <text:p>172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03" office:value-type="float">
            <text:p>3803820010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08" office:value-type="float">
            <text:p>172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04" office:value-type="float">
            <text:p>3803820010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09" office:value-type="float">
            <text:p>172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05" office:value-type="float">
            <text:p>3803820010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0" office:value-type="float">
            <text:p>172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06" office:value-type="float">
            <text:p>3803820010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1" office:value-type="float">
            <text:p>172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07" office:value-type="float">
            <text:p>380382001001007</text:p>
          </table:table-cell>
          <table:table-cell table:style-name="TL Metadata" table:number-columns-repeated="7"/>
          <table:table-cell ns41:value-type="string" table:style-name="TL Metadata" office:value-type="string">
            <text:p>3803820010010072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2" office:value-type="float">
            <text:p>172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08" office:value-type="float">
            <text:p>3803820010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3" office:value-type="float">
            <text:p>172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09" office:value-type="float">
            <text:p>3803820010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4" office:value-type="float">
            <text:p>172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10" office:value-type="float">
            <text:p>3803820010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5" office:value-type="float">
            <text:p>172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11" office:value-type="float">
            <text:p>3803820010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6" office:value-type="float">
            <text:p>172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12" office:value-type="float">
            <text:p>3803820010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7" office:value-type="float">
            <text:p>172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13" office:value-type="float">
            <text:p>3803820010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8" office:value-type="float">
            <text:p>172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14" office:value-type="float">
            <text:p>3803820010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19" office:value-type="float">
            <text:p>172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15" office:value-type="float">
            <text:p>3803820010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0" office:value-type="float">
            <text:p>172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16" office:value-type="float">
            <text:p>3803820010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1" office:value-type="float">
            <text:p>172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17" office:value-type="float">
            <text:p>3803820010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2" office:value-type="float">
            <text:p>172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18" office:value-type="float">
            <text:p>3803820010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3" office:value-type="float">
            <text:p>172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19" office:value-type="float">
            <text:p>3803820010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4" office:value-type="float">
            <text:p>172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20" office:value-type="float">
            <text:p>3803820010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5" office:value-type="float">
            <text:p>172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21" office:value-type="float">
            <text:p>3803820010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6" office:value-type="float">
            <text:p>172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22" office:value-type="float">
            <text:p>3803820010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7" office:value-type="float">
            <text:p>172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23" office:value-type="float">
            <text:p>3803820010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8" office:value-type="float">
            <text:p>172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24" office:value-type="float">
            <text:p>3803820010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29" office:value-type="float">
            <text:p>172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25" office:value-type="float">
            <text:p>3803820010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0" office:value-type="float">
            <text:p>172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26" office:value-type="float">
            <text:p>3803820010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1" office:value-type="float">
            <text:p>172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27" office:value-type="float">
            <text:p>3803820010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2" office:value-type="float">
            <text:p>172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28" office:value-type="float">
            <text:p>3803820010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3" office:value-type="float">
            <text:p>172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29" office:value-type="float">
            <text:p>3803820010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4" office:value-type="float">
            <text:p>172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30" office:value-type="float">
            <text:p>3803820010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5" office:value-type="float">
            <text:p>172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31" office:value-type="float">
            <text:p>3803820010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6" office:value-type="float">
            <text:p>172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32" office:value-type="float">
            <text:p>3803820010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7" office:value-type="float">
            <text:p>172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33" office:value-type="float">
            <text:p>3803820010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8" office:value-type="float">
            <text:p>172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34" office:value-type="float">
            <text:p>3803820010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39" office:value-type="float">
            <text:p>172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35" office:value-type="float">
            <text:p>3803820010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0" office:value-type="float">
            <text:p>172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36" office:value-type="float">
            <text:p>3803820010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1" office:value-type="float">
            <text:p>172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37" office:value-type="float">
            <text:p>3803820010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2" office:value-type="float">
            <text:p>172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38" office:value-type="float">
            <text:p>3803820010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3" office:value-type="float">
            <text:p>172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39" office:value-type="float">
            <text:p>3803820010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4" office:value-type="float">
            <text:p>172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40" office:value-type="float">
            <text:p>3803820010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5" office:value-type="float">
            <text:p>172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41" office:value-type="float">
            <text:p>3803820010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6" office:value-type="float">
            <text:p>172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42" office:value-type="float">
            <text:p>3803820010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7" office:value-type="float">
            <text:p>172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43" office:value-type="float">
            <text:p>3803820010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8" office:value-type="float">
            <text:p>172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44" office:value-type="float">
            <text:p>3803820010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49" office:value-type="float">
            <text:p>172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45" office:value-type="float">
            <text:p>3803820010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0" office:value-type="float">
            <text:p>172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46" office:value-type="float">
            <text:p>3803820010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1" office:value-type="float">
            <text:p>172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47" office:value-type="float">
            <text:p>3803820010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2" office:value-type="float">
            <text:p>172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48" office:value-type="float">
            <text:p>380382001001048</text:p>
          </table:table-cell>
          <table:table-cell table:style-name="TL Metadata" table:number-columns-repeated="7"/>
          <table:table-cell ns41:value-type="string" table:style-name="TL Metadata" office:value-type="string">
            <text:p>3803820010010483 <text:s/>Hieronder vijf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3" office:value-type="float">
            <text:p>172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49" office:value-type="float">
            <text:p>3803820010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4" office:value-type="float">
            <text:p>172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50" office:value-type="float">
            <text:p>3803820010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5" office:value-type="float">
            <text:p>172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51" office:value-type="float">
            <text:p>3803820010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6" office:value-type="float">
            <text:p>172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52" office:value-type="float">
            <text:p>3803820010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7" office:value-type="float">
            <text:p>172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001053" office:value-type="float">
            <text:p>38038200100105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8" office:value-type="float">
            <text:p>172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01" office:value-type="float">
            <text:p>3803820011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59" office:value-type="float">
            <text:p>172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02" office:value-type="float">
            <text:p>3803820011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0" office:value-type="float">
            <text:p>172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03" office:value-type="float">
            <text:p>3803820011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1" office:value-type="float">
            <text:p>172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04" office:value-type="float">
            <text:p>3803820011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2" office:value-type="float">
            <text:p>172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05" office:value-type="float">
            <text:p>3803820011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3" office:value-type="float">
            <text:p>172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06" office:value-type="float">
            <text:p>380382001101006</text:p>
          </table:table-cell>
          <table:table-cell table:style-name="TL Metadata" table:number-columns-repeated="7"/>
          <table:table-cell ns41:value-type="string" table:style-name="TL Metadata" office:value-type="string">
            <text:p>3803820011010061 <text:s/>Hieronder drie van onbekenden ouderdom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Kolom P: er staat 28-jan; Dit moet zijn 28/1</text:p>
          </table:table-cell>
          <table:table-cell table:number-columns-repeated="1009"/>
        </table:table-row>
        <table:table-row table:style-name="ro4">
          <table:table-cell ns41:value-type="float" table:style-name="ce38" office:value="17264" office:value-type="float">
            <text:p>172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07" office:value-type="float">
            <text:p>3803820011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5" office:value-type="float">
            <text:p>172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08" office:value-type="float">
            <text:p>3803820011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6" office:value-type="float">
            <text:p>172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09" office:value-type="float">
            <text:p>3803820011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7" office:value-type="float">
            <text:p>172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10" office:value-type="float">
            <text:p>3803820011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8" office:value-type="float">
            <text:p>172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11" office:value-type="float">
            <text:p>3803820011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69" office:value-type="float">
            <text:p>172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12" office:value-type="float">
            <text:p>3803820011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0" office:value-type="float">
            <text:p>172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13" office:value-type="float">
            <text:p>3803820011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1" office:value-type="float">
            <text:p>172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14" office:value-type="float">
            <text:p>3803820011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2" office:value-type="float">
            <text:p>172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15" office:value-type="float">
            <text:p>3803820011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3" office:value-type="float">
            <text:p>172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16" office:value-type="float">
            <text:p>3803820011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4" office:value-type="float">
            <text:p>172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17" office:value-type="float">
            <text:p>3803820011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5" office:value-type="float">
            <text:p>172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18" office:value-type="float">
            <text:p>3803820011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6" office:value-type="float">
            <text:p>172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19" office:value-type="float">
            <text:p>3803820011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7" office:value-type="float">
            <text:p>172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20" office:value-type="float">
            <text:p>3803820011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8" office:value-type="float">
            <text:p>172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21" office:value-type="float">
            <text:p>3803820011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79" office:value-type="float">
            <text:p>172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22" office:value-type="float">
            <text:p>3803820011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0" office:value-type="float">
            <text:p>172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23" office:value-type="float">
            <text:p>3803820011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1" office:value-type="float">
            <text:p>172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24" office:value-type="float">
            <text:p>3803820011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2" office:value-type="float">
            <text:p>172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25" office:value-type="float">
            <text:p>3803820011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3" office:value-type="float">
            <text:p>172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26" office:value-type="float">
            <text:p>3803820011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4" office:value-type="float">
            <text:p>172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27" office:value-type="float">
            <text:p>3803820011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5" office:value-type="float">
            <text:p>172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28" office:value-type="float">
            <text:p>3803820011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6" office:value-type="float">
            <text:p>172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29" office:value-type="float">
            <text:p>3803820011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7" office:value-type="float">
            <text:p>172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30" office:value-type="float">
            <text:p>3803820011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8" office:value-type="float">
            <text:p>172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31" office:value-type="float">
            <text:p>3803820011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89" office:value-type="float">
            <text:p>172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32" office:value-type="float">
            <text:p>3803820011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0" office:value-type="float">
            <text:p>172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33" office:value-type="float">
            <text:p>3803820011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1" office:value-type="float">
            <text:p>172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34" office:value-type="float">
            <text:p>3803820011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2" office:value-type="float">
            <text:p>172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35" office:value-type="float">
            <text:p>3803820011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3" office:value-type="float">
            <text:p>172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36" office:value-type="float">
            <text:p>3803820011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4" office:value-type="float">
            <text:p>172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37" office:value-type="float">
            <text:p>3803820011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5" office:value-type="float">
            <text:p>172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38" office:value-type="float">
            <text:p>3803820011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6" office:value-type="float">
            <text:p>172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39" office:value-type="float">
            <text:p>3803820011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7" office:value-type="float">
            <text:p>172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40" office:value-type="float">
            <text:p>3803820011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8" office:value-type="float">
            <text:p>172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41" office:value-type="float">
            <text:p>3803820011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299" office:value-type="float">
            <text:p>172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42" office:value-type="float">
            <text:p>3803820011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0" office:value-type="float">
            <text:p>173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43" office:value-type="float">
            <text:p>3803820011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1" office:value-type="float">
            <text:p>173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44" office:value-type="float">
            <text:p>3803820011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2" office:value-type="float">
            <text:p>173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45" office:value-type="float">
            <text:p>3803820011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3" office:value-type="float">
            <text:p>173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46" office:value-type="float">
            <text:p>3803820011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4" office:value-type="float">
            <text:p>173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47" office:value-type="float">
            <text:p>3803820011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5" office:value-type="float">
            <text:p>173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48" office:value-type="float">
            <text:p>3803820011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6" office:value-type="float">
            <text:p>173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49" office:value-type="float">
            <text:p>3803820011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7" office:value-type="float">
            <text:p>173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50" office:value-type="float">
            <text:p>3803820011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8" office:value-type="float">
            <text:p>173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51" office:value-type="float">
            <text:p>3803820011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09" office:value-type="float">
            <text:p>173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2001101052" office:value-type="float">
            <text:p>3803820011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0" office:value-type="float">
            <text:p>173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01" office:value-type="float">
            <text:p>3803840012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1" office:value-type="float">
            <text:p>173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02" office:value-type="float">
            <text:p>3803840012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2" office:value-type="float">
            <text:p>173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03" office:value-type="float">
            <text:p>3803840012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3" office:value-type="float">
            <text:p>173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04" office:value-type="float">
            <text:p>3803840012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4" office:value-type="float">
            <text:p>173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05" office:value-type="float">
            <text:p>3803840012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5" office:value-type="float">
            <text:p>173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06" office:value-type="float">
            <text:p>3803840012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6" office:value-type="float">
            <text:p>173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07" office:value-type="float">
            <text:p>3803840012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7" office:value-type="float">
            <text:p>173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08" office:value-type="float">
            <text:p>3803840012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8" office:value-type="float">
            <text:p>173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09" office:value-type="float">
            <text:p>3803840012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19" office:value-type="float">
            <text:p>173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10" office:value-type="float">
            <text:p>3803840012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0" office:value-type="float">
            <text:p>173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11" office:value-type="float">
            <text:p>3803840012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1" office:value-type="float">
            <text:p>173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12" office:value-type="float">
            <text:p>3803840012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2" office:value-type="float">
            <text:p>173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13" office:value-type="float">
            <text:p>3803840012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3" office:value-type="float">
            <text:p>173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14" office:value-type="float">
            <text:p>3803840012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4" office:value-type="float">
            <text:p>173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15" office:value-type="float">
            <text:p>3803840012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5" office:value-type="float">
            <text:p>173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16" office:value-type="float">
            <text:p>380384001201016</text:p>
          </table:table-cell>
          <table:table-cell table:style-name="TL Metadata" table:number-columns-repeated="7"/>
          <table:table-cell ns41:value-type="string" table:style-name="TL Metadata" office:value-type="string">
            <text:p>3803840012010161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6" office:value-type="float">
            <text:p>173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17" office:value-type="float">
            <text:p>3803840012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7" office:value-type="float">
            <text:p>173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18" office:value-type="float">
            <text:p>3803840012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8" office:value-type="float">
            <text:p>173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19" office:value-type="float">
            <text:p>3803840012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29" office:value-type="float">
            <text:p>173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20" office:value-type="float">
            <text:p>3803840012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0" office:value-type="float">
            <text:p>173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21" office:value-type="float">
            <text:p>3803840012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1" office:value-type="float">
            <text:p>173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22" office:value-type="float">
            <text:p>3803840012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2" office:value-type="float">
            <text:p>173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23" office:value-type="float">
            <text:p>3803840012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3" office:value-type="float">
            <text:p>173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24" office:value-type="float">
            <text:p>380384001201024</text:p>
          </table:table-cell>
          <table:table-cell table:style-name="TL Metadata" table:number-columns-repeated="7"/>
          <table:table-cell ns41:value-type="string" table:style-name="TL Metadata" office:value-type="string">
            <text:p>3803840012010242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4" office:value-type="float">
            <text:p>173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25" office:value-type="float">
            <text:p>380384001201025</text:p>
          </table:table-cell>
          <table:table-cell table:style-name="TL Metadata" table:number-columns-repeated="7"/>
          <table:table-cell ns41:value-type="string" table:style-name="TL Metadata" office:value-type="string">
            <text:p>3803840012010253 <text:s/>Hieronder twe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5" office:value-type="float">
            <text:p>173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26" office:value-type="float">
            <text:p>3803840012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6" office:value-type="float">
            <text:p>173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27" office:value-type="float">
            <text:p>3803840012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7" office:value-type="float">
            <text:p>173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28" office:value-type="float">
            <text:p>3803840012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8" office:value-type="float">
            <text:p>173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29" office:value-type="float">
            <text:p>3803840012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39" office:value-type="float">
            <text:p>173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30" office:value-type="float">
            <text:p>3803840012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0" office:value-type="float">
            <text:p>173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31" office:value-type="float">
            <text:p>3803840012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1" office:value-type="float">
            <text:p>173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32" office:value-type="float">
            <text:p>3803840012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2" office:value-type="float">
            <text:p>173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33" office:value-type="float">
            <text:p>3803840012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3" office:value-type="float">
            <text:p>173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34" office:value-type="float">
            <text:p>3803840012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4" office:value-type="float">
            <text:p>173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35" office:value-type="float">
            <text:p>3803840012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5" office:value-type="float">
            <text:p>173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36" office:value-type="float">
            <text:p>3803840012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6" office:value-type="float">
            <text:p>173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37" office:value-type="float">
            <text:p>3803840012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7" office:value-type="float">
            <text:p>173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38" office:value-type="float">
            <text:p>3803840012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8" office:value-type="float">
            <text:p>173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39" office:value-type="float">
            <text:p>3803840012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49" office:value-type="float">
            <text:p>173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40" office:value-type="float">
            <text:p>3803840012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0" office:value-type="float">
            <text:p>173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41" office:value-type="float">
            <text:p>3803840012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1" office:value-type="float">
            <text:p>173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42" office:value-type="float">
            <text:p>3803840012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2" office:value-type="float">
            <text:p>173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43" office:value-type="float">
            <text:p>3803840012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3" office:value-type="float">
            <text:p>173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44" office:value-type="float">
            <text:p>3803840012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4" office:value-type="float">
            <text:p>173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45" office:value-type="float">
            <text:p>3803840012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5" office:value-type="float">
            <text:p>173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46" office:value-type="float">
            <text:p>3803840012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6" office:value-type="float">
            <text:p>173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47" office:value-type="float">
            <text:p>3803840012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7" office:value-type="float">
            <text:p>173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48" office:value-type="float">
            <text:p>3803840012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8" office:value-type="float">
            <text:p>173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49" office:value-type="float">
            <text:p>3803840012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59" office:value-type="float">
            <text:p>173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50" office:value-type="float">
            <text:p>3803840012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0" office:value-type="float">
            <text:p>173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51" office:value-type="float">
            <text:p>3803840012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1" office:value-type="float">
            <text:p>173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52" office:value-type="float">
            <text:p>3803840012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2" office:value-type="float">
            <text:p>173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201053" office:value-type="float">
            <text:p>38038400120105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3" office:value-type="float">
            <text:p>173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01" office:value-type="float">
            <text:p>3803840013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4" office:value-type="float">
            <text:p>173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02" office:value-type="float">
            <text:p>3803840013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5" office:value-type="float">
            <text:p>173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03" office:value-type="float">
            <text:p>3803840013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6" office:value-type="float">
            <text:p>173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04" office:value-type="float">
            <text:p>380384001301004</text:p>
          </table:table-cell>
          <table:table-cell table:style-name="TL Metadata" table:number-columns-repeated="7"/>
          <table:table-cell ns41:value-type="string" table:style-name="TL Metadata" office:value-type="string">
            <text:p>380384001301004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7" office:value-type="float">
            <text:p>173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05" office:value-type="float">
            <text:p>3803840013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8" office:value-type="float">
            <text:p>173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06" office:value-type="float">
            <text:p>3803840013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69" office:value-type="float">
            <text:p>173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07" office:value-type="float">
            <text:p>3803840013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0" office:value-type="float">
            <text:p>173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08" office:value-type="float">
            <text:p>3803840013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1" office:value-type="float">
            <text:p>173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09" office:value-type="float">
            <text:p>3803840013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2" office:value-type="float">
            <text:p>173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10" office:value-type="float">
            <text:p>3803840013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3" office:value-type="float">
            <text:p>173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11" office:value-type="float">
            <text:p>3803840013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4" office:value-type="float">
            <text:p>173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12" office:value-type="float">
            <text:p>3803840013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5" office:value-type="float">
            <text:p>173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13" office:value-type="float">
            <text:p>3803840013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6" office:value-type="float">
            <text:p>173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14" office:value-type="float">
            <text:p>3803840013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7" office:value-type="float">
            <text:p>173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15" office:value-type="float">
            <text:p>3803840013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8" office:value-type="float">
            <text:p>173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16" office:value-type="float">
            <text:p>3803840013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79" office:value-type="float">
            <text:p>173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17" office:value-type="float">
            <text:p>3803840013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0" office:value-type="float">
            <text:p>173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18" office:value-type="float">
            <text:p>3803840013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1" office:value-type="float">
            <text:p>173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19" office:value-type="float">
            <text:p>3803840013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2" office:value-type="float">
            <text:p>173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20" office:value-type="float">
            <text:p>3803840013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3" office:value-type="float">
            <text:p>173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21" office:value-type="float">
            <text:p>380384001301021</text:p>
          </table:table-cell>
          <table:table-cell table:style-name="TL Metadata" table:number-columns-repeated="7"/>
          <table:table-cell ns41:value-type="string" table:style-name="TL Metadata" office:value-type="string">
            <text:p>3803840013010211 <text:s/>Hieronder dri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4" office:value-type="float">
            <text:p>173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22" office:value-type="float">
            <text:p>3803840013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5" office:value-type="float">
            <text:p>173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23" office:value-type="float">
            <text:p>3803840013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6" office:value-type="float">
            <text:p>173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24" office:value-type="float">
            <text:p>3803840013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7" office:value-type="float">
            <text:p>173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25" office:value-type="float">
            <text:p>3803840013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8" office:value-type="float">
            <text:p>173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26" office:value-type="float">
            <text:p>3803840013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89" office:value-type="float">
            <text:p>173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27" office:value-type="float">
            <text:p>380384001301027</text:p>
          </table:table-cell>
          <table:table-cell table:style-name="TL Metadata" table:number-columns-repeated="7"/>
          <table:table-cell ns41:value-type="string" table:style-name="TL Metadata" office:value-type="string">
            <text:p>380384001301027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0" office:value-type="float">
            <text:p>173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28" office:value-type="float">
            <text:p>3803840013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1" office:value-type="float">
            <text:p>173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29" office:value-type="float">
            <text:p>380384001301029</text:p>
          </table:table-cell>
          <table:table-cell table:style-name="TL Metadata" table:number-columns-repeated="7"/>
          <table:table-cell ns41:value-type="string" table:style-name="TL Metadata" office:value-type="string">
            <text:p>380384001301027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2" office:value-type="float">
            <text:p>173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30" office:value-type="float">
            <text:p>3803840013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3" office:value-type="float">
            <text:p>173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31" office:value-type="float">
            <text:p>3803840013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4" office:value-type="float">
            <text:p>173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32" office:value-type="float">
            <text:p>3803840013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5" office:value-type="float">
            <text:p>173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33" office:value-type="float">
            <text:p>3803840013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6" office:value-type="float">
            <text:p>173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34" office:value-type="float">
            <text:p>3803840013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7" office:value-type="float">
            <text:p>173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35" office:value-type="float">
            <text:p>3803840013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8" office:value-type="float">
            <text:p>173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36" office:value-type="float">
            <text:p>3803840013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399" office:value-type="float">
            <text:p>173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37" office:value-type="float">
            <text:p>3803840013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0" office:value-type="float">
            <text:p>174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38" office:value-type="float">
            <text:p>3803840013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1" office:value-type="float">
            <text:p>174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39" office:value-type="float">
            <text:p>3803840013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2" office:value-type="float">
            <text:p>174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40" office:value-type="float">
            <text:p>3803840013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3" office:value-type="float">
            <text:p>174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41" office:value-type="float">
            <text:p>3803840013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4" office:value-type="float">
            <text:p>174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42" office:value-type="float">
            <text:p>3803840013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5" office:value-type="float">
            <text:p>174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43" office:value-type="float">
            <text:p>3803840013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6" office:value-type="float">
            <text:p>174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44" office:value-type="float">
            <text:p>3803840013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7" office:value-type="float">
            <text:p>174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45" office:value-type="float">
            <text:p>3803840013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8" office:value-type="float">
            <text:p>174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46" office:value-type="float">
            <text:p>3803840013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09" office:value-type="float">
            <text:p>174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47" office:value-type="float">
            <text:p>3803840013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0" office:value-type="float">
            <text:p>174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48" office:value-type="float">
            <text:p>3803840013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1" office:value-type="float">
            <text:p>174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49" office:value-type="float">
            <text:p>3803840013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2" office:value-type="float">
            <text:p>174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4001301050" office:value-type="float">
            <text:p>3803840013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3" office:value-type="float">
            <text:p>174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01" office:value-type="float">
            <text:p>3803850014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4" office:value-type="float">
            <text:p>174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02" office:value-type="float">
            <text:p>3803850014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5" office:value-type="float">
            <text:p>174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03" office:value-type="float">
            <text:p>3803850014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6" office:value-type="float">
            <text:p>174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04" office:value-type="float">
            <text:p>380385001401004</text:p>
          </table:table-cell>
          <table:table-cell table:style-name="TL Metadata" table:number-columns-repeated="7"/>
          <table:table-cell ns41:value-type="string" table:style-name="TL Metadata" office:value-type="string">
            <text:p>3803850014010041 <text:s/>Hieronder vijf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7" office:value-type="float">
            <text:p>174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05" office:value-type="float">
            <text:p>3803850014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8" office:value-type="float">
            <text:p>174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06" office:value-type="float">
            <text:p>3803850014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19" office:value-type="float">
            <text:p>174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07" office:value-type="float">
            <text:p>3803850014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0" office:value-type="float">
            <text:p>174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08" office:value-type="float">
            <text:p>3803850014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1" office:value-type="float">
            <text:p>174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09" office:value-type="float">
            <text:p>3803850014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2" office:value-type="float">
            <text:p>174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10" office:value-type="float">
            <text:p>380385001401010</text:p>
          </table:table-cell>
          <table:table-cell table:style-name="TL Metadata" table:number-columns-repeated="7"/>
          <table:table-cell ns41:value-type="string" table:style-name="TL Metadata" office:value-type="string">
            <text:p>3803850014010102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3" office:value-type="float">
            <text:p>174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11" office:value-type="float">
            <text:p>3803850014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4" office:value-type="float">
            <text:p>174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12" office:value-type="float">
            <text:p>3803850014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5" office:value-type="float">
            <text:p>174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13" office:value-type="float">
            <text:p>3803850014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6" office:value-type="float">
            <text:p>174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14" office:value-type="float">
            <text:p>3803850014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7" office:value-type="float">
            <text:p>174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15" office:value-type="float">
            <text:p>3803850014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8" office:value-type="float">
            <text:p>174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16" office:value-type="float">
            <text:p>380385001401016</text:p>
          </table:table-cell>
          <table:table-cell table:style-name="TL Metadata" table:number-columns-repeated="7"/>
          <table:table-cell ns41:value-type="string" table:style-name="TL Metadata" office:value-type="string">
            <text:p>3803850014010163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29" office:value-type="float">
            <text:p>174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17" office:value-type="float">
            <text:p>380385001401017</text:p>
          </table:table-cell>
          <table:table-cell table:style-name="TL Metadata" table:number-columns-repeated="7"/>
          <table:table-cell ns41:value-type="string" table:style-name="TL Metadata" office:value-type="string">
            <text:p>3803850014010174 <text:s/>Hieronder zes en veertig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0" office:value-type="float">
            <text:p>174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18" office:value-type="float">
            <text:p>380385001401018</text:p>
          </table:table-cell>
          <table:table-cell table:style-name="TL Metadata" table:number-columns-repeated="7"/>
          <table:table-cell ns41:value-type="string" table:style-name="TL Metadata" office:value-type="string">
            <text:p>3803850014010185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1" office:value-type="float">
            <text:p>174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19" office:value-type="float">
            <text:p>3803850014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2" office:value-type="float">
            <text:p>174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20" office:value-type="float">
            <text:p>3803850014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3" office:value-type="float">
            <text:p>174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21" office:value-type="float">
            <text:p>3803850014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4" office:value-type="float">
            <text:p>174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22" office:value-type="float">
            <text:p>3803850014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5" office:value-type="float">
            <text:p>174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23" office:value-type="float">
            <text:p>3803850014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6" office:value-type="float">
            <text:p>174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24" office:value-type="float">
            <text:p>3803850014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7" office:value-type="float">
            <text:p>174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25" office:value-type="float">
            <text:p>3803850014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8" office:value-type="float">
            <text:p>174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26" office:value-type="float">
            <text:p>3803850014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39" office:value-type="float">
            <text:p>174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27" office:value-type="float">
            <text:p>3803850014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0" office:value-type="float">
            <text:p>174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28" office:value-type="float">
            <text:p>3803850014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1" office:value-type="float">
            <text:p>174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29" office:value-type="float">
            <text:p>3803850014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2" office:value-type="float">
            <text:p>174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30" office:value-type="float">
            <text:p>3803850014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3" office:value-type="float">
            <text:p>174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31" office:value-type="float">
            <text:p>3803850014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4" office:value-type="float">
            <text:p>174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32" office:value-type="float">
            <text:p>3803850014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5" office:value-type="float">
            <text:p>174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33" office:value-type="float">
            <text:p>3803850014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6" office:value-type="float">
            <text:p>174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34" office:value-type="float">
            <text:p>3803850014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7" office:value-type="float">
            <text:p>174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35" office:value-type="float">
            <text:p>3803850014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8" office:value-type="float">
            <text:p>174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36" office:value-type="float">
            <text:p>3803850014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49" office:value-type="float">
            <text:p>174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37" office:value-type="float">
            <text:p>3803850014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0" office:value-type="float">
            <text:p>174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38" office:value-type="float">
            <text:p>3803850014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1" office:value-type="float">
            <text:p>174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39" office:value-type="float">
            <text:p>3803850014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2" office:value-type="float">
            <text:p>174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40" office:value-type="float">
            <text:p>3803850014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3" office:value-type="float">
            <text:p>174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41" office:value-type="float">
            <text:p>3803850014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4" office:value-type="float">
            <text:p>174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42" office:value-type="float">
            <text:p>3803850014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5" office:value-type="float">
            <text:p>174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43" office:value-type="float">
            <text:p>3803850014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6" office:value-type="float">
            <text:p>174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44" office:value-type="float">
            <text:p>3803850014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7" office:value-type="float">
            <text:p>174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45" office:value-type="float">
            <text:p>3803850014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8" office:value-type="float">
            <text:p>174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46" office:value-type="float">
            <text:p>3803850014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59" office:value-type="float">
            <text:p>174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47" office:value-type="float">
            <text:p>3803850014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0" office:value-type="float">
            <text:p>174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48" office:value-type="float">
            <text:p>3803850014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1" office:value-type="float">
            <text:p>174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49" office:value-type="float">
            <text:p>3803850014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2" office:value-type="float">
            <text:p>174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50" office:value-type="float">
            <text:p>3803850014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3" office:value-type="float">
            <text:p>174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51" office:value-type="float">
            <text:p>3803850014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4" office:value-type="float">
            <text:p>174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52" office:value-type="float">
            <text:p>3803850014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5" office:value-type="float">
            <text:p>174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401053" office:value-type="float">
            <text:p>38038500140105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6" office:value-type="float">
            <text:p>174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01" office:value-type="float">
            <text:p>3803850015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7" office:value-type="float">
            <text:p>174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02" office:value-type="float">
            <text:p>3803850015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8" office:value-type="float">
            <text:p>174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03" office:value-type="float">
            <text:p>3803850015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69" office:value-type="float">
            <text:p>174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04" office:value-type="float">
            <text:p>3803850015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0" office:value-type="float">
            <text:p>174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05" office:value-type="float">
            <text:p>3803850015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1" office:value-type="float">
            <text:p>174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06" office:value-type="float">
            <text:p>3803850015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2" office:value-type="float">
            <text:p>174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07" office:value-type="float">
            <text:p>3803850015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3" office:value-type="float">
            <text:p>174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08" office:value-type="float">
            <text:p>3803850015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4" office:value-type="float">
            <text:p>174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09" office:value-type="float">
            <text:p>3803850015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5" office:value-type="float">
            <text:p>174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10" office:value-type="float">
            <text:p>3803850015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6" office:value-type="float">
            <text:p>174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11" office:value-type="float">
            <text:p>3803850015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7" office:value-type="float">
            <text:p>174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12" office:value-type="float">
            <text:p>3803850015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8" office:value-type="float">
            <text:p>174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13" office:value-type="float">
            <text:p>3803850015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79" office:value-type="float">
            <text:p>174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14" office:value-type="float">
            <text:p>3803850015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0" office:value-type="float">
            <text:p>174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15" office:value-type="float">
            <text:p>3803850015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1" office:value-type="float">
            <text:p>174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16" office:value-type="float">
            <text:p>3803850015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2" office:value-type="float">
            <text:p>174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17" office:value-type="float">
            <text:p>3803850015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3" office:value-type="float">
            <text:p>174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18" office:value-type="float">
            <text:p>3803850015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4" office:value-type="float">
            <text:p>174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19" office:value-type="float">
            <text:p>3803850015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5" office:value-type="float">
            <text:p>174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20" office:value-type="float">
            <text:p>3803850015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6" office:value-type="float">
            <text:p>174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21" office:value-type="float">
            <text:p>380385001501021</text:p>
          </table:table-cell>
          <table:table-cell table:style-name="TL Metadata" table:number-columns-repeated="7"/>
          <table:table-cell ns41:value-type="string" table:style-name="TL Metadata" office:value-type="string">
            <text:p>3803850015010211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7" office:value-type="float">
            <text:p>174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22" office:value-type="float">
            <text:p>3803850015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8" office:value-type="float">
            <text:p>174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23" office:value-type="float">
            <text:p>3803850015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89" office:value-type="float">
            <text:p>174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24" office:value-type="float">
            <text:p>3803850015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0" office:value-type="float">
            <text:p>174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25" office:value-type="float">
            <text:p>3803850015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1" office:value-type="float">
            <text:p>174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26" office:value-type="float">
            <text:p>3803850015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2" office:value-type="float">
            <text:p>174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27" office:value-type="float">
            <text:p>3803850015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3" office:value-type="float">
            <text:p>174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28" office:value-type="float">
            <text:p>3803850015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4" office:value-type="float">
            <text:p>174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29" office:value-type="float">
            <text:p>3803850015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5" office:value-type="float">
            <text:p>174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30" office:value-type="float">
            <text:p>3803850015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6" office:value-type="float">
            <text:p>174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31" office:value-type="float">
            <text:p>3803850015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7" office:value-type="float">
            <text:p>174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32" office:value-type="float">
            <text:p>3803850015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8" office:value-type="float">
            <text:p>174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33" office:value-type="float">
            <text:p>3803850015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499" office:value-type="float">
            <text:p>174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34" office:value-type="float">
            <text:p>3803850015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0" office:value-type="float">
            <text:p>175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35" office:value-type="float">
            <text:p>3803850015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1" office:value-type="float">
            <text:p>175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36" office:value-type="float">
            <text:p>3803850015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2" office:value-type="float">
            <text:p>175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37" office:value-type="float">
            <text:p>3803850015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3" office:value-type="float">
            <text:p>175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38" office:value-type="float">
            <text:p>3803850015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4" office:value-type="float">
            <text:p>175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39" office:value-type="float">
            <text:p>3803850015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5" office:value-type="float">
            <text:p>175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40" office:value-type="float">
            <text:p>380385001501040</text:p>
          </table:table-cell>
          <table:table-cell table:style-name="TL Metadata" table:number-columns-repeated="7"/>
          <table:table-cell ns41:value-type="string" table:style-name="TL Metadata" office:value-type="string">
            <text:p>3803850015010402 <text:s/>Hieronder twee en twintig van onbekenden ouderdom.</text:p>
          </table:table-cell>
          <table:table-cell ns41:value-type="string" table:style-name="TL Metadata" office:value-type="string">
            <text:p>3803850015010405 <text:s/>Hieronder acht en vijftig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506" office:value-type="float">
            <text:p>175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41" office:value-type="float">
            <text:p>380385001501041</text:p>
          </table:table-cell>
          <table:table-cell table:style-name="TL Metadata" table:number-columns-repeated="7"/>
          <table:table-cell ns41:value-type="string" table:style-name="TL Metadata" office:value-type="string">
            <text:p>3803850015010413 <text:s/>Hieronder een en twintig van onbekenden ouderdom.</text:p>
          </table:table-cell>
          <table:table-cell ns41:value-type="string" table:style-name="TL Metadata" office:value-type="string">
            <text:p>3803850015010416 <text:s/>Hieronder vijf van onbekenden ouderdom.</text:p>
          </table:table-cell>
          <table:table-cell table:style-name="TL Metadata" table:number-columns-repeated="2"/>
          <table:table-cell ns41:value-type="string" table:style-name="TL Metadata" office:value-type="string">
            <text:p>Kolom Q: er staat 12-jun; Dit moet zijn 12/6.</text:p>
          </table:table-cell>
          <table:table-cell table:number-columns-repeated="1009"/>
        </table:table-row>
        <table:table-row table:style-name="ro4">
          <table:table-cell ns41:value-type="float" table:style-name="ce38" office:value="17507" office:value-type="float">
            <text:p>175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5001501042" office:value-type="float">
            <text:p>380385001501042</text:p>
          </table:table-cell>
          <table:table-cell table:style-name="TL Metadata" table:number-columns-repeated="7"/>
          <table:table-cell ns41:value-type="string" table:style-name="TL Metadata" office:value-type="string">
            <text:p>3803850015010424 <text:s/>Hieronder honderd zeven van onbekenden ouderdom.</text:p>
          </table:table-cell>
          <table:table-cell ns41:value-type="string" table:style-name="TL Metadata" office:value-type="string">
            <text:p>3803850015010427 <text:s/>Hieronder een en zeventig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508" office:value-type="float">
            <text:p>175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01" office:value-type="float">
            <text:p>3803860016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09" office:value-type="float">
            <text:p>175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02" office:value-type="float">
            <text:p>3803860016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0" office:value-type="float">
            <text:p>175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03" office:value-type="float">
            <text:p>3803860016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1" office:value-type="float">
            <text:p>175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04" office:value-type="float">
            <text:p>3803860016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2" office:value-type="float">
            <text:p>175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05" office:value-type="float">
            <text:p>3803860016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3" office:value-type="float">
            <text:p>175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06" office:value-type="float">
            <text:p>3803860016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4" office:value-type="float">
            <text:p>175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07" office:value-type="float">
            <text:p>3803860016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5" office:value-type="float">
            <text:p>175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08" office:value-type="float">
            <text:p>3803860016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6" office:value-type="float">
            <text:p>175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09" office:value-type="float">
            <text:p>3803860016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7" office:value-type="float">
            <text:p>175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10" office:value-type="float">
            <text:p>3803860016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8" office:value-type="float">
            <text:p>175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11" office:value-type="float">
            <text:p>3803860016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19" office:value-type="float">
            <text:p>175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12" office:value-type="float">
            <text:p>380386001601012</text:p>
          </table:table-cell>
          <table:table-cell table:style-name="TL Metadata" table:number-columns-repeated="7"/>
          <table:table-cell ns41:value-type="string" table:style-name="TL Metadata" office:value-type="string">
            <text:p>3803860016010121 <text:s/>Hieronder een van onbekenden ouderdom.</text:p>
          </table:table-cell>
          <table:table-cell ns41:value-type="string" table:style-name="TL Metadata" office:value-type="string">
            <text:p>3803860016010123 <text:s/>Hieronder drie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520" office:value-type="float">
            <text:p>175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13" office:value-type="float">
            <text:p>3803860016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1" office:value-type="float">
            <text:p>175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14" office:value-type="float">
            <text:p>3803860016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2" office:value-type="float">
            <text:p>175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15" office:value-type="float">
            <text:p>3803860016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3" office:value-type="float">
            <text:p>175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16" office:value-type="float">
            <text:p>3803860016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4" office:value-type="float">
            <text:p>175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17" office:value-type="float">
            <text:p>3803860016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5" office:value-type="float">
            <text:p>175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18" office:value-type="float">
            <text:p>3803860016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6" office:value-type="float">
            <text:p>175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19" office:value-type="float">
            <text:p>3803860016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7" office:value-type="float">
            <text:p>175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20" office:value-type="float">
            <text:p>3803860016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8" office:value-type="float">
            <text:p>175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21" office:value-type="float">
            <text:p>3803860016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29" office:value-type="float">
            <text:p>175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22" office:value-type="float">
            <text:p>3803860016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0" office:value-type="float">
            <text:p>175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23" office:value-type="float">
            <text:p>3803860016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1" office:value-type="float">
            <text:p>175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24" office:value-type="float">
            <text:p>3803860016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2" office:value-type="float">
            <text:p>175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25" office:value-type="float">
            <text:p>3803860016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3" office:value-type="float">
            <text:p>175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26" office:value-type="float">
            <text:p>3803860016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4" office:value-type="float">
            <text:p>175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27" office:value-type="float">
            <text:p>3803860016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5" office:value-type="float">
            <text:p>175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28" office:value-type="float">
            <text:p>3803860016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6" office:value-type="float">
            <text:p>175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29" office:value-type="float">
            <text:p>3803860016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7" office:value-type="float">
            <text:p>175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30" office:value-type="float">
            <text:p>3803860016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8" office:value-type="float">
            <text:p>175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31" office:value-type="float">
            <text:p>3803860016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39" office:value-type="float">
            <text:p>175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32" office:value-type="float">
            <text:p>3803860016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0" office:value-type="float">
            <text:p>175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33" office:value-type="float">
            <text:p>3803860016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1" office:value-type="float">
            <text:p>175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34" office:value-type="float">
            <text:p>3803860016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2" office:value-type="float">
            <text:p>175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35" office:value-type="float">
            <text:p>3803860016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3" office:value-type="float">
            <text:p>175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36" office:value-type="float">
            <text:p>3803860016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4" office:value-type="float">
            <text:p>175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37" office:value-type="float">
            <text:p>3803860016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5" office:value-type="float">
            <text:p>175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38" office:value-type="float">
            <text:p>3803860016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6" office:value-type="float">
            <text:p>175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39" office:value-type="float">
            <text:p>3803860016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7" office:value-type="float">
            <text:p>175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40" office:value-type="float">
            <text:p>3803860016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8" office:value-type="float">
            <text:p>175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41" office:value-type="float">
            <text:p>3803860016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49" office:value-type="float">
            <text:p>175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42" office:value-type="float">
            <text:p>3803860016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0" office:value-type="float">
            <text:p>175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43" office:value-type="float">
            <text:p>3803860016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1" office:value-type="float">
            <text:p>175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44" office:value-type="float">
            <text:p>3803860016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2" office:value-type="float">
            <text:p>175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45" office:value-type="float">
            <text:p>3803860016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3" office:value-type="float">
            <text:p>175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46" office:value-type="float">
            <text:p>3803860016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4" office:value-type="float">
            <text:p>175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47" office:value-type="float">
            <text:p>3803860016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5" office:value-type="float">
            <text:p>175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48" office:value-type="float">
            <text:p>380386001601048</text:p>
          </table:table-cell>
          <table:table-cell table:style-name="TL Metadata" table:number-columns-repeated="7"/>
          <table:table-cell ns41:value-type="string" table:style-name="TL Metadata" office:value-type="string">
            <text:p>3803860016010482 <text:s/>Hieronder een van onbekenden ouderdom.</text:p>
          </table:table-cell>
          <table:table-cell ns41:value-type="string" table:style-name="TL Metadata" office:value-type="string">
            <text:p>3803860016010484 <text:s/>Hieronder vijf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556" office:value-type="float">
            <text:p>175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49" office:value-type="float">
            <text:p>3803860016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7" office:value-type="float">
            <text:p>175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50" office:value-type="float">
            <text:p>3803860016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8" office:value-type="float">
            <text:p>175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51" office:value-type="float">
            <text:p>3803860016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59" office:value-type="float">
            <text:p>175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52" office:value-type="float">
            <text:p>3803860016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0" office:value-type="float">
            <text:p>175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601053" office:value-type="float">
            <text:p>38038600160105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1" office:value-type="float">
            <text:p>175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01" office:value-type="float">
            <text:p>3803860017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2" office:value-type="float">
            <text:p>175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02" office:value-type="float">
            <text:p>3803860017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3" office:value-type="float">
            <text:p>175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03" office:value-type="float">
            <text:p>3803860017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4" office:value-type="float">
            <text:p>175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04" office:value-type="float">
            <text:p>3803860017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5" office:value-type="float">
            <text:p>175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05" office:value-type="float">
            <text:p>3803860017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6" office:value-type="float">
            <text:p>175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06" office:value-type="float">
            <text:p>3803860017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7" office:value-type="float">
            <text:p>175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07" office:value-type="float">
            <text:p>3803860017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8" office:value-type="float">
            <text:p>175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08" office:value-type="float">
            <text:p>380386001701008</text:p>
          </table:table-cell>
          <table:table-cell table:style-name="TL Metadata" table:number-columns-repeated="7"/>
          <table:table-cell ns41:value-type="string" table:style-name="TL Metadata" office:value-type="string">
            <text:p>3803860017010081 <text:s/>Hieronder twee welke worden opgeleid tot leeraren bij de christelijke afgescheidene gemeente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69" office:value-type="float">
            <text:p>175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09" office:value-type="float">
            <text:p>3803860017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0" office:value-type="float">
            <text:p>175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10" office:value-type="float">
            <text:p>3803860017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1" office:value-type="float">
            <text:p>175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11" office:value-type="float">
            <text:p>3803860017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2" office:value-type="float">
            <text:p>175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12" office:value-type="float">
            <text:p>3803860017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3" office:value-type="float">
            <text:p>175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13" office:value-type="float">
            <text:p>3803860017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4" office:value-type="float">
            <text:p>175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14" office:value-type="float">
            <text:p>3803860017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5" office:value-type="float">
            <text:p>175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15" office:value-type="float">
            <text:p>3803860017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6" office:value-type="float">
            <text:p>175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16" office:value-type="float">
            <text:p>3803860017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7" office:value-type="float">
            <text:p>175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17" office:value-type="float">
            <text:p>3803860017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8" office:value-type="float">
            <text:p>175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18" office:value-type="float">
            <text:p>3803860017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79" office:value-type="float">
            <text:p>175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19" office:value-type="float">
            <text:p>3803860017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0" office:value-type="float">
            <text:p>175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20" office:value-type="float">
            <text:p>3803860017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1" office:value-type="float">
            <text:p>175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21" office:value-type="float">
            <text:p>3803860017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2" office:value-type="float">
            <text:p>175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22" office:value-type="float">
            <text:p>3803860017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3" office:value-type="float">
            <text:p>175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23" office:value-type="float">
            <text:p>3803860017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4" office:value-type="float">
            <text:p>175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24" office:value-type="float">
            <text:p>3803860017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5" office:value-type="float">
            <text:p>175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25" office:value-type="float">
            <text:p>3803860017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6" office:value-type="float">
            <text:p>175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26" office:value-type="float">
            <text:p>3803860017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7" office:value-type="float">
            <text:p>175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27" office:value-type="float">
            <text:p>3803860017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8" office:value-type="float">
            <text:p>175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28" office:value-type="float">
            <text:p>3803860017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89" office:value-type="float">
            <text:p>175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29" office:value-type="float">
            <text:p>3803860017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0" office:value-type="float">
            <text:p>175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30" office:value-type="float">
            <text:p>3803860017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1" office:value-type="float">
            <text:p>175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31" office:value-type="float">
            <text:p>3803860017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2" office:value-type="float">
            <text:p>175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32" office:value-type="float">
            <text:p>3803860017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3" office:value-type="float">
            <text:p>175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33" office:value-type="float">
            <text:p>3803860017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4" office:value-type="float">
            <text:p>175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34" office:value-type="float">
            <text:p>3803860017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5" office:value-type="float">
            <text:p>175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35" office:value-type="float">
            <text:p>3803860017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6" office:value-type="float">
            <text:p>175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36" office:value-type="float">
            <text:p>3803860017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7" office:value-type="float">
            <text:p>175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37" office:value-type="float">
            <text:p>3803860017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8" office:value-type="float">
            <text:p>175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38" office:value-type="float">
            <text:p>3803860017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599" office:value-type="float">
            <text:p>175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39" office:value-type="float">
            <text:p>3803860017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0" office:value-type="float">
            <text:p>176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40" office:value-type="float">
            <text:p>3803860017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1" office:value-type="float">
            <text:p>176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41" office:value-type="float">
            <text:p>3803860017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2" office:value-type="float">
            <text:p>176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42" office:value-type="float">
            <text:p>3803860017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3" office:value-type="float">
            <text:p>176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43" office:value-type="float">
            <text:p>380386001701043</text:p>
          </table:table-cell>
          <table:table-cell table:style-name="TL Metadata" table:number-columns-repeated="7"/>
          <table:table-cell ns41:value-type="string" table:style-name="TL Metadata" office:value-type="string">
            <text:p>(2) Hieronder éen van onbekenden ouderdom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In de noten is noot 2 van kolom P niet opgenomen. Hier is de correctie aangebracht.</text:p>
          </table:table-cell>
          <table:table-cell table:number-columns-repeated="1009"/>
        </table:table-row>
        <table:table-row table:style-name="ro4">
          <table:table-cell ns41:value-type="float" table:style-name="ce38" office:value="17604" office:value-type="float">
            <text:p>176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44" office:value-type="float">
            <text:p>3803860017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5" office:value-type="float">
            <text:p>176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45" office:value-type="float">
            <text:p>3803860017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6" office:value-type="float">
            <text:p>176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46" office:value-type="float">
            <text:p>3803860017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7" office:value-type="float">
            <text:p>176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47" office:value-type="float">
            <text:p>3803860017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8" office:value-type="float">
            <text:p>176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48" office:value-type="float">
            <text:p>3803860017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09" office:value-type="float">
            <text:p>176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49" office:value-type="float">
            <text:p>3803860017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0" office:value-type="float">
            <text:p>176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50" office:value-type="float">
            <text:p>3803860017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1" office:value-type="float">
            <text:p>176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51" office:value-type="float">
            <text:p>3803860017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2" office:value-type="float">
            <text:p>176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6001701052" office:value-type="float">
            <text:p>3803860017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3" office:value-type="float">
            <text:p>176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01" office:value-type="float">
            <text:p>3803870018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4" office:value-type="float">
            <text:p>176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02" office:value-type="float">
            <text:p>3803870018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5" office:value-type="float">
            <text:p>176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03" office:value-type="float">
            <text:p>3803870018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6" office:value-type="float">
            <text:p>176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04" office:value-type="float">
            <text:p>3803870018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7" office:value-type="float">
            <text:p>176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05" office:value-type="float">
            <text:p>3803870018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8" office:value-type="float">
            <text:p>176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06" office:value-type="float">
            <text:p>3803870018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19" office:value-type="float">
            <text:p>176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07" office:value-type="float">
            <text:p>380387001801007</text:p>
          </table:table-cell>
          <table:table-cell table:style-name="TL Metadata" table:number-columns-repeated="7"/>
          <table:table-cell ns41:value-type="string" table:style-name="TL Metadata" office:value-type="string">
            <text:p>3803870018010071 <text:s/>Hieronder een van onbekenden ouderdom.</text:p>
          </table:table-cell>
          <table:table-cell ns41:value-type="string" table:style-name="TL Metadata" office:value-type="string">
            <text:p>3803870018010072 <text:s/>Hieronder eene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620" office:value-type="float">
            <text:p>176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08" office:value-type="float">
            <text:p>380387001801008</text:p>
          </table:table-cell>
          <table:table-cell table:style-name="TL Metadata" table:number-columns-repeated="7"/>
          <table:table-cell ns41:value-type="string" table:style-name="TL Metadata" office:value-type="string">
            <text:p>3803870018010083 <text:s/>Hieronder twe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1" office:value-type="float">
            <text:p>176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09" office:value-type="float">
            <text:p>3803870018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2" office:value-type="float">
            <text:p>176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10" office:value-type="float">
            <text:p>380387001801010</text:p>
          </table:table-cell>
          <table:table-cell table:style-name="TL Metadata" table:number-columns-repeated="7"/>
          <table:table-cell ns41:value-type="string" table:style-name="TL Metadata" office:value-type="string">
            <text:p>3803870018010104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3" office:value-type="float">
            <text:p>176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11" office:value-type="float">
            <text:p>3803870018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4" office:value-type="float">
            <text:p>176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12" office:value-type="float">
            <text:p>3803870018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5" office:value-type="float">
            <text:p>176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13" office:value-type="float">
            <text:p>3803870018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6" office:value-type="float">
            <text:p>176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14" office:value-type="float">
            <text:p>3803870018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7" office:value-type="float">
            <text:p>176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15" office:value-type="float">
            <text:p>3803870018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8" office:value-type="float">
            <text:p>176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16" office:value-type="float">
            <text:p>3803870018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29" office:value-type="float">
            <text:p>176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17" office:value-type="float">
            <text:p>3803870018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0" office:value-type="float">
            <text:p>176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18" office:value-type="float">
            <text:p>3803870018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1" office:value-type="float">
            <text:p>176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19" office:value-type="float">
            <text:p>3803870018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2" office:value-type="float">
            <text:p>176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20" office:value-type="float">
            <text:p>3803870018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3" office:value-type="float">
            <text:p>176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21" office:value-type="float">
            <text:p>3803870018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4" office:value-type="float">
            <text:p>176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22" office:value-type="float">
            <text:p>3803870018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5" office:value-type="float">
            <text:p>176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23" office:value-type="float">
            <text:p>3803870018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6" office:value-type="float">
            <text:p>176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24" office:value-type="float">
            <text:p>3803870018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7" office:value-type="float">
            <text:p>176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25" office:value-type="float">
            <text:p>3803870018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8" office:value-type="float">
            <text:p>176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26" office:value-type="float">
            <text:p>3803870018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39" office:value-type="float">
            <text:p>176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27" office:value-type="float">
            <text:p>3803870018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0" office:value-type="float">
            <text:p>176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28" office:value-type="float">
            <text:p>3803870018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1" office:value-type="float">
            <text:p>176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29" office:value-type="float">
            <text:p>3803870018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2" office:value-type="float">
            <text:p>176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30" office:value-type="float">
            <text:p>3803870018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3" office:value-type="float">
            <text:p>176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31" office:value-type="float">
            <text:p>3803870018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4" office:value-type="float">
            <text:p>176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32" office:value-type="float">
            <text:p>3803870018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5" office:value-type="float">
            <text:p>176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33" office:value-type="float">
            <text:p>3803870018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6" office:value-type="float">
            <text:p>176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34" office:value-type="float">
            <text:p>3803870018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7" office:value-type="float">
            <text:p>176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35" office:value-type="float">
            <text:p>3803870018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8" office:value-type="float">
            <text:p>176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36" office:value-type="float">
            <text:p>3803870018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49" office:value-type="float">
            <text:p>176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37" office:value-type="float">
            <text:p>3803870018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0" office:value-type="float">
            <text:p>176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38" office:value-type="float">
            <text:p>380387001801038</text:p>
          </table:table-cell>
          <table:table-cell table:style-name="TL Metadata" table:number-columns-repeated="7"/>
          <table:table-cell ns41:value-type="string" table:style-name="TL Metadata" office:value-type="string">
            <text:p>3803870018010385 <text:s/>Hieronder vier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1" office:value-type="float">
            <text:p>176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39" office:value-type="float">
            <text:p>3803870018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2" office:value-type="float">
            <text:p>176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40" office:value-type="float">
            <text:p>3803870018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3" office:value-type="float">
            <text:p>176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41" office:value-type="float">
            <text:p>3803870018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4" office:value-type="float">
            <text:p>176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42" office:value-type="float">
            <text:p>3803870018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5" office:value-type="float">
            <text:p>176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43" office:value-type="float">
            <text:p>3803870018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6" office:value-type="float">
            <text:p>176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44" office:value-type="float">
            <text:p>3803870018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7" office:value-type="float">
            <text:p>176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45" office:value-type="float">
            <text:p>3803870018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8" office:value-type="float">
            <text:p>176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46" office:value-type="float">
            <text:p>3803870018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59" office:value-type="float">
            <text:p>176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47" office:value-type="float">
            <text:p>3803870018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0" office:value-type="float">
            <text:p>176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48" office:value-type="float">
            <text:p>3803870018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1" office:value-type="float">
            <text:p>176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49" office:value-type="float">
            <text:p>3803870018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2" office:value-type="float">
            <text:p>176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50" office:value-type="float">
            <text:p>3803870018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3" office:value-type="float">
            <text:p>176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51" office:value-type="float">
            <text:p>3803870018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4" office:value-type="float">
            <text:p>176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52" office:value-type="float">
            <text:p>3803870018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5" office:value-type="float">
            <text:p>176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801053" office:value-type="float">
            <text:p>38038700180105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6" office:value-type="float">
            <text:p>176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01" office:value-type="float">
            <text:p>3803870019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7" office:value-type="float">
            <text:p>176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02" office:value-type="float">
            <text:p>3803870019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8" office:value-type="float">
            <text:p>176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03" office:value-type="float">
            <text:p>3803870019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69" office:value-type="float">
            <text:p>176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04" office:value-type="float">
            <text:p>380387001901004</text:p>
          </table:table-cell>
          <table:table-cell table:style-name="TL Metadata" table:number-columns-repeated="7"/>
          <table:table-cell ns41:value-type="string" table:style-name="TL Metadata" office:value-type="string">
            <text:p>380387001901004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0" office:value-type="float">
            <text:p>176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05" office:value-type="float">
            <text:p>3803870019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1" office:value-type="float">
            <text:p>176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06" office:value-type="float">
            <text:p>3803870019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2" office:value-type="float">
            <text:p>176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07" office:value-type="float">
            <text:p>3803870019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3" office:value-type="float">
            <text:p>176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08" office:value-type="float">
            <text:p>3803870019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4" office:value-type="float">
            <text:p>176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09" office:value-type="float">
            <text:p>3803870019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5" office:value-type="float">
            <text:p>176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10" office:value-type="float">
            <text:p>3803870019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6" office:value-type="float">
            <text:p>176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11" office:value-type="float">
            <text:p>3803870019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7" office:value-type="float">
            <text:p>176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12" office:value-type="float">
            <text:p>3803870019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8" office:value-type="float">
            <text:p>176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13" office:value-type="float">
            <text:p>3803870019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79" office:value-type="float">
            <text:p>176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14" office:value-type="float">
            <text:p>3803870019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0" office:value-type="float">
            <text:p>176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15" office:value-type="float">
            <text:p>3803870019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1" office:value-type="float">
            <text:p>176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16" office:value-type="float">
            <text:p>3803870019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2" office:value-type="float">
            <text:p>176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17" office:value-type="float">
            <text:p>3803870019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3" office:value-type="float">
            <text:p>176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18" office:value-type="float">
            <text:p>3803870019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4" office:value-type="float">
            <text:p>176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19" office:value-type="float">
            <text:p>3803870019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5" office:value-type="float">
            <text:p>176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20" office:value-type="float">
            <text:p>3803870019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6" office:value-type="float">
            <text:p>176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21" office:value-type="float">
            <text:p>3803870019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7" office:value-type="float">
            <text:p>176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22" office:value-type="float">
            <text:p>3803870019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8" office:value-type="float">
            <text:p>176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23" office:value-type="float">
            <text:p>3803870019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89" office:value-type="float">
            <text:p>176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24" office:value-type="float">
            <text:p>3803870019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0" office:value-type="float">
            <text:p>176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25" office:value-type="float">
            <text:p>3803870019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1" office:value-type="float">
            <text:p>176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26" office:value-type="float">
            <text:p>3803870019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2" office:value-type="float">
            <text:p>176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27" office:value-type="float">
            <text:p>380387001901027</text:p>
          </table:table-cell>
          <table:table-cell table:style-name="TL Metadata" table:number-columns-repeated="7"/>
          <table:table-cell ns41:value-type="string" table:style-name="TL Metadata" office:value-type="string">
            <text:p>? 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10" office:value-type="string">
            <text:p>In de gedrukte bron is de inhoud van de noot niet vermeld. De inhoud ligt voor de hand, daarom is dit gegeven hier gecorrigeerd.</text:p>
          </table:table-cell>
          <table:table-cell table:number-columns-repeated="1008"/>
        </table:table-row>
        <table:table-row table:style-name="ro4">
          <table:table-cell ns41:value-type="float" table:style-name="ce38" office:value="17693" office:value-type="float">
            <text:p>176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28" office:value-type="float">
            <text:p>3803870019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4" office:value-type="float">
            <text:p>176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29" office:value-type="float">
            <text:p>380387001901029</text:p>
          </table:table-cell>
          <table:table-cell table:style-name="TL Metadata" table:number-columns-repeated="7"/>
          <table:table-cell ns41:value-type="string" table:style-name="TL Metadata" office:value-type="string">
            <text:p>? 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10" office:value-type="string">
            <text:p>In de gedrukte bron is de inhoud van de noot niet vermeld. De inhoud ligt voor de hand, daarom is dit gegeven hier gecorrigeerd.</text:p>
          </table:table-cell>
          <table:table-cell table:number-columns-repeated="1008"/>
        </table:table-row>
        <table:table-row table:style-name="ro4">
          <table:table-cell ns41:value-type="float" table:style-name="ce38" office:value="17695" office:value-type="float">
            <text:p>176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30" office:value-type="float">
            <text:p>3803870019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6" office:value-type="float">
            <text:p>176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31" office:value-type="float">
            <text:p>3803870019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7" office:value-type="float">
            <text:p>176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32" office:value-type="float">
            <text:p>3803870019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8" office:value-type="float">
            <text:p>176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33" office:value-type="float">
            <text:p>3803870019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699" office:value-type="float">
            <text:p>176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34" office:value-type="float">
            <text:p>3803870019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0" office:value-type="float">
            <text:p>177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35" office:value-type="float">
            <text:p>3803870019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1" office:value-type="float">
            <text:p>177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36" office:value-type="float">
            <text:p>3803870019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2" office:value-type="float">
            <text:p>177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37" office:value-type="float">
            <text:p>3803870019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3" office:value-type="float">
            <text:p>177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38" office:value-type="float">
            <text:p>3803870019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4" office:value-type="float">
            <text:p>177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39" office:value-type="float">
            <text:p>3803870019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5" office:value-type="float">
            <text:p>177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40" office:value-type="float">
            <text:p>3803870019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6" office:value-type="float">
            <text:p>177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41" office:value-type="float">
            <text:p>3803870019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7" office:value-type="float">
            <text:p>177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42" office:value-type="float">
            <text:p>3803870019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8" office:value-type="float">
            <text:p>177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43" office:value-type="float">
            <text:p>3803870019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09" office:value-type="float">
            <text:p>177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44" office:value-type="float">
            <text:p>3803870019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0" office:value-type="float">
            <text:p>177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45" office:value-type="float">
            <text:p>3803870019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1" office:value-type="float">
            <text:p>177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46" office:value-type="float">
            <text:p>3803870019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2" office:value-type="float">
            <text:p>177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47" office:value-type="float">
            <text:p>3803870019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3" office:value-type="float">
            <text:p>177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48" office:value-type="float">
            <text:p>3803870019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4" office:value-type="float">
            <text:p>177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49" office:value-type="float">
            <text:p>3803870019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5" office:value-type="float">
            <text:p>177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7001901050" office:value-type="float">
            <text:p>3803870019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6" office:value-type="float">
            <text:p>177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01" office:value-type="float">
            <text:p>3803880020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7" office:value-type="float">
            <text:p>177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02" office:value-type="float">
            <text:p>3803880020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8" office:value-type="float">
            <text:p>177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03" office:value-type="float">
            <text:p>3803880020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19" office:value-type="float">
            <text:p>177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04" office:value-type="float">
            <text:p>3803880020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0" office:value-type="float">
            <text:p>177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05" office:value-type="float">
            <text:p>3803880020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1" office:value-type="float">
            <text:p>177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06" office:value-type="float">
            <text:p>3803880020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2" office:value-type="float">
            <text:p>177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07" office:value-type="float">
            <text:p>3803880020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3" office:value-type="float">
            <text:p>177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08" office:value-type="float">
            <text:p>3803880020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4" office:value-type="float">
            <text:p>177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09" office:value-type="float">
            <text:p>3803880020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5" office:value-type="float">
            <text:p>177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10" office:value-type="float">
            <text:p>3803880020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6" office:value-type="float">
            <text:p>177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11" office:value-type="float">
            <text:p>3803880020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7" office:value-type="float">
            <text:p>177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12" office:value-type="float">
            <text:p>3803880020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8" office:value-type="float">
            <text:p>177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13" office:value-type="float">
            <text:p>3803880020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29" office:value-type="float">
            <text:p>177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14" office:value-type="float">
            <text:p>3803880020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0" office:value-type="float">
            <text:p>177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15" office:value-type="float">
            <text:p>3803880020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1" office:value-type="float">
            <text:p>177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16" office:value-type="float">
            <text:p>3803880020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2" office:value-type="float">
            <text:p>177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17" office:value-type="float">
            <text:p>380388002001017</text:p>
          </table:table-cell>
          <table:table-cell table:style-name="TL Metadata" table:number-columns-repeated="7"/>
          <table:table-cell ns41:value-type="string" table:style-name="TL Metadata" office:value-type="string">
            <text:p>3803880020010171 <text:s/>Hieronder zes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3" office:value-type="float">
            <text:p>177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18" office:value-type="float">
            <text:p>3803880020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4" office:value-type="float">
            <text:p>177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19" office:value-type="float">
            <text:p>3803880020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5" office:value-type="float">
            <text:p>177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20" office:value-type="float">
            <text:p>3803880020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6" office:value-type="float">
            <text:p>177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21" office:value-type="float">
            <text:p>3803880020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7" office:value-type="float">
            <text:p>177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22" office:value-type="float">
            <text:p>3803880020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8" office:value-type="float">
            <text:p>177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23" office:value-type="float">
            <text:p>3803880020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39" office:value-type="float">
            <text:p>177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24" office:value-type="float">
            <text:p>3803880020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0" office:value-type="float">
            <text:p>177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25" office:value-type="float">
            <text:p>3803880020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1" office:value-type="float">
            <text:p>177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26" office:value-type="float">
            <text:p>3803880020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2" office:value-type="float">
            <text:p>177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27" office:value-type="float">
            <text:p>3803880020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3" office:value-type="float">
            <text:p>177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28" office:value-type="float">
            <text:p>3803880020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4" office:value-type="float">
            <text:p>177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29" office:value-type="float">
            <text:p>3803880020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5" office:value-type="float">
            <text:p>177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30" office:value-type="float">
            <text:p>3803880020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6" office:value-type="float">
            <text:p>177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31" office:value-type="float">
            <text:p>3803880020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7" office:value-type="float">
            <text:p>177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32" office:value-type="float">
            <text:p>3803880020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8" office:value-type="float">
            <text:p>177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33" office:value-type="float">
            <text:p>3803880020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49" office:value-type="float">
            <text:p>177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34" office:value-type="float">
            <text:p>3803880020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0" office:value-type="float">
            <text:p>177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35" office:value-type="float">
            <text:p>3803880020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1" office:value-type="float">
            <text:p>177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36" office:value-type="float">
            <text:p>3803880020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2" office:value-type="float">
            <text:p>177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37" office:value-type="float">
            <text:p>3803880020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3" office:value-type="float">
            <text:p>177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38" office:value-type="float">
            <text:p>3803880020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4" office:value-type="float">
            <text:p>177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39" office:value-type="float">
            <text:p>3803880020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5" office:value-type="float">
            <text:p>177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40" office:value-type="float">
            <text:p>3803880020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6" office:value-type="float">
            <text:p>177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41" office:value-type="float">
            <text:p>3803880020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7" office:value-type="float">
            <text:p>177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42" office:value-type="float">
            <text:p>3803880020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8" office:value-type="float">
            <text:p>177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43" office:value-type="float">
            <text:p>3803880020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59" office:value-type="float">
            <text:p>177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44" office:value-type="float">
            <text:p>3803880020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0" office:value-type="float">
            <text:p>177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45" office:value-type="float">
            <text:p>3803880020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1" office:value-type="float">
            <text:p>177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46" office:value-type="float">
            <text:p>3803880020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2" office:value-type="float">
            <text:p>177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47" office:value-type="float">
            <text:p>3803880020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3" office:value-type="float">
            <text:p>177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48" office:value-type="float">
            <text:p>3803880020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4" office:value-type="float">
            <text:p>177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49" office:value-type="float">
            <text:p>3803880020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5" office:value-type="float">
            <text:p>177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50" office:value-type="float">
            <text:p>3803880020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6" office:value-type="float">
            <text:p>177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51" office:value-type="float">
            <text:p>3803880020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7" office:value-type="float">
            <text:p>177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52" office:value-type="float">
            <text:p>3803880020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8" office:value-type="float">
            <text:p>177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001053" office:value-type="float">
            <text:p>38038800200105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69" office:value-type="float">
            <text:p>177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01" office:value-type="float">
            <text:p>3803880021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0" office:value-type="float">
            <text:p>177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02" office:value-type="float">
            <text:p>3803880021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1" office:value-type="float">
            <text:p>177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03" office:value-type="float">
            <text:p>3803880021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2" office:value-type="float">
            <text:p>177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04" office:value-type="float">
            <text:p>3803880021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3" office:value-type="float">
            <text:p>177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05" office:value-type="float">
            <text:p>3803880021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4" office:value-type="float">
            <text:p>177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06" office:value-type="float">
            <text:p>3803880021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5" office:value-type="float">
            <text:p>177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07" office:value-type="float">
            <text:p>3803880021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6" office:value-type="float">
            <text:p>177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08" office:value-type="float">
            <text:p>3803880021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7" office:value-type="float">
            <text:p>177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09" office:value-type="float">
            <text:p>3803880021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8" office:value-type="float">
            <text:p>177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10" office:value-type="float">
            <text:p>3803880021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79" office:value-type="float">
            <text:p>177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11" office:value-type="float">
            <text:p>3803880021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0" office:value-type="float">
            <text:p>177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12" office:value-type="float">
            <text:p>3803880021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1" office:value-type="float">
            <text:p>177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13" office:value-type="float">
            <text:p>3803880021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2" office:value-type="float">
            <text:p>177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14" office:value-type="float">
            <text:p>3803880021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3" office:value-type="float">
            <text:p>177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15" office:value-type="float">
            <text:p>3803880021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4" office:value-type="float">
            <text:p>177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16" office:value-type="float">
            <text:p>3803880021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5" office:value-type="float">
            <text:p>177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17" office:value-type="float">
            <text:p>3803880021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6" office:value-type="float">
            <text:p>177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18" office:value-type="float">
            <text:p>3803880021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7" office:value-type="float">
            <text:p>177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19" office:value-type="float">
            <text:p>3803880021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8" office:value-type="float">
            <text:p>177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20" office:value-type="float">
            <text:p>3803880021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89" office:value-type="float">
            <text:p>177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21" office:value-type="float">
            <text:p>3803880021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0" office:value-type="float">
            <text:p>177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22" office:value-type="float">
            <text:p>3803880021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1" office:value-type="float">
            <text:p>177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23" office:value-type="float">
            <text:p>3803880021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2" office:value-type="float">
            <text:p>177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24" office:value-type="float">
            <text:p>3803880021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3" office:value-type="float">
            <text:p>177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25" office:value-type="float">
            <text:p>3803880021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4" office:value-type="float">
            <text:p>177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26" office:value-type="float">
            <text:p>3803880021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5" office:value-type="float">
            <text:p>177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27" office:value-type="float">
            <text:p>3803880021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6" office:value-type="float">
            <text:p>177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28" office:value-type="float">
            <text:p>3803880021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7" office:value-type="float">
            <text:p>177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29" office:value-type="float">
            <text:p>3803880021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8" office:value-type="float">
            <text:p>177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30" office:value-type="float">
            <text:p>3803880021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799" office:value-type="float">
            <text:p>177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31" office:value-type="float">
            <text:p>3803880021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0" office:value-type="float">
            <text:p>178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32" office:value-type="float">
            <text:p>3803880021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1" office:value-type="float">
            <text:p>178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33" office:value-type="float">
            <text:p>3803880021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2" office:value-type="float">
            <text:p>178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34" office:value-type="float">
            <text:p>3803880021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3" office:value-type="float">
            <text:p>178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35" office:value-type="float">
            <text:p>3803880021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4" office:value-type="float">
            <text:p>178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36" office:value-type="float">
            <text:p>3803880021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5" office:value-type="float">
            <text:p>178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37" office:value-type="float">
            <text:p>3803880021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6" office:value-type="float">
            <text:p>178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38" office:value-type="float">
            <text:p>3803880021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7" office:value-type="float">
            <text:p>178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39" office:value-type="float">
            <text:p>3803880021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08" office:value-type="float">
            <text:p>178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40" office:value-type="float">
            <text:p>380388002101040</text:p>
          </table:table-cell>
          <table:table-cell table:style-name="TL Metadata" table:number-columns-repeated="7"/>
          <table:table-cell ns41:value-type="string" table:style-name="TL Metadata" office:value-type="string">
            <text:p>3803880021010401 <text:s/>Hieronder dertien van onbekenden ouderdom.</text:p>
          </table:table-cell>
          <table:table-cell ns41:value-type="string" table:style-name="TL Metadata" office:value-type="string">
            <text:p>3803880021010403 <text:s/>Hieronder vijftien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809" office:value-type="float">
            <text:p>178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41" office:value-type="float">
            <text:p>3803880021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0" office:value-type="float">
            <text:p>178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8002101042" office:value-type="float">
            <text:p>380388002101042</text:p>
          </table:table-cell>
          <table:table-cell table:style-name="TL Metadata" table:number-columns-repeated="7"/>
          <table:table-cell ns41:value-type="string" table:style-name="TL Metadata" office:value-type="string">
            <text:p>3803880021010422 <text:s/>Hieronder acht en twintig van onbekenden ouderdom.</text:p>
          </table:table-cell>
          <table:table-cell ns41:value-type="string" table:style-name="TL Metadata" office:value-type="string">
            <text:p>3803880021010424 <text:s/>Hieronder zes en twintig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811" office:value-type="float">
            <text:p>178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01" office:value-type="float">
            <text:p>380389002201001</text:p>
          </table:table-cell>
          <table:table-cell table:style-name="TL Metadata" table:number-columns-repeated="7"/>
          <table:table-cell ns41:value-type="string" table:style-name="TL Metadata" office:value-type="string">
            <text:p>3803890022010011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2" office:value-type="float">
            <text:p>178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02" office:value-type="float">
            <text:p>3803890022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3" office:value-type="float">
            <text:p>178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03" office:value-type="float">
            <text:p>3803890022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4" office:value-type="float">
            <text:p>178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04" office:value-type="float">
            <text:p>3803890022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5" office:value-type="float">
            <text:p>178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05" office:value-type="float">
            <text:p>3803890022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6" office:value-type="float">
            <text:p>178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06" office:value-type="float">
            <text:p>3803890022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7" office:value-type="float">
            <text:p>178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07" office:value-type="float">
            <text:p>380389002201007</text:p>
          </table:table-cell>
          <table:table-cell table:style-name="TL Metadata" table:number-columns-repeated="7"/>
          <table:table-cell ns41:value-type="string" table:style-name="TL Metadata" office:value-type="string">
            <text:p>3803890022010072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8" office:value-type="float">
            <text:p>178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08" office:value-type="float">
            <text:p>3803890022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19" office:value-type="float">
            <text:p>178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09" office:value-type="float">
            <text:p>3803890022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0" office:value-type="float">
            <text:p>178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10" office:value-type="float">
            <text:p>3803890022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1" office:value-type="float">
            <text:p>178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11" office:value-type="float">
            <text:p>3803890022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2" office:value-type="float">
            <text:p>178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12" office:value-type="float">
            <text:p>380389002201012</text:p>
          </table:table-cell>
          <table:table-cell table:style-name="TL Metadata" table:number-columns-repeated="7"/>
          <table:table-cell ns41:value-type="string" table:style-name="TL Metadata" office:value-type="string">
            <text:p>3803890022010123 <text:s/>Hieronder een van onbekenden ouderdom.</text:p>
          </table:table-cell>
          <table:table-cell ns41:value-type="string" table:style-name="TL Metadata" office:value-type="string">
            <text:p>3803890022010124 <text:s/>Hieronder drie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823" office:value-type="float">
            <text:p>178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13" office:value-type="float">
            <text:p>3803890022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4" office:value-type="float">
            <text:p>178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14" office:value-type="float">
            <text:p>3803890022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5" office:value-type="float">
            <text:p>178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15" office:value-type="float">
            <text:p>3803890022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6" office:value-type="float">
            <text:p>178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16" office:value-type="float">
            <text:p>3803890022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7" office:value-type="float">
            <text:p>178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17" office:value-type="float">
            <text:p>3803890022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8" office:value-type="float">
            <text:p>178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18" office:value-type="float">
            <text:p>3803890022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29" office:value-type="float">
            <text:p>178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19" office:value-type="float">
            <text:p>3803890022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0" office:value-type="float">
            <text:p>178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20" office:value-type="float">
            <text:p>3803890022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1" office:value-type="float">
            <text:p>178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21" office:value-type="float">
            <text:p>3803890022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2" office:value-type="float">
            <text:p>178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22" office:value-type="float">
            <text:p>3803890022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3" office:value-type="float">
            <text:p>178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23" office:value-type="float">
            <text:p>3803890022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4" office:value-type="float">
            <text:p>178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24" office:value-type="float">
            <text:p>3803890022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5" office:value-type="float">
            <text:p>178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25" office:value-type="float">
            <text:p>3803890022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6" office:value-type="float">
            <text:p>178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26" office:value-type="float">
            <text:p>3803890022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7" office:value-type="float">
            <text:p>178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27" office:value-type="float">
            <text:p>3803890022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8" office:value-type="float">
            <text:p>178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28" office:value-type="float">
            <text:p>3803890022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39" office:value-type="float">
            <text:p>178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29" office:value-type="float">
            <text:p>3803890022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0" office:value-type="float">
            <text:p>178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30" office:value-type="float">
            <text:p>3803890022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1" office:value-type="float">
            <text:p>178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31" office:value-type="float">
            <text:p>3803890022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2" office:value-type="float">
            <text:p>178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32" office:value-type="float">
            <text:p>3803890022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3" office:value-type="float">
            <text:p>178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33" office:value-type="float">
            <text:p>3803890022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4" office:value-type="float">
            <text:p>178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34" office:value-type="float">
            <text:p>3803890022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5" office:value-type="float">
            <text:p>178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35" office:value-type="float">
            <text:p>3803890022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6" office:value-type="float">
            <text:p>178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36" office:value-type="float">
            <text:p>3803890022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7" office:value-type="float">
            <text:p>178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37" office:value-type="float">
            <text:p>3803890022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8" office:value-type="float">
            <text:p>178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38" office:value-type="float">
            <text:p>3803890022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49" office:value-type="float">
            <text:p>178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39" office:value-type="float">
            <text:p>3803890022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0" office:value-type="float">
            <text:p>178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40" office:value-type="float">
            <text:p>3803890022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1" office:value-type="float">
            <text:p>178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41" office:value-type="float">
            <text:p>3803890022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2" office:value-type="float">
            <text:p>178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42" office:value-type="float">
            <text:p>3803890022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3" office:value-type="float">
            <text:p>178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43" office:value-type="float">
            <text:p>3803890022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4" office:value-type="float">
            <text:p>178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44" office:value-type="float">
            <text:p>3803890022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5" office:value-type="float">
            <text:p>178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45" office:value-type="float">
            <text:p>3803890022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6" office:value-type="float">
            <text:p>178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46" office:value-type="float">
            <text:p>3803890022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7" office:value-type="float">
            <text:p>178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47" office:value-type="float">
            <text:p>3803890022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58" office:value-type="float">
            <text:p>178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48" office:value-type="float">
            <text:p>380389002201048</text:p>
          </table:table-cell>
          <table:table-cell table:style-name="TL Metadata" table:number-columns-repeated="7"/>
          <table:table-cell ns41:value-type="string" table:style-name="TL Metadata" office:value-type="string">
            <text:p>3803890022010485 <text:s/>Hieronder een van onbekenden ouderdom.</text:p>
          </table:table-cell>
          <table:table-cell ns41:value-type="string" table:style-name="TL Metadata" office:value-type="string">
            <text:p>3803890022010486 <text:s/>Hieronder tien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7859" office:value-type="float">
            <text:p>178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49" office:value-type="float">
            <text:p>3803890022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0" office:value-type="float">
            <text:p>178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50" office:value-type="float">
            <text:p>3803890022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1" office:value-type="float">
            <text:p>178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51" office:value-type="float">
            <text:p>3803890022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2" office:value-type="float">
            <text:p>178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52" office:value-type="float">
            <text:p>3803890022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3" office:value-type="float">
            <text:p>178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201053" office:value-type="float">
            <text:p>38038900220105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4" office:value-type="float">
            <text:p>178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01" office:value-type="float">
            <text:p>3803890023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5" office:value-type="float">
            <text:p>178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02" office:value-type="float">
            <text:p>3803890023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6" office:value-type="float">
            <text:p>178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03" office:value-type="float">
            <text:p>3803890023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7" office:value-type="float">
            <text:p>178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04" office:value-type="float">
            <text:p>3803890023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8" office:value-type="float">
            <text:p>178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05" office:value-type="float">
            <text:p>3803890023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69" office:value-type="float">
            <text:p>178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06" office:value-type="float">
            <text:p>380389002301006</text:p>
          </table:table-cell>
          <table:table-cell table:style-name="TL Metadata" table:number-columns-repeated="7"/>
          <table:table-cell ns41:value-type="string" table:style-name="TL Metadata" office:value-type="string">
            <text:p>3803890023010061 <text:s/>Hieronder drie van onbekenden ouderdom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Kolom P: er staat 31-jan; Dit moet zijn 31/1.</text:p>
          </table:table-cell>
          <table:table-cell table:number-columns-repeated="1009"/>
        </table:table-row>
        <table:table-row table:style-name="ro4">
          <table:table-cell ns41:value-type="float" table:style-name="ce38" office:value="17870" office:value-type="float">
            <text:p>178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07" office:value-type="float">
            <text:p>3803890023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1" office:value-type="float">
            <text:p>178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08" office:value-type="float">
            <text:p>380389002301008</text:p>
          </table:table-cell>
          <table:table-cell table:style-name="TL Metadata" table:number-columns-repeated="7"/>
          <table:table-cell ns41:value-type="string" table:style-name="TL Metadata" office:value-type="string">
            <text:p>(2) Hieronder twee welke worden opgeleid tot leeraren bij de christelijke afgescheidene gemeente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De noot bij kolom N niet ingevoerd. Hier is de inhoud wel weergegeven.</text:p>
          </table:table-cell>
          <table:table-cell table:number-columns-repeated="1009"/>
        </table:table-row>
        <table:table-row table:style-name="ro4">
          <table:table-cell ns41:value-type="float" table:style-name="ce38" office:value="17872" office:value-type="float">
            <text:p>178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09" office:value-type="float">
            <text:p>3803890023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3" office:value-type="float">
            <text:p>178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10" office:value-type="float">
            <text:p>3803890023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4" office:value-type="float">
            <text:p>178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11" office:value-type="float">
            <text:p>3803890023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5" office:value-type="float">
            <text:p>178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12" office:value-type="float">
            <text:p>3803890023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6" office:value-type="float">
            <text:p>178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13" office:value-type="float">
            <text:p>3803890023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7" office:value-type="float">
            <text:p>178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14" office:value-type="float">
            <text:p>3803890023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8" office:value-type="float">
            <text:p>178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15" office:value-type="float">
            <text:p>3803890023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79" office:value-type="float">
            <text:p>178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16" office:value-type="float">
            <text:p>3803890023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0" office:value-type="float">
            <text:p>178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17" office:value-type="float">
            <text:p>3803890023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1" office:value-type="float">
            <text:p>178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18" office:value-type="float">
            <text:p>3803890023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2" office:value-type="float">
            <text:p>178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19" office:value-type="float">
            <text:p>3803890023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3" office:value-type="float">
            <text:p>178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20" office:value-type="float">
            <text:p>3803890023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4" office:value-type="float">
            <text:p>178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21" office:value-type="float">
            <text:p>3803890023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5" office:value-type="float">
            <text:p>178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22" office:value-type="float">
            <text:p>3803890023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6" office:value-type="float">
            <text:p>178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23" office:value-type="float">
            <text:p>3803890023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7" office:value-type="float">
            <text:p>178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24" office:value-type="float">
            <text:p>3803890023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8" office:value-type="float">
            <text:p>178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25" office:value-type="float">
            <text:p>3803890023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89" office:value-type="float">
            <text:p>178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26" office:value-type="float">
            <text:p>3803890023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0" office:value-type="float">
            <text:p>178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27" office:value-type="float">
            <text:p>3803890023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1" office:value-type="float">
            <text:p>178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28" office:value-type="float">
            <text:p>3803890023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2" office:value-type="float">
            <text:p>178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29" office:value-type="float">
            <text:p>3803890023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3" office:value-type="float">
            <text:p>178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30" office:value-type="float">
            <text:p>3803890023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4" office:value-type="float">
            <text:p>178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31" office:value-type="float">
            <text:p>3803890023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5" office:value-type="float">
            <text:p>178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32" office:value-type="float">
            <text:p>3803890023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6" office:value-type="float">
            <text:p>178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33" office:value-type="float">
            <text:p>3803890023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7" office:value-type="float">
            <text:p>178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34" office:value-type="float">
            <text:p>3803890023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8" office:value-type="float">
            <text:p>178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35" office:value-type="float">
            <text:p>3803890023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899" office:value-type="float">
            <text:p>178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36" office:value-type="float">
            <text:p>3803890023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0" office:value-type="float">
            <text:p>179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37" office:value-type="float">
            <text:p>3803890023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1" office:value-type="float">
            <text:p>179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38" office:value-type="float">
            <text:p>3803890023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2" office:value-type="float">
            <text:p>179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39" office:value-type="float">
            <text:p>3803890023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3" office:value-type="float">
            <text:p>179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40" office:value-type="float">
            <text:p>3803890023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4" office:value-type="float">
            <text:p>179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41" office:value-type="float">
            <text:p>3803890023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5" office:value-type="float">
            <text:p>179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42" office:value-type="float">
            <text:p>3803890023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6" office:value-type="float">
            <text:p>179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43" office:value-type="float">
            <text:p>380389002301043</text:p>
          </table:table-cell>
          <table:table-cell table:style-name="TL Metadata" table:number-columns-repeated="7"/>
          <table:table-cell ns41:value-type="string" table:style-name="TL Metadata" office:value-type="string">
            <text:p>3803890023010433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7" office:value-type="float">
            <text:p>179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44" office:value-type="float">
            <text:p>3803890023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8" office:value-type="float">
            <text:p>179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45" office:value-type="float">
            <text:p>3803890023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09" office:value-type="float">
            <text:p>179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46" office:value-type="float">
            <text:p>3803890023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0" office:value-type="float">
            <text:p>179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47" office:value-type="float">
            <text:p>3803890023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1" office:value-type="float">
            <text:p>179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48" office:value-type="float">
            <text:p>3803890023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2" office:value-type="float">
            <text:p>179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49" office:value-type="float">
            <text:p>3803890023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3" office:value-type="float">
            <text:p>179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50" office:value-type="float">
            <text:p>3803890023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4" office:value-type="float">
            <text:p>179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51" office:value-type="float">
            <text:p>3803890023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5" office:value-type="float">
            <text:p>179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89002301052" office:value-type="float">
            <text:p>3803890023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6" office:value-type="float">
            <text:p>179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01" office:value-type="float">
            <text:p>3803900024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7" office:value-type="float">
            <text:p>179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02" office:value-type="float">
            <text:p>3803900024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8" office:value-type="float">
            <text:p>179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03" office:value-type="float">
            <text:p>3803900024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19" office:value-type="float">
            <text:p>179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04" office:value-type="float">
            <text:p>3803900024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0" office:value-type="float">
            <text:p>179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05" office:value-type="float">
            <text:p>3803900024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1" office:value-type="float">
            <text:p>179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06" office:value-type="float">
            <text:p>3803900024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2" office:value-type="float">
            <text:p>179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07" office:value-type="float">
            <text:p>380390002401007</text:p>
          </table:table-cell>
          <table:table-cell table:style-name="TL Metadata" table:number-columns-repeated="7"/>
          <table:table-cell ns41:value-type="string" table:style-name="TL Metadata" office:value-type="string">
            <text:p>3803900024010071 <text:s/>Hieronder een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3" office:value-type="float">
            <text:p>179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08" office:value-type="float">
            <text:p>380390002401008</text:p>
          </table:table-cell>
          <table:table-cell table:style-name="TL Metadata" table:number-columns-repeated="7"/>
          <table:table-cell ns41:value-type="string" table:style-name="TL Metadata" office:value-type="string">
            <text:p>3803900024010082 <text:s/>Hieronder een van onbekenden ouderdom.</text:p>
          </table:table-cell>
          <table:table-cell ns41:value-type="string" table:style-name="TL Metadata" office:value-type="string">
            <text:p>3803900024010083 <text:s/>Hieronder twee van onbekenden ouderdom.</text:p>
          </table:table-cell>
          <table:table-cell table:style-name="TL Metadata" table:number-columns-repeated="2"/>
          <table:table-cell ns41:value-type="string" table:style-name="TL Metadata" office:value-type="string">
            <text:p>Kolom P: er staat 19-feb; Dit moet zijn 19/2.</text:p>
          </table:table-cell>
          <table:table-cell table:number-columns-repeated="1009"/>
        </table:table-row>
        <table:table-row table:style-name="ro4">
          <table:table-cell ns41:value-type="float" table:style-name="ce38" office:value="17924" office:value-type="float">
            <text:p>179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09" office:value-type="float">
            <text:p>3803900024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5" office:value-type="float">
            <text:p>179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10" office:value-type="float">
            <text:p>380390002401010</text:p>
          </table:table-cell>
          <table:table-cell table:style-name="TL Metadata" table:number-columns-repeated="7"/>
          <table:table-cell ns41:value-type="string" table:style-name="TL Metadata" office:value-type="string">
            <text:p>3803900024010104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6" office:value-type="float">
            <text:p>179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11" office:value-type="float">
            <text:p>3803900024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7" office:value-type="float">
            <text:p>179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12" office:value-type="float">
            <text:p>3803900024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8" office:value-type="float">
            <text:p>179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13" office:value-type="float">
            <text:p>3803900024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29" office:value-type="float">
            <text:p>179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14" office:value-type="float">
            <text:p>3803900024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0" office:value-type="float">
            <text:p>179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15" office:value-type="float">
            <text:p>3803900024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1" office:value-type="float">
            <text:p>179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16" office:value-type="float">
            <text:p>380390002401016</text:p>
          </table:table-cell>
          <table:table-cell table:style-name="TL Metadata" table:number-columns-repeated="7"/>
          <table:table-cell ns41:value-type="string" table:style-name="TL Metadata" office:value-type="string">
            <text:p>3803900024010165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2" office:value-type="float">
            <text:p>179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17" office:value-type="float">
            <text:p>3803900024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3" office:value-type="float">
            <text:p>179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18" office:value-type="float">
            <text:p>3803900024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4" office:value-type="float">
            <text:p>179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19" office:value-type="float">
            <text:p>3803900024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5" office:value-type="float">
            <text:p>179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20" office:value-type="float">
            <text:p>3803900024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6" office:value-type="float">
            <text:p>179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21" office:value-type="float">
            <text:p>3803900024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7" office:value-type="float">
            <text:p>179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22" office:value-type="float">
            <text:p>3803900024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8" office:value-type="float">
            <text:p>179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23" office:value-type="float">
            <text:p>3803900024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39" office:value-type="float">
            <text:p>179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24" office:value-type="float">
            <text:p>380390002401024</text:p>
          </table:table-cell>
          <table:table-cell table:style-name="TL Metadata" table:number-columns-repeated="7"/>
          <table:table-cell ns41:value-type="string" table:style-name="TL Metadata" office:value-type="string">
            <text:p>3803900024010246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0" office:value-type="float">
            <text:p>179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25" office:value-type="float">
            <text:p>380390002401025</text:p>
          </table:table-cell>
          <table:table-cell table:style-name="TL Metadata" table:number-columns-repeated="7"/>
          <table:table-cell ns41:value-type="string" table:style-name="TL Metadata" office:value-type="string">
            <text:p>3803900024010104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1" office:value-type="float">
            <text:p>179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26" office:value-type="float">
            <text:p>3803900024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2" office:value-type="float">
            <text:p>179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27" office:value-type="float">
            <text:p>3803900024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3" office:value-type="float">
            <text:p>179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28" office:value-type="float">
            <text:p>3803900024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4" office:value-type="float">
            <text:p>179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29" office:value-type="float">
            <text:p>3803900024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5" office:value-type="float">
            <text:p>179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30" office:value-type="float">
            <text:p>3803900024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6" office:value-type="float">
            <text:p>179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31" office:value-type="float">
            <text:p>3803900024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7" office:value-type="float">
            <text:p>179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32" office:value-type="float">
            <text:p>3803900024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8" office:value-type="float">
            <text:p>179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33" office:value-type="float">
            <text:p>3803900024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49" office:value-type="float">
            <text:p>179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34" office:value-type="float">
            <text:p>3803900024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0" office:value-type="float">
            <text:p>179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35" office:value-type="float">
            <text:p>3803900024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1" office:value-type="float">
            <text:p>179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36" office:value-type="float">
            <text:p>3803900024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2" office:value-type="float">
            <text:p>179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37" office:value-type="float">
            <text:p>3803900024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3" office:value-type="float">
            <text:p>179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38" office:value-type="float">
            <text:p>380390002401038</text:p>
          </table:table-cell>
          <table:table-cell table:style-name="TL Metadata" table:number-columns-repeated="7"/>
          <table:table-cell ns41:value-type="string" table:style-name="TL Metadata" office:value-type="string">
            <text:p>3803900024010388 <text:s/>Hieronder vier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4" office:value-type="float">
            <text:p>179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39" office:value-type="float">
            <text:p>3803900024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5" office:value-type="float">
            <text:p>179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40" office:value-type="float">
            <text:p>3803900024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6" office:value-type="float">
            <text:p>179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41" office:value-type="float">
            <text:p>3803900024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7" office:value-type="float">
            <text:p>179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42" office:value-type="float">
            <text:p>3803900024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8" office:value-type="float">
            <text:p>179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43" office:value-type="float">
            <text:p>3803900024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59" office:value-type="float">
            <text:p>179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44" office:value-type="float">
            <text:p>3803900024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0" office:value-type="float">
            <text:p>179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45" office:value-type="float">
            <text:p>3803900024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1" office:value-type="float">
            <text:p>179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46" office:value-type="float">
            <text:p>3803900024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2" office:value-type="float">
            <text:p>179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47" office:value-type="float">
            <text:p>3803900024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3" office:value-type="float">
            <text:p>179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48" office:value-type="float">
            <text:p>3803900024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4" office:value-type="float">
            <text:p>179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49" office:value-type="float">
            <text:p>3803900024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5" office:value-type="float">
            <text:p>179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50" office:value-type="float">
            <text:p>3803900024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6" office:value-type="float">
            <text:p>179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51" office:value-type="float">
            <text:p>3803900024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7" office:value-type="float">
            <text:p>179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52" office:value-type="float">
            <text:p>3803900024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8" office:value-type="float">
            <text:p>179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401053" office:value-type="float">
            <text:p>38039000240105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69" office:value-type="float">
            <text:p>179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01" office:value-type="float">
            <text:p>3803900025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0" office:value-type="float">
            <text:p>179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02" office:value-type="float">
            <text:p>3803900025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1" office:value-type="float">
            <text:p>179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03" office:value-type="float">
            <text:p>3803900025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2" office:value-type="float">
            <text:p>179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04" office:value-type="float">
            <text:p>380390002501004</text:p>
          </table:table-cell>
          <table:table-cell table:style-name="TL Metadata" table:number-columns-repeated="7"/>
          <table:table-cell ns41:value-type="string" table:style-name="TL Metadata" office:value-type="string">
            <text:p>380390002501004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3" office:value-type="float">
            <text:p>179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05" office:value-type="float">
            <text:p>3803900025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4" office:value-type="float">
            <text:p>179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06" office:value-type="float">
            <text:p>3803900025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5" office:value-type="float">
            <text:p>179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07" office:value-type="float">
            <text:p>3803900025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6" office:value-type="float">
            <text:p>179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08" office:value-type="float">
            <text:p>3803900025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7" office:value-type="float">
            <text:p>179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09" office:value-type="float">
            <text:p>3803900025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8" office:value-type="float">
            <text:p>179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10" office:value-type="float">
            <text:p>3803900025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79" office:value-type="float">
            <text:p>179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11" office:value-type="float">
            <text:p>3803900025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0" office:value-type="float">
            <text:p>179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12" office:value-type="float">
            <text:p>3803900025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1" office:value-type="float">
            <text:p>179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13" office:value-type="float">
            <text:p>3803900025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2" office:value-type="float">
            <text:p>179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14" office:value-type="float">
            <text:p>3803900025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3" office:value-type="float">
            <text:p>179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15" office:value-type="float">
            <text:p>3803900025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4" office:value-type="float">
            <text:p>179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16" office:value-type="float">
            <text:p>3803900025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5" office:value-type="float">
            <text:p>179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17" office:value-type="float">
            <text:p>3803900025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6" office:value-type="float">
            <text:p>179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18" office:value-type="float">
            <text:p>3803900025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7" office:value-type="float">
            <text:p>179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19" office:value-type="float">
            <text:p>3803900025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8" office:value-type="float">
            <text:p>179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20" office:value-type="float">
            <text:p>3803900025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89" office:value-type="float">
            <text:p>179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21" office:value-type="float">
            <text:p>380390002501021</text:p>
          </table:table-cell>
          <table:table-cell table:style-name="TL Metadata" table:number-columns-repeated="7"/>
          <table:table-cell ns41:value-type="string" table:style-name="TL Metadata" office:value-type="string">
            <text:p>3803900025010211 <text:s/>Hieronder dri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0" office:value-type="float">
            <text:p>179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22" office:value-type="float">
            <text:p>3803900025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1" office:value-type="float">
            <text:p>179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23" office:value-type="float">
            <text:p>3803900025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2" office:value-type="float">
            <text:p>179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24" office:value-type="float">
            <text:p>3803900025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3" office:value-type="float">
            <text:p>179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25" office:value-type="float">
            <text:p>3803900025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4" office:value-type="float">
            <text:p>179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26" office:value-type="float">
            <text:p>3803900025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5" office:value-type="float">
            <text:p>179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27" office:value-type="float">
            <text:p>380390002501027</text:p>
          </table:table-cell>
          <table:table-cell table:style-name="TL Metadata" table:number-columns-repeated="7"/>
          <table:table-cell ns41:value-type="string" table:style-name="TL Metadata" office:value-type="string">
            <text:p>380390002501027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6" office:value-type="float">
            <text:p>179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28" office:value-type="float">
            <text:p>3803900025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7" office:value-type="float">
            <text:p>179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29" office:value-type="float">
            <text:p>380390002501029</text:p>
          </table:table-cell>
          <table:table-cell table:style-name="TL Metadata" table:number-columns-repeated="7"/>
          <table:table-cell ns41:value-type="string" table:style-name="TL Metadata" office:value-type="string">
            <text:p>380390002501027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8" office:value-type="float">
            <text:p>179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30" office:value-type="float">
            <text:p>3803900025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7999" office:value-type="float">
            <text:p>179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31" office:value-type="float">
            <text:p>3803900025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0" office:value-type="float">
            <text:p>180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32" office:value-type="float">
            <text:p>3803900025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1" office:value-type="float">
            <text:p>180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33" office:value-type="float">
            <text:p>3803900025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2" office:value-type="float">
            <text:p>180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34" office:value-type="float">
            <text:p>3803900025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3" office:value-type="float">
            <text:p>180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35" office:value-type="float">
            <text:p>3803900025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4" office:value-type="float">
            <text:p>180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36" office:value-type="float">
            <text:p>3803900025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5" office:value-type="float">
            <text:p>180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37" office:value-type="float">
            <text:p>3803900025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6" office:value-type="float">
            <text:p>180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38" office:value-type="float">
            <text:p>3803900025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7" office:value-type="float">
            <text:p>180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39" office:value-type="float">
            <text:p>3803900025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8" office:value-type="float">
            <text:p>180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40" office:value-type="float">
            <text:p>3803900025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09" office:value-type="float">
            <text:p>180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41" office:value-type="float">
            <text:p>3803900025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0" office:value-type="float">
            <text:p>180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42" office:value-type="float">
            <text:p>3803900025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1" office:value-type="float">
            <text:p>180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43" office:value-type="float">
            <text:p>3803900025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2" office:value-type="float">
            <text:p>180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44" office:value-type="float">
            <text:p>3803900025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3" office:value-type="float">
            <text:p>180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45" office:value-type="float">
            <text:p>3803900025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4" office:value-type="float">
            <text:p>1801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46" office:value-type="float">
            <text:p>3803900025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5" office:value-type="float">
            <text:p>1801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47" office:value-type="float">
            <text:p>3803900025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6" office:value-type="float">
            <text:p>1801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48" office:value-type="float">
            <text:p>3803900025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7" office:value-type="float">
            <text:p>1801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49" office:value-type="float">
            <text:p>3803900025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8" office:value-type="float">
            <text:p>1801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0002501050" office:value-type="float">
            <text:p>3803900025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19" office:value-type="float">
            <text:p>1801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01" office:value-type="float">
            <text:p>3803910026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0" office:value-type="float">
            <text:p>1802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02" office:value-type="float">
            <text:p>3803910026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1" office:value-type="float">
            <text:p>1802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03" office:value-type="float">
            <text:p>3803910026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2" office:value-type="float">
            <text:p>1802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04" office:value-type="float">
            <text:p>380391002601004</text:p>
          </table:table-cell>
          <table:table-cell table:style-name="TL Metadata" table:number-columns-repeated="7"/>
          <table:table-cell ns41:value-type="string" table:style-name="TL Metadata" office:value-type="string">
            <text:p>3803910026010041 <text:s/>Hieronder vijf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3" office:value-type="float">
            <text:p>1802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05" office:value-type="float">
            <text:p>3803910026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4" office:value-type="float">
            <text:p>1802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06" office:value-type="float">
            <text:p>3803910026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5" office:value-type="float">
            <text:p>1802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07" office:value-type="float">
            <text:p>3803910026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6" office:value-type="float">
            <text:p>1802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08" office:value-type="float">
            <text:p>3803910026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7" office:value-type="float">
            <text:p>1802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09" office:value-type="float">
            <text:p>3803910026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8" office:value-type="float">
            <text:p>1802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10" office:value-type="float">
            <text:p>380391002601010</text:p>
          </table:table-cell>
          <table:table-cell table:style-name="TL Metadata" table:number-columns-repeated="7"/>
          <table:table-cell ns41:value-type="string" table:style-name="TL Metadata" office:value-type="string">
            <text:p>3803910026010102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29" office:value-type="float">
            <text:p>1802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11" office:value-type="float">
            <text:p>3803910026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0" office:value-type="float">
            <text:p>1803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12" office:value-type="float">
            <text:p>3803910026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1" office:value-type="float">
            <text:p>1803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13" office:value-type="float">
            <text:p>3803910026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2" office:value-type="float">
            <text:p>1803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14" office:value-type="float">
            <text:p>3803910026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3" office:value-type="float">
            <text:p>1803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15" office:value-type="float">
            <text:p>3803910026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4" office:value-type="float">
            <text:p>1803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16" office:value-type="float">
            <text:p>380391002601016</text:p>
          </table:table-cell>
          <table:table-cell table:style-name="TL Metadata" table:number-columns-repeated="7"/>
          <table:table-cell ns41:value-type="string" table:style-name="TL Metadata" office:value-type="string">
            <text:p>3803910026010163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5" office:value-type="float">
            <text:p>1803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17" office:value-type="float">
            <text:p>380391002601017</text:p>
          </table:table-cell>
          <table:table-cell table:style-name="TL Metadata" table:number-columns-repeated="7"/>
          <table:table-cell ns41:value-type="string" table:style-name="TL Metadata" office:value-type="string">
            <text:p>3803910026010174 <text:s/>Hieronder twee en vijftig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6" office:value-type="float">
            <text:p>1803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18" office:value-type="float">
            <text:p>380391002601018</text:p>
          </table:table-cell>
          <table:table-cell table:style-name="TL Metadata" table:number-columns-repeated="7"/>
          <table:table-cell ns41:value-type="string" table:style-name="TL Metadata" office:value-type="string">
            <text:p>3803910026010185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7" office:value-type="float">
            <text:p>1803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19" office:value-type="float">
            <text:p>3803910026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8" office:value-type="float">
            <text:p>1803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20" office:value-type="float">
            <text:p>3803910026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39" office:value-type="float">
            <text:p>1803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21" office:value-type="float">
            <text:p>38039100260102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0" office:value-type="float">
            <text:p>1804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22" office:value-type="float">
            <text:p>3803910026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1" office:value-type="float">
            <text:p>1804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23" office:value-type="float">
            <text:p>3803910026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2" office:value-type="float">
            <text:p>1804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24" office:value-type="float">
            <text:p>3803910026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3" office:value-type="float">
            <text:p>1804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25" office:value-type="float">
            <text:p>3803910026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4" office:value-type="float">
            <text:p>1804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26" office:value-type="float">
            <text:p>3803910026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5" office:value-type="float">
            <text:p>1804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27" office:value-type="float">
            <text:p>3803910026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6" office:value-type="float">
            <text:p>1804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28" office:value-type="float">
            <text:p>3803910026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7" office:value-type="float">
            <text:p>1804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29" office:value-type="float">
            <text:p>3803910026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8" office:value-type="float">
            <text:p>1804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30" office:value-type="float">
            <text:p>3803910026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49" office:value-type="float">
            <text:p>1804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31" office:value-type="float">
            <text:p>3803910026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0" office:value-type="float">
            <text:p>1805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32" office:value-type="float">
            <text:p>3803910026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1" office:value-type="float">
            <text:p>1805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33" office:value-type="float">
            <text:p>3803910026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2" office:value-type="float">
            <text:p>1805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34" office:value-type="float">
            <text:p>3803910026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3" office:value-type="float">
            <text:p>1805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35" office:value-type="float">
            <text:p>3803910026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4" office:value-type="float">
            <text:p>1805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36" office:value-type="float">
            <text:p>3803910026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5" office:value-type="float">
            <text:p>1805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37" office:value-type="float">
            <text:p>3803910026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6" office:value-type="float">
            <text:p>1805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38" office:value-type="float">
            <text:p>3803910026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7" office:value-type="float">
            <text:p>1805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39" office:value-type="float">
            <text:p>3803910026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8" office:value-type="float">
            <text:p>1805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40" office:value-type="float">
            <text:p>38039100260104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59" office:value-type="float">
            <text:p>1805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41" office:value-type="float">
            <text:p>38039100260104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0" office:value-type="float">
            <text:p>1806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42" office:value-type="float">
            <text:p>38039100260104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1" office:value-type="float">
            <text:p>1806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43" office:value-type="float">
            <text:p>38039100260104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2" office:value-type="float">
            <text:p>1806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44" office:value-type="float">
            <text:p>38039100260104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3" office:value-type="float">
            <text:p>1806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45" office:value-type="float">
            <text:p>38039100260104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4" office:value-type="float">
            <text:p>1806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46" office:value-type="float">
            <text:p>38039100260104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5" office:value-type="float">
            <text:p>1806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47" office:value-type="float">
            <text:p>38039100260104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6" office:value-type="float">
            <text:p>1806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48" office:value-type="float">
            <text:p>38039100260104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7" office:value-type="float">
            <text:p>1806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49" office:value-type="float">
            <text:p>38039100260104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8" office:value-type="float">
            <text:p>1806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50" office:value-type="float">
            <text:p>38039100260105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69" office:value-type="float">
            <text:p>1806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51" office:value-type="float">
            <text:p>38039100260105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0" office:value-type="float">
            <text:p>1807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52" office:value-type="float">
            <text:p>38039100260105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1" office:value-type="float">
            <text:p>1807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601053" office:value-type="float">
            <text:p>38039100260105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2" office:value-type="float">
            <text:p>1807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01" office:value-type="float">
            <text:p>38039100270100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3" office:value-type="float">
            <text:p>1807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02" office:value-type="float">
            <text:p>38039100270100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4" office:value-type="float">
            <text:p>1807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03" office:value-type="float">
            <text:p>38039100270100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5" office:value-type="float">
            <text:p>1807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04" office:value-type="float">
            <text:p>38039100270100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6" office:value-type="float">
            <text:p>1807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05" office:value-type="float">
            <text:p>38039100270100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7" office:value-type="float">
            <text:p>1807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06" office:value-type="float">
            <text:p>38039100270100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8" office:value-type="float">
            <text:p>1807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07" office:value-type="float">
            <text:p>38039100270100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79" office:value-type="float">
            <text:p>1807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08" office:value-type="float">
            <text:p>38039100270100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0" office:value-type="float">
            <text:p>1808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09" office:value-type="float">
            <text:p>38039100270100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1" office:value-type="float">
            <text:p>1808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10" office:value-type="float">
            <text:p>38039100270101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2" office:value-type="float">
            <text:p>1808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11" office:value-type="float">
            <text:p>38039100270101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3" office:value-type="float">
            <text:p>1808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12" office:value-type="float">
            <text:p>38039100270101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4" office:value-type="float">
            <text:p>1808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13" office:value-type="float">
            <text:p>38039100270101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5" office:value-type="float">
            <text:p>1808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14" office:value-type="float">
            <text:p>38039100270101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6" office:value-type="float">
            <text:p>1808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15" office:value-type="float">
            <text:p>38039100270101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7" office:value-type="float">
            <text:p>1808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16" office:value-type="float">
            <text:p>38039100270101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8" office:value-type="float">
            <text:p>1808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17" office:value-type="float">
            <text:p>38039100270101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89" office:value-type="float">
            <text:p>1808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18" office:value-type="float">
            <text:p>38039100270101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0" office:value-type="float">
            <text:p>1809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19" office:value-type="float">
            <text:p>38039100270101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1" office:value-type="float">
            <text:p>1809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20" office:value-type="float">
            <text:p>38039100270102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2" office:value-type="float">
            <text:p>1809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21" office:value-type="float">
            <text:p>380391002701021</text:p>
          </table:table-cell>
          <table:table-cell table:style-name="TL Metadata" table:number-columns-repeated="7"/>
          <table:table-cell ns41:value-type="string" table:style-name="TL Metadata" office:value-type="string">
            <text:p>3803910027010211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3" office:value-type="float">
            <text:p>1809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22" office:value-type="float">
            <text:p>38039100270102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4" office:value-type="float">
            <text:p>1809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23" office:value-type="float">
            <text:p>38039100270102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5" office:value-type="float">
            <text:p>1809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24" office:value-type="float">
            <text:p>38039100270102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6" office:value-type="float">
            <text:p>1809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25" office:value-type="float">
            <text:p>38039100270102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7" office:value-type="float">
            <text:p>1809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26" office:value-type="float">
            <text:p>38039100270102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8" office:value-type="float">
            <text:p>1809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27" office:value-type="float">
            <text:p>38039100270102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099" office:value-type="float">
            <text:p>1809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28" office:value-type="float">
            <text:p>38039100270102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0" office:value-type="float">
            <text:p>1810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29" office:value-type="float">
            <text:p>38039100270102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1" office:value-type="float">
            <text:p>1810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30" office:value-type="float">
            <text:p>380391002701030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2" office:value-type="float">
            <text:p>1810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31" office:value-type="float">
            <text:p>380391002701031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3" office:value-type="float">
            <text:p>1810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32" office:value-type="float">
            <text:p>380391002701032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4" office:value-type="float">
            <text:p>18104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33" office:value-type="float">
            <text:p>380391002701033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5" office:value-type="float">
            <text:p>18105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34" office:value-type="float">
            <text:p>380391002701034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6" office:value-type="float">
            <text:p>18106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35" office:value-type="float">
            <text:p>380391002701035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7" office:value-type="float">
            <text:p>18107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36" office:value-type="float">
            <text:p>380391002701036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8" office:value-type="float">
            <text:p>18108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37" office:value-type="float">
            <text:p>380391002701037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09" office:value-type="float">
            <text:p>18109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38" office:value-type="float">
            <text:p>380391002701038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10" office:value-type="float">
            <text:p>18110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39" office:value-type="float">
            <text:p>380391002701039</text:p>
          </table:table-cell>
          <table:table-cell table:style-name="TL Metadata" table:number-columns-repeated="8"/>
          <table:table-cell ns41:value-type="string" table:style-name="TL Metadata" office:value-type="string">
            <text:p>x</text:p>
          </table:table-cell>
          <table:table-cell table:number-columns-repeated="1012"/>
        </table:table-row>
        <table:table-row table:style-name="ro4">
          <table:table-cell ns41:value-type="float" table:style-name="ce38" office:value="18111" office:value-type="float">
            <text:p>18111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40" office:value-type="float">
            <text:p>380391002701040</text:p>
          </table:table-cell>
          <table:table-cell table:style-name="TL Metadata" table:number-columns-repeated="7"/>
          <table:table-cell ns41:value-type="string" table:style-name="TL Metadata" office:value-type="string">
            <text:p>3803910027010402 <text:s/>Hieronder vijf en dertig van onbekenden ouderdom.</text:p>
          </table:table-cell>
          <table:table-cell ns41:value-type="string" table:style-name="TL Metadata" office:value-type="string">
            <text:p>3803910027010403 <text:s/>Hieronder drie en zeventig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8112" office:value-type="float">
            <text:p>18112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41" office:value-type="float">
            <text:p>380391002701041</text:p>
          </table:table-cell>
          <table:table-cell table:style-name="TL Metadata" table:number-columns-repeated="7"/>
          <table:table-cell ns41:value-type="string" table:style-name="TL Metadata" office:value-type="string">
            <text:p>3803910027010414 <text:s/>Hieronder een en twintig van onbekenden ouderdom.</text:p>
          </table:table-cell>
          <table:table-cell ns41:value-type="string" table:style-name="TL Metadata" office:value-type="string">
            <text:p>3803910027010415 <text:s/>Hieronder vijf van onbekenden ouderdom.</text:p>
          </table:table-cell>
          <table:table-cell table:number-columns-repeated="1012"/>
        </table:table-row>
        <table:table-row table:style-name="ro4">
          <table:table-cell ns41:value-type="float" table:style-name="ce38" office:value="18113" office:value-type="float">
            <text:p>18113</text:p>
          </table:table-cell>
          <table:table-cell ns41:value-type="string" table:style-name="ce10" office:value-type="string">
            <text:p>Rijk-3edl</text:p>
          </table:table-cell>
          <table:table-cell ns41:value-type="float" table:style-name="TL Metadata" office:value="380391002701042" office:value-type="float">
            <text:p>380391002701042</text:p>
          </table:table-cell>
          <table:table-cell table:style-name="TL Metadata" table:number-columns-repeated="7"/>
          <table:table-cell ns41:value-type="string" table:style-name="TL Metadata" office:value-type="string">
            <text:p>3803910027010426 <text:s/>Hieronder honderd vijf en dertig van onbekenden ouderdom.</text:p>
          </table:table-cell>
          <table:table-cell ns41:value-type="string" table:style-name="TL Metadata" office:value-type="string">
            <text:p>3803910027010427 <text:s/>Hieronder zeven en negentig van onbekenden ouderdom.</text:p>
          </table:table-cell>
          <table:table-cell table:number-columns-repeated="1012"/>
        </table:table-row>
        <table:table-row table:style-name="ro4" table:number-rows-repeated="10476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volatile="true" style:name="N141P0">
      <number:text>Yes</number:text>
    </number:number-style>
    <number:number-style style:volatile="true" style:name="N141P1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volatile="true" style:name="N142P0">
      <number:text>True</number:text>
    </number:number-style>
    <number:number-style style:volatile="true" style:name="N142P1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volatile="true" style:name="N143P0">
      <number:text>On</number:text>
    </number:number-style>
    <number:number-style style:volatile="true" style:name="N143P1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volatile="true" style:name="N144P0">
      <number:currency-symbol number:country="GB" number:language="en">€</number:currency-symbol>
      <number:text/>
      <number:number number:grouping="true" number:decimal-places="2" number:min-integer-digits="1"/>
      <number:text/>
    </number:currency-style>
    <number:currency-style style:name="N144">
      <style:text-properties fo:color="#ff0000"/>
      <number:text>(</number:text>
      <number:currency-symbol number:country="GB" number:language="en">€</number:currency-symbol>
      <number:text/>
      <number:number number:grouping="true" number:decimal-places="2" number:min-integer-digits="1"/>
      <number:text>)</number:text>
      <style:map style:condition="value()&gt;=0" style:apply-style-name="N144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2:49</meta:creation-date>
    <dc:creator>Helpdesk</dc:creator>
    <dc:date>2004-12-20T18:21:31</dc:date>
    <meta:document-statistic meta:object-count="0" meta:cell-count="10705" meta:table-count="2"/>
    <meta:generator>ODFPY/1.3.0dev</meta:generator>
  </office:meta>
</office:document-meta>
</file>